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363cm" fo:min-width="6.5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1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5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1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21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8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0" style:family="graphic" style:parent-style-name="standard">
      <style:graphic-properties draw:stroke="none" draw:fill="none" fo:min-height="4.26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9cm"/>
    </style:style>
    <style:style style:name="gr22" style:family="graphic" style:parent-style-name="standard">
      <style:graphic-properties draw:stroke="none" draw:fill="none" fo:min-height="3.79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243cm" fo:min-width="12.699cm"/>
    </style:style>
    <style:style style:name="gr25" style:family="graphic" style:parent-style-name="standard">
      <style:graphic-properties draw:stroke="none" draw:fill="none" fo:min-height="6.163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24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7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7" style:family="graphic" style:parent-style-name="standard">
      <style:graphic-properties draw:stroke="none" draw:fill="none" fo:min-height="21.448cm"/>
    </style:style>
    <style:style style:name="gr38" style:family="graphic" style:parent-style-name="standard">
      <style:graphic-properties draw:stroke="none" draw:fill="none" fo:min-height="22.483cm"/>
    </style:style>
    <style:style style:name="gr39" style:family="graphic" style:parent-style-name="standard">
      <style:graphic-properties draw:stroke="none" draw:fill="none" fo:min-height="14.728cm"/>
    </style:style>
    <style:style style:name="gr40" style:family="graphic" style:parent-style-name="standard">
      <style:graphic-properties draw:stroke="none" draw:fill="none" fo:min-height="7.216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4.978cm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</style:style>
    <style:style style:name="gr44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4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8cm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2.344cm"/>
    </style:style>
    <style:style style:name="gr48" style:family="graphic" style:parent-style-name="standard">
      <style:graphic-properties draw:stroke="solid" svg:stroke-color="#000000" draw:fill="none" draw:fill-color="#ffffff" draw:auto-grow-height="true" draw:auto-grow-width="false" fo:max-height="0cm" fo:min-height="2.008cm"/>
    </style:style>
    <style:style style:name="gr49" style:family="graphic" style:parent-style-name="standard">
      <style:graphic-properties draw:stroke="solid" svg:stroke-color="#000000" draw:fill="none" draw:fill-color="#ffffff" draw:auto-grow-height="true" draw:auto-grow-width="false" fo:max-height="0cm" fo:min-height="2.739cm"/>
    </style:style>
    <style:style style:name="gr50" style:family="graphic" style:parent-style-name="standard">
      <style:graphic-properties draw:stroke="solid" svg:stroke-color="#000000" draw:fill="none" draw:fill-color="#ffffff" draw:auto-grow-height="true" draw:auto-grow-width="false" fo:max-height="0cm" fo:min-height="6.4cm"/>
    </style:style>
    <style:style style:name="gr51" style:family="graphic" style:parent-style-name="standard">
      <style:graphic-properties svg:stroke-color="#000000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3" style:family="graphic" style:parent-style-name="standard">
      <style:graphic-properties draw:stroke="solid" svg:stroke-color="#000000" draw:fill="none" draw:fill-color="#ffffff" draw:auto-grow-height="true" draw:auto-grow-width="false" fo:max-height="0cm" fo:min-height="3.634cm"/>
    </style:style>
    <style:style style:name="gr54" style:family="graphic" style:parent-style-name="standard">
      <style:graphic-properties draw:stroke="solid" svg:stroke-color="#000000" draw:fill="none" draw:fill-color="#ffffff" draw:auto-grow-height="true" draw:auto-grow-width="false" fo:max-height="0cm" fo:min-height="2.15cm"/>
    </style:style>
    <style:style style:name="gr55" style:family="graphic" style:parent-style-name="standard">
      <style:graphic-properties draw:stroke="solid" svg:stroke-color="#000000" draw:fill="none" draw:fill-color="#ffffff" draw:auto-grow-height="true" draw:auto-grow-width="false" fo:max-height="0cm" fo:min-height="2.256cm"/>
    </style:style>
    <style:style style:name="gr56" style:family="graphic" style:parent-style-name="standard">
      <style:graphic-properties draw:stroke="solid" svg:stroke-color="#000000" draw:fill="none" draw:fill-color="#ffffff" draw:auto-grow-height="true" draw:auto-grow-width="false" fo:max-height="0cm" fo:min-height="7.111cm"/>
    </style:style>
    <style:style style:name="gr57" style:family="graphic" style:parent-style-name="standard">
      <style:graphic-properties draw:stroke="solid" svg:stroke-color="#000000" draw:fill="none" draw:fill-color="#ffffff" draw:auto-grow-height="true" draw:auto-grow-width="false" fo:max-height="0cm" fo:min-height="8.533cm"/>
    </style:style>
    <style:style style:name="gr58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</style:style>
    <style:style style:name="gr59" style:family="graphic" style:parent-style-name="standard">
      <style:graphic-properties draw:stroke="solid" svg:stroke-color="#000000" draw:fill="none" draw:fill-color="#ffffff" draw:auto-grow-height="true" draw:auto-grow-width="false" fo:max-height="0cm" fo:min-height="5.689cm"/>
    </style:style>
    <style:style style:name="gr60" style:family="graphic" style:parent-style-name="standard">
      <style:graphic-properties draw:stroke="solid" svg:stroke-color="#000000" draw:fill="none" draw:fill-color="#ffffff" draw:auto-grow-height="true" draw:auto-grow-width="false" fo:max-height="0cm" fo:min-height="4.439cm"/>
    </style:style>
    <style:style style:name="gr61" style:family="graphic" style:parent-style-name="standard">
      <style:graphic-properties draw:stroke="solid" svg:stroke-color="#000000" draw:fill="none" draw:fill-color="#ffffff" draw:auto-grow-height="true" draw:auto-grow-width="false" fo:max-height="0cm" fo:min-height="9.244cm"/>
    </style:style>
    <style:style style:name="gr62" style:family="graphic" style:parent-style-name="standard">
      <style:graphic-properties draw:stroke="solid" svg:stroke-color="#000000" draw:fill="none" draw:fill-color="#ffffff" draw:auto-grow-height="true" draw:auto-grow-width="false" fo:max-height="0cm" fo:min-height="12.088cm"/>
    </style:style>
    <style:style style:name="gr63" style:family="graphic" style:parent-style-name="standard">
      <style:graphic-properties draw:stroke="solid" svg:stroke-color="#000000" draw:fill="none" draw:fill-color="#ffffff" draw:auto-grow-height="true" draw:auto-grow-width="false" fo:max-height="0cm" fo:min-height="10.666cm"/>
    </style:style>
    <style:style style:name="gr64" style:family="graphic" style:parent-style-name="standard">
      <style:graphic-properties draw:stroke="solid" svg:stroke-color="#000000" draw:fill="none" draw:fill-color="#ffffff" draw:auto-grow-height="true" draw:auto-grow-width="false" fo:max-height="0cm" fo:min-height="9.95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66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7.111cm"/>
    </style:style>
    <style:style style:name="gr67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8.533cm"/>
    </style:style>
    <style:style style:name="gr68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4.267cm"/>
    </style:style>
    <style:style style:name="gr69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556cm"/>
    </style:style>
    <style:style style:name="gr70" style:family="graphic" style:parent-style-name="objectwithoutfill">
      <style:graphic-properties draw:marker-end="Arrow" draw:marker-end-width="0.3cm" draw:fill="solid" draw:fill-color="#00ccff" draw:opacity="10%" draw:textarea-vertical-align="middle"/>
    </style:style>
    <style:style style:name="gr71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7.822cm"/>
    </style:style>
    <style:style style:name="gr72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2.15cm"/>
    </style:style>
    <style:style style:name="gr73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4.978cm"/>
    </style:style>
    <style:style style:name="gr74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5.689cm"/>
    </style:style>
    <style:style style:name="gr75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15cm"/>
    </style:style>
    <style:style style:name="gr76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667cm"/>
    </style:style>
    <style:style style:name="gr77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4.578cm"/>
    </style:style>
    <style:style style:name="gr78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4.778cm"/>
    </style:style>
    <style:style style:name="gr79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6.4cm"/>
    </style:style>
    <style:style style:name="gr80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9.244cm"/>
    </style:style>
    <style:style style:name="gr81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12.088cm"/>
    </style:style>
    <style:style style:name="gr82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8.533cm"/>
    </style:style>
    <style:style style:name="gr83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10.666cm"/>
    </style:style>
    <style:style style:name="gr84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9.955cm"/>
    </style:style>
    <style:style style:name="gr85" style:family="graphic" style:parent-style-name="standard">
      <style:graphic-properties draw:stroke="solid" svg:stroke-color="#000000" draw:fill="solid" draw:fill-color="#ff3333" draw:opacity="10%" draw:auto-grow-height="true" draw:auto-grow-width="false" fo:max-height="0cm" fo:min-height="4.978cm"/>
    </style:style>
    <style:style style:name="gr86" style:family="graphic" style:parent-style-name="standard">
      <style:graphic-properties draw:stroke="none" svg:stroke-color="#000000" draw:fill="none" draw:fill-color="#00ccff" draw:opacity="10%" draw:auto-grow-height="true" draw:auto-grow-width="false" fo:max-height="0cm" fo:min-height="3.151cm"/>
    </style:style>
    <style:style style:name="gr87" style:family="graphic" style:parent-style-name="objectwithoutfill">
      <style:graphic-properties draw:fill="solid" draw:fill-color="#00ccff" draw:opacity="10%" draw:textarea-vertical-align="middle"/>
    </style:style>
    <style:style style:name="gr88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799cm"/>
    </style:style>
    <style:style style:name="gr89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2.75cm"/>
    </style:style>
    <style:style style:name="gr90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822cm"/>
    </style:style>
    <style:style style:name="gr91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267cm"/>
    </style:style>
    <style:style style:name="gr92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367cm"/>
    </style:style>
    <style:style style:name="gr93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35cm"/>
    </style:style>
    <style:style style:name="gr94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75cm"/>
    </style:style>
    <style:style style:name="gr95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85cm"/>
    </style:style>
    <style:style style:name="gr96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767cm"/>
    </style:style>
    <style:style style:name="gr97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278cm"/>
    </style:style>
    <style:style style:name="gr98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3.478cm"/>
    </style:style>
    <style:style style:name="gr99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1.75cm"/>
    </style:style>
    <style:style style:name="gr100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7.144cm"/>
    </style:style>
    <style:style style:name="gr101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9.688cm"/>
    </style:style>
    <style:style style:name="gr102" style:family="graphic" style:parent-style-name="standard">
      <style:graphic-properties draw:stroke="solid" svg:stroke-color="#000000" draw:fill="solid" draw:fill-color="#ff9900" draw:opacity="10%" draw:auto-grow-height="true" draw:auto-grow-width="false" fo:max-height="0cm" fo:min-height="6.35cm"/>
    </style:style>
    <style:style style:name="gr103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2.95cm"/>
    </style:style>
    <style:style style:name="gr104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0.65cm"/>
    </style:style>
    <style:style style:name="gr105" style:family="graphic" style:parent-style-name="standard">
      <style:graphic-properties draw:stroke="solid" svg:stroke-color="#000000" draw:fill="solid" draw:fill-color="#00ccff" draw:opacity="10%" draw:auto-grow-height="true" draw:auto-grow-width="false" fo:max-height="0cm" fo:min-height="1.578cm"/>
    </style:style>
    <style:style style:name="gr106" style:family="graphic" style:parent-style-name="standard" style:list-style-name="L1">
      <style:graphic-properties draw:stroke="solid" svg:stroke-color="#000000" draw:fill="solid" draw:fill-color="#ff3333" draw:opacity="10%" draw:auto-grow-height="true" draw:auto-grow-width="false" fo:max-height="0cm" fo:min-height="2.55cm"/>
    </style:style>
    <style:style style:name="gr107" style:family="graphic" style:parent-style-name="standard">
      <style:graphic-properties draw:stroke="none" svg:stroke-color="#000000" draw:fill="none" draw:fill-color="#00ccff" draw:opacity="10%" draw:auto-grow-height="true" draw:auto-grow-width="false" fo:max-height="0cm" fo:min-height="5.677cm"/>
    </style:style>
    <style:style style:name="gr108" style:family="graphic" style:parent-style-name="standard">
      <style:graphic-properties svg:stroke-color="#000000" svg:stroke-opacity="100%" draw:fill-color="#00ccff" draw:opacity="10%" draw:textarea-horizontal-align="justify" draw:textarea-vertical-align="middle" draw:auto-grow-height="false" fo:min-height="2.35cm" fo:min-width="9.1cm"/>
    </style:style>
    <style:style style:name="gr109" style:family="graphic" style:parent-style-name="standard" style:list-style-name="L1">
      <style:graphic-properties svg:stroke-color="#000000" draw:fill-color="#ff9900" draw:opacity="10%" draw:textarea-horizontal-align="justify" draw:textarea-vertical-align="middle" draw:auto-grow-height="false" fo:min-height="2.35cm" fo:min-width="9.1cm"/>
    </style:style>
    <style:style style:name="gr110" style:family="graphic" style:parent-style-name="standard" style:list-style-name="L1">
      <style:graphic-properties svg:stroke-color="#000000" draw:fill-color="#ff3333" draw:opacity="10%" draw:textarea-horizontal-align="justify" draw:textarea-vertical-align="middle" draw:auto-grow-height="false" fo:min-height="2.55cm" fo:min-width="9.1cm"/>
    </style:style>
    <style:style style:name="gr11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1.133cm" fo:min-width="9.988cm" fo:padding-top="0.231cm" fo:padding-bottom="0.231cm" fo:padding-left="0.356cm" fo:padding-right="0.356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7pt"/>
    </style:style>
    <style:style style:name="P3" style:family="paragraph">
      <style:text-properties fo:font-size="37pt" style:text-underline-style="solid" style:text-underline-width="auto" style:text-underline-color="font-color"/>
    </style:style>
    <style:style style:name="P4" style:family="paragraph">
      <style:text-properties fo:font-size="12pt" style:text-underline-style="none" style:font-size-asian="12pt" style:font-size-complex="12pt"/>
    </style:style>
    <style:style style:name="P5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14pt"/>
    </style:style>
    <style:style style:name="P12" style:family="paragraph">
      <style:text-properties fo:font-size="18p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font-size="18pt"/>
    </style:style>
    <style:style style:name="P15" style:family="paragraph">
      <style:paragraph-properties fo:text-align="center"/>
      <style:text-properties fo:font-size="40pt"/>
    </style:style>
    <style:style style:name="P16" style:family="paragraph">
      <style:text-properties fo:font-size="20pt"/>
    </style:style>
    <style:style style:name="P17" style:family="paragraph">
      <style:paragraph-properties fo:text-align="justify"/>
      <style:text-properties fo:font-size="32pt"/>
    </style:style>
    <style:style style:name="P18" style:family="paragraph">
      <style:text-properties fo:font-size="32pt"/>
    </style:style>
    <style:style style:name="P19" style:family="paragraph">
      <style:paragraph-properties fo:text-align="center"/>
      <style:text-properties fo:font-size="32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18pt" style:font-size-asian="24pt" style:font-size-complex="24pt"/>
    </style:style>
    <style:style style:name="P22" style:family="paragraph">
      <style:paragraph-properties fo:margin-left="0cm" fo:margin-right="0cm" fo:text-indent="0cm"/>
      <style:text-properties style:font-name="Liberation Sans" fo:font-size="24pt" fo:font-weight="bold" style:letter-kerning="true" style:font-name-asian="Microsoft YaHei" style:font-weight-asian="bold" style:font-name-complex="Mangal" style:font-weight-complex="bold"/>
    </style:style>
    <style:style style:name="P23" style:family="paragraph">
      <style:paragraph-properties fo:text-align="center"/>
      <style:text-properties fo:font-size="48pt" style:font-size-asian="48pt" style:font-size-complex="48pt"/>
    </style:style>
    <style:style style:name="P24" style:family="paragraph">
      <style:paragraph-properties fo:text-align="center"/>
      <style:text-properties fo:font-size="24pt" fo:font-weight="bold"/>
    </style:style>
    <style:style style:name="P25" style:family="paragraph">
      <style:paragraph-properties fo:margin-left="0cm" fo:margin-right="0cm" fo:text-align="center" fo:text-indent="0cm"/>
      <style:text-properties style:font-name="Liberation Sans" fo:font-size="24pt" style:letter-kerning="true" style:font-name-asian="Microsoft YaHei" style:font-size-asian="24pt" style:font-name-complex="Mangal" style:font-size-complex="24pt"/>
    </style:style>
    <style:style style:name="P26" style:family="paragraph">
      <style:paragraph-properties fo:margin-left="0cm" fo:margin-right="0cm" fo:text-align="center" fo:text-indent="0cm"/>
      <style:text-properties style:font-name="Liberation Sans" fo:font-size="24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P27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7pt"/>
    </style:style>
    <style:style style:name="T2" style:family="text">
      <style:text-properties fo:font-size="37pt" style:text-underline-style="solid" style:text-underline-width="auto" style:text-underline-color="font-color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0pt" style:font-size-asian="26pt" style:font-size-complex="26pt"/>
    </style:style>
    <style:style style:name="T13" style:family="text">
      <style:text-properties fo:font-size="14pt"/>
    </style:style>
    <style:style style:name="T14" style:family="text">
      <style:text-properties fo:font-size="14pt" fo:font-style="italic" style:font-style-asian="italic" style:font-style-complex="italic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8pt"/>
    </style:style>
    <style:style style:name="T17" style:family="text">
      <style:text-properties fo:font-size="18pt" style:text-underline-style="none" fo:font-weight="normal" style:font-weight-asian="normal" style:font-weight-complex="normal"/>
    </style:style>
    <style:style style:name="T18" style:family="text">
      <style:text-properties fo:font-size="40pt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style:text-underline-style="none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32pt" style:font-size-asian="24pt" style:font-size-complex="24pt"/>
    </style:style>
    <style:style style:name="T28" style:family="text">
      <style:text-properties fo:font-size="32pt" fo:font-weight="normal" style:font-size-asian="24pt" style:font-weight-asian="normal" style:font-size-complex="24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9.947cm" svg:height="3.695cm" svg:x="3.053cm" svg:y="77.8cm">
          <text:p text:style-name="P1"><text:span text:style-name="T1">Output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11.219cm" svg:height="1.707cm" svg:x="0.981cm" svg:y="27.8cm">
          <draw:text-box>
            <text:p><text:span text:style-name="T2">add_atmosphere()</text:span></text:p>
          </draw:text-box>
        </draw:frame>
        <draw:frame draw:style-name="gr2" draw:text-style-name="P3" xml:id="id10" draw:id="id10" draw:layer="layout" svg:width="7cm" svg:height="1.707cm" svg:x="1cm" svg:y="36cm">
          <draw:text-box>
            <text:p><text:span text:style-name="T2">apply_psf()</text:span></text:p>
          </draw:text-box>
        </draw:frame>
        <draw:frame draw:style-name="gr3" draw:text-style-name="P3" xml:id="id12" draw:id="id12" draw:layer="layout" svg:width="11.448cm" svg:height="1.858cm" svg:x="0.952cm" svg:y="43.542cm">
          <draw:text-box>
            <text:p><text:span text:style-name="T2">apply_throughput()</text:span></text:p>
          </draw:text-box>
        </draw:frame>
        <draw:frame draw:style-name="gr4" draw:text-style-name="P3" draw:layer="layout" svg:width="10.361cm" svg:height="2.258cm" svg:x="1.039cm" svg:y="58.742cm">
          <draw:text-box>
            <text:p><text:span text:style-name="T2">collapse()</text:span></text:p>
          </draw:text-box>
        </draw:frame>
        <draw:frame draw:style-name="gr2" draw:text-style-name="P3" xml:id="id13" draw:id="id13" draw:layer="layout" svg:width="13cm" svg:height="1.707cm" svg:x="1cm" svg:y="65.6cm">
          <draw:text-box>
            <text:p><text:span text:style-name="T2">apply_plane_effects()</text:span></text:p>
          </draw:text-box>
        </draw:frame>
        <draw:frame draw:style-name="gr2" draw:text-style-name="P3" xml:id="id14" draw:id="id14" draw:layer="layout" svg:width="14.4cm" svg:height="1.707cm" svg:x="1cm" svg:y="72.693cm">
          <draw:text-box>
            <text:p><text:span text:style-name="T2">make_detector_image()</text:span></text:p>
          </draw:text-box>
        </draw:frame>
        <draw:connector draw:style-name="gr5" draw:text-style-name="P1" draw:layer="layout" draw:line-skew="-25.112cm -1.57cm" svg:x1="8.2cm" svg:y1="22.239cm" svg:x2="3.053cm" svg:y2="79.648cm" draw:start-shape="id1" draw:start-glue-point="2" draw:end-shape="id2" draw:end-glue-point="6" svg:d="M8200 22239v2668h-7219v54741h2072" svg:viewBox="0 0 7220 57410">
          <text:p/>
        </draw:connector>
        <draw:connector draw:style-name="gr5" draw:text-style-name="P1" draw:layer="layout" draw:type="curve" svg:x1="51.005cm" svg:y1="22.706cm" svg:x2="22.269cm" svg:y2="30.916cm" draw:start-shape="id3" draw:start-glue-point="2" draw:end-shape="id4" draw:end-glue-point="0" svg:d="M51005 22706c0 6157-28736 2053-28736 8210" svg:viewBox="0 0 28737 8211">
          <text:p/>
        </draw:connector>
        <draw:connector draw:style-name="gr5" draw:text-style-name="P1" draw:layer="layout" draw:type="curve" draw:line-skew="-16.132cm" svg:x1="51.005cm" svg:y1="22.706cm" svg:x2="51.7cm" svg:y2="70.4cm" draw:start-shape="id3" draw:start-glue-point="2" draw:end-shape="id5" draw:end-glue-point="0" svg:d="M51005 22706c0 11572 695-12274 695 47694" svg:viewBox="0 0 696 47695">
          <text:p/>
        </draw:connector>
        <draw:connector draw:style-name="gr5" draw:text-style-name="P1" draw:layer="layout" draw:type="curve" svg:x1="51.005cm" svg:y1="22.706cm" svg:x2="24.798cm" svg:y2="42.916cm" draw:start-shape="id3" draw:start-glue-point="2" draw:end-shape="id6" svg:d="M51005 22706c0 15157-26207 5053-26207 20210" svg:viewBox="0 0 26208 20211">
          <text:p/>
        </draw:connector>
        <draw:connector draw:style-name="gr5" draw:text-style-name="P1" draw:layer="layout" draw:type="curve" draw:line-skew="3.161cm" svg:x1="51.005cm" svg:y1="22.706cm" svg:x2="43cm" svg:y2="60.872cm" draw:start-shape="id3" draw:start-glue-point="2" draw:end-shape="id7" draw:end-glue-point="0" svg:d="M51005 22706c0 33366-8005 14283-8005 38166" svg:viewBox="0 0 8006 38167">
          <text:p/>
        </draw:connector>
        <draw:connector draw:style-name="gr6" draw:text-style-name="P1" draw:layer="layout" draw:type="curve" draw:line-skew="-1.862cm" svg:x1="31.819cm" svg:y1="21.354cm" svg:x2="51.005cm" svg:y2="22.706cm" draw:start-shape="id8" draw:start-glue-point="1" draw:end-shape="id3" draw:end-glue-point="2" svg:d="M31819 21354c6643 0 5535 926 8671 1452s10515 650 10515-100" svg:viewBox="0 0 19187 1881">
          <text:p/>
        </draw:connector>
        <draw:connector draw:style-name="gr5" draw:text-style-name="P1" draw:layer="layout" draw:type="curve" draw:line-skew="1.1cm" svg:x1="16.3cm" svg:y1="32.558cm" svg:x2="8cm" svg:y2="36.853cm" draw:start-shape="id9" draw:start-glue-point="3" draw:end-shape="id10" draw:end-glue-point="1" svg:d="M16300 32558c-4575 0-425 4295-8300 4295" svg:viewBox="0 0 8301 4296">
          <text:p/>
        </draw:connector>
        <draw:connector draw:style-name="gr5" draw:text-style-name="P1" draw:layer="layout" draw:type="curve" draw:line-skew="0.802cm" svg:x1="19.8cm" svg:y1="21.354cm" svg:x2="12.2cm" svg:y2="28.653cm" draw:start-shape="id8" draw:start-glue-point="3" draw:end-shape="id11" draw:end-glue-point="1" svg:d="M19800 21354c-4498 0-699 7299-7600 7299" svg:viewBox="0 0 7601 7300">
          <text:p/>
        </draw:connector>
        <draw:connector draw:style-name="gr5" draw:text-style-name="P1" draw:layer="layout" draw:type="curve" draw:line-skew="0.888cm" svg:x1="18.996cm" svg:y1="44.558cm" svg:x2="12.4cm" svg:y2="44.471cm" draw:start-shape="id6" draw:start-glue-point="3" draw:end-shape="id12" draw:end-glue-point="1" svg:d="M18996 44558c-3615 0-317-87-6596-87" svg:viewBox="0 0 6597 88">
          <text:p/>
        </draw:connector>
        <draw:connector draw:style-name="gr5" draw:text-style-name="P1" draw:layer="layout" draw:type="curve" draw:line-skew="4.9cm" svg:x1="36.8cm" svg:y1="62.514cm" svg:x2="14cm" svg:y2="66.453cm" draw:start-shape="id7" draw:start-glue-point="3" draw:end-shape="id13" draw:end-glue-point="1" svg:d="M36800 62514c-9750 0 1650 3939-22800 3939" svg:viewBox="0 0 22801 3940">
          <text:p/>
        </draw:connector>
        <draw:connector draw:style-name="gr5" draw:text-style-name="P1" draw:layer="layout" draw:type="curve" draw:line-skew="3.4cm" svg:x1="45.4cm" svg:y1="72.042cm" svg:x2="15.4cm" svg:y2="73.546cm" draw:start-shape="id5" draw:start-glue-point="3" draw:end-shape="id14" draw:end-glue-point="1" svg:d="M45400 72042c-17400 0-2400 1504-30000 1504" svg:viewBox="0 0 30001 1505">
          <text:p/>
        </draw:connector>
        <draw:connector draw:style-name="gr5" draw:text-style-name="P1" draw:layer="layout" draw:type="curve" svg:x1="29.834cm" svg:y1="9.624cm" svg:x2="8.119cm" svg:y2="13.016cm" draw:start-shape="id15" draw:start-glue-point="2" draw:end-shape="id16" draw:end-glue-point="0" svg:d="M29834 9624c0 2544-21715 848-21715 3392" svg:viewBox="0 0 21716 3393">
          <text:p/>
        </draw:connector>
        <draw:g>
          <draw:custom-shape draw:style-name="gr7" draw:text-style-name="P2" xml:id="id6" draw:id="id6" draw:layer="layout" svg:width="11.604cm" svg:height="3.284cm" svg:x="18.996cm" svg:y="42.916cm">
            <text:p text:style-name="P1"><text:span text:style-name="T1">ThroughputCurve</text:span></text:p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1.961cm" svg:height="4.043cm" svg:x="18.839cm" svg:y="46.307cm">
            <draw:text-box>
              <text:p><text:span text:style-name="T3">Input: UserCommands</text:span></text:p>
              <text:p><text:span text:style-name="T3">Attributes: lam, val, lam_re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from_list(list ThroughputCurve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 xml:id="id4" draw:id="id4">
          <draw:custom-shape draw:style-name="gr9" draw:text-style-name="P2" xml:id="id9" draw:id="id9" draw:layer="layout" svg:width="11.8cm" svg:height="3.284cm" svg:x="16.3cm" svg:y="30.916cm">
            <text:p text:style-name="P1"><text:span text:style-name="T1">PSFCub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4" draw:layer="layout" svg:width="12.262cm" svg:height="4.991cm" svg:x="16.138cm" svg:y="34.157cm">
            <draw:text-box>
              <text:p><text:span text:style-name="T3">Input: UserCommands</text:span></text:p>
              <text:p><text:span text:style-name="T3">Attributes: lam_edges, lam_centres, psf_cube, psf_list, size, fwhm, pix_res, weight_map</text:span></text:p>
              <text:p><text:span text:style-name="T3">Methods:</text:span></text:p>
              <text:p><text:span text:style-name="T3"><text:tab/></text:span><text:span text:style-name="T3">generate_cubes()</text:span></text:p>
              <text:p><text:span text:style-name="T3"><text:tab/></text:span><text:span text:style-name="T3">combine_cubes()</text:span></text:p>
              <text:p><text:span text:style-name="T3">Subclasses:</text:span></text:p>
              <text:p><text:span text:style-name="T3"><text:tab/></text:span><text:span text:style-name="T3">PSFCubeADC</text:span></text:p>
              <text:p><text:span text:style-name="T3"><text:tab/></text:span><text:span text:style-name="T3">PSFCubeFromFile</text:span></text:p>
              <text:p><text:span text:style-name="T3"><text:tab/></text:span><text:span text:style-name="T3">PSFCubeAnalytic</text:span></text:p>
            </draw:text-box>
          </draw:frame>
        </draw:g>
        <draw:g>
          <draw:custom-shape draw:style-name="gr11" draw:text-style-name="P2" xml:id="id8" draw:id="id8" draw:layer="layout" svg:width="12.019cm" svg:height="3.284cm" svg:x="19.8cm" svg:y="19.712cm">
            <text:p text:style-name="P1"><text:span text:style-name="T1">Atmospheric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12.304cm" svg:height="3.569cm" svg:x="19.696cm" svg:y="23.031cm">
            <draw:text-box>
              <text:p><text:span text:style-name="T3">Input: UserCommands</text:span></text:p>
              <text:p><text:span text:style-name="T3">Attributes: TC, EC, Temp, Pres, %Hum, z0, lat, long, height</text:span></text:p>
              <text:p><text:span text:style-name="T3">Methods: </text:span></text:p>
              <text:p><text:span text:style-name="T3"><text:tab/></text:span><text:span text:style-name="T3">read_skycalc(str filename)</text:span></text:p>
              <text:p><text:span text:style-name="T3"><text:tab/></text:span><text:span text:style-name="T3">read_tc(str filename)</text:span></text:p>
              <text:p><text:span text:style-name="T3"><text:tab/></text:span><text:span text:style-name="T3">read_ec(str filename)</text:span></text:p>
              <text:p><text:span text:style-name="T3"><text:tab/></text:span><text:span text:style-name="T3">get_photons(arr lam)</text:span></text:p>
            </draw:text-box>
          </draw:frame>
        </draw:g>
        <draw:connector draw:style-name="gr5" draw:text-style-name="P1" draw:layer="layout" draw:type="curve" svg:x1="29.834cm" svg:y1="9.624cm" svg:x2="51.01cm" svg:y2="12.8cm" draw:start-shape="id15" draw:start-glue-point="2" draw:end-shape="id17" draw:end-glue-point="0" svg:d="M29834 9624c0 2380 21176 793 21176 3176" svg:viewBox="0 0 21177 3177">
          <text:p/>
        </draw:connector>
        <draw:connector draw:style-name="gr5" draw:text-style-name="P1" draw:layer="layout" draw:type="curve" draw:line-skew="-1.819cm" svg:x1="15.8cm" svg:y1="4.278cm" svg:x2="24.278cm" svg:y2="2.637cm" draw:start-shape="id18" draw:start-glue-point="1" draw:end-shape="id19" draw:end-glue-point="3" svg:d="M15800 4278c3630 0-609-1641 8478-1641" svg:viewBox="0 0 8479 1642">
          <text:p/>
        </draw:connector>
        <draw:connector draw:style-name="gr5" draw:text-style-name="P1" draw:layer="layout" draw:type="curve" draw:line-skew="-1.364cm" svg:x1="51.005cm" svg:y1="22.706cm" svg:x2="35.4cm" svg:y2="49.799cm" draw:start-shape="id3" draw:start-glue-point="2" draw:end-shape="id20" draw:end-glue-point="0" svg:d="M51005 22706c0 18273-15605 4727-15605 27093" svg:viewBox="0 0 15606 27094">
          <text:p/>
        </draw:connector>
        <draw:connector draw:style-name="gr5" draw:text-style-name="P1" draw:layer="layout" draw:type="curve" svg:x1="29.6cm" svg:y1="51.441cm" svg:x2="17.448cm" svg:y2="52.221cm" draw:start-shape="id21" draw:start-glue-point="3" draw:end-shape="id22" draw:end-glue-point="1" svg:d="M29600 51441c-9114 0-3038 780-12152 780" svg:viewBox="0 0 12153 781">
          <text:p/>
        </draw:connector>
        <draw:frame draw:style-name="gr13" draw:text-style-name="P3" xml:id="id22" draw:id="id22" draw:layer="layout" svg:width="16.448cm" svg:height="1.958cm" svg:x="1cm" svg:y="51.242cm">
          <draw:text-box>
            <text:p><text:span text:style-name="T2">add_blackbody_emission()</text:span></text:p>
          </draw:text-box>
        </draw:frame>
        <draw:connector draw:style-name="gr5" draw:text-style-name="P1" draw:layer="layout" draw:type="curve" svg:x1="30.6cm" svg:y1="44.558cm" svg:x2="35.4cm" svg:y2="49.799cm" draw:start-shape="id6" draw:start-glue-point="1" draw:end-shape="id20" draw:end-glue-point="0" svg:d="M30600 44558c3200 0 4800 1747 4800 5241" svg:viewBox="0 0 4801 5242">
          <text:p/>
        </draw:connector>
        <draw:custom-shape draw:style-name="gr14" draw:text-style-name="P2" xml:id="id18" draw:id="id18" draw:layer="layout" svg:width="10.656cm" svg:height="2.874cm" svg:x="5.144cm" svg:y="2.841cm">
          <text:p text:style-name="P1"><text:span text:style-name="T1">User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1.6cm" svg:height="1.673cm" svg:x="5cm" svg:y="5.8cm">
          <draw:text-box>
            <text:p><text:span text:style-name="T4">A dictionary that contains all the parameters needed by SimulationRun. These include all aspects related to the optical train, input cube and observation strategy.</text:span></text:p>
          </draw:text-box>
        </draw:frame>
        <draw:custom-shape draw:style-name="gr16" draw:text-style-name="P2" xml:id="id19" draw:id="id19" draw:layer="layout" svg:width="11.19cm" svg:height="2.874cm" svg:x="24.278cm" svg:y="1.2cm">
          <text:p text:style-name="P1"><text:span text:style-name="T1">Simulation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xml:id="id15" draw:id="id15" draw:layer="layout" svg:width="11.4cm" svg:height="5.465cm" svg:x="24.134cm" svg:y="4.159cm">
          <draw:text-box>
            <text:p><text:span text:style-name="T4">The controlling class – it generates all the components of the optical train, reads in the science cube, then applies each optical effect in turn.</text:span></text:p>
            <text:p><text:span text:style-name="T4"/></text:p>
            <text:p><text:span text:style-name="T3">Input: UserCommands</text:span></text:p>
            <text:p><text:span text:style-name="T3">Attributes: ...</text:span></text:p>
            <text:p><text:span text:style-name="T3">Methods: </text:span></text:p>
            <text:p><text:span text:style-name="T3"><text:tab/></text:span><text:span text:style-name="T3">read_user_comands(str filename)</text:span></text:p>
            <text:p><text:span text:style-name="T3"><text:tab/></text:span><text:span text:style-name="T3">import_science_object()</text:span></text:p>
            <text:p><text:span text:style-name="T3"><text:tab/></text:span><text:span text:style-name="T3">generate_optical_train()</text:span></text:p>
            <text:p><text:span text:style-name="T3"><text:tab/></text:span><text:span text:style-name="T3">make_rocket_go_now()</text:span></text:p>
          </draw:text-box>
        </draw:frame>
        <draw:g>
          <draw:custom-shape draw:style-name="gr18" draw:text-style-name="P2" xml:id="id16" draw:id="id16" draw:layer="layout" svg:width="13.361cm" svg:height="3.284cm" svg:x="1.439cm" svg:y="13.016cm">
            <text:p text:style-name="P1"><text:span text:style-name="T1">ScienceObject</text:span></text:p>
            <draw:enhanced-geometry svg:viewBox="0 0 21600 21600" draw:type="rectangle" draw:enhanced-path="M 0 0 L 21600 0 21600 21600 0 21600 0 0 Z N"/>
          </draw:custom-shape>
          <draw:frame draw:style-name="gr19" draw:text-style-name="P6" xml:id="id1" draw:id="id1" draw:layer="layout" svg:width="13.6cm" svg:height="5.939cm" svg:x="1.4cm" svg:y="16.3cm">
            <draw:text-box>
              <text:p><text:span text:style-name="T4">Input: UserCommmands</text:span></text:p>
              <text:p><text:span text:style-name="T4">Attributes: filename, image_cube, lam_edges, lam_centres</text:span></text:p>
              <text:p><text:span text:style-name="T4">Methods:</text:span></text:p>
              <text:p><text:span text:style-name="T4"><text:tab/></text:span><text:span text:style-name="T4">convert_to_photons()</text:span></text:p>
              <text:p><text:span text:style-name="T4"><text:tab/></text:span><text:span text:style-name="T4">add_atmosphere(AtmosphericModel)</text:span></text:p>
              <text:p><text:span text:style-name="T4"><text:tab/></text:span><text:span text:style-name="T4">apply_psf(PSFCube)</text:span></text:p>
              <text:p><text:span text:style-name="T4"><text:tab/></text:span><text:span text:style-name="T4">apply_field_variant_psf([PSFCube])</text:span></text:p>
              <text:p><text:span text:style-name="T4"><text:tab/></text:span><text:span text:style-name="T4">apply_throughput(TransmissionCurve)</text:span></text:p>
              <text:p><text:span text:style-name="T4"><text:tab/></text:span><text:span text:style-name="T4">add_blackbody_emission(EmissionCurve)</text:span></text:p>
              <text:p><text:span text:style-name="T4"><text:tab/></text:span><text:span text:style-name="T4">collapse()</text:span></text:p>
              <text:p><text:span text:style-name="T4"><text:tab/></text:span><text:span text:style-name="T4">apply_plane_effects(PlaneEffect)</text:span></text:p>
              <text:p><text:span text:style-name="T4"><text:tab/></text:span><text:span text:style-name="T4">make_detector_image(Detector)</text:span></text:p>
            </draw:text-box>
          </draw:frame>
        </draw:g>
        <draw:g xml:id="id20" draw:id="id20">
          <draw:custom-shape draw:style-name="gr7" draw:text-style-name="P2" xml:id="id21" draw:id="id21" draw:layer="layout" svg:width="11.604cm" svg:height="3.284cm" svg:x="29.6cm" svg:y="49.799cm">
            <text:p text:style-name="P1"><text:span text:style-name="T1">EmissionCurve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2cm" svg:height="4.517cm" svg:x="29.4cm" svg:y="53.083cm">
            <draw:text-box>
              <text:p><text:span text:style-name="T3">Input: UserCommands, </text:span><text:span text:style-name="T5">TransmissionCurve</text:span></text:p>
              <text:p><text:span text:style-name="T3">Attributes: lam, val, lam_res, tc, mirror_area, pix_res, energy_unit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photons_per_bins(arr lam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>
          <draw:custom-shape draw:style-name="gr21" draw:text-style-name="P2" xml:id="id7" draw:id="id7" draw:layer="layout" svg:width="12.4cm" svg:height="3.284cm" svg:x="36.8cm" svg:y="60.872cm">
            <text:p text:style-name="P1"><text:span text:style-name="T1">PlaneEffect</text:span></text:p>
            <draw:enhanced-geometry svg:viewBox="0 0 21600 21600" draw:type="rectangle" draw:enhanced-path="M 0 0 L 21600 0 21600 21600 0 21600 0 0 Z N"/>
          </draw:custom-shape>
          <draw:frame draw:style-name="gr22" draw:text-style-name="P4" draw:layer="layout" svg:width="13.003cm" svg:height="4.044cm" svg:x="36.597cm" svg:y="64.156cm">
            <draw:text-box>
              <text:p><text:span text:style-name="T3">Input: UserCommands</text:span></text:p>
              <text:p><text:span text:style-name="T3">Attributes: pix_res, effect_type, kernel, shift_x, shift_y, stretch_x, stretch_y, theta, distortion_map, weight_map</text:span></text:p>
              <text:p><text:span text:style-name="T3">Methods: </text:span></text:p>
              <text:p><text:span text:style-name="T3"><text:tab/></text:span><text:span text:style-name="T3">read_dist_map()</text:span></text:p>
              <text:p><text:span text:style-name="T3"/></text:p>
              <text:p><text:span text:style-name="T3">Notes: Types of effect: rotation, distortion, shift, convolution</text:span></text:p>
            </draw:text-box>
          </draw:frame>
        </draw:g>
        <draw:g>
          <draw:custom-shape draw:style-name="gr23" draw:text-style-name="P2" xml:id="id5" draw:id="id5" draw:layer="layout" svg:width="12.6cm" svg:height="3.284cm" svg:x="45.4cm" svg:y="70.4cm">
            <text:p text:style-name="P1"><text:span text:style-name="T1">Detector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3.003cm" svg:height="4.517cm" svg:x="45.197cm" svg:y="73.7cm">
            <draw:text-box>
              <text:p><text:span text:style-name="T3">Input: UserCommands</text:span></text:p>
              <text:p><text:span text:style-name="T3">Attributes: shape, dark_mean, dark_stdev, from HXRGNG package; rd_noise, pedestal, c_pink, u_pink, can, pca0_amp</text:span></text:p>
              <text:p><text:span text:style-name="T3">Methods:</text:span></text:p>
              <text:p><text:span text:style-name="T3"><text:tab/></text:span><text:span text:style-name="T3">generate_noise()</text:span></text:p>
              <text:p><text:span text:style-name="T3"><text:tab/></text:span><text:span text:style-name="T3">load_noise_frame(str filename)</text:span></text:p>
              <text:p><text:span text:style-name="T3"><text:tab/></text:span><text:span text:style-name="T3">save_noise_frame(str filename)</text:span></text:p>
              <text:p><text:span text:style-name="T3"/></text:p>
              <text:p><text:span text:style-name="T3">Notes: Dark noise is not generated by HXRGNG.</text:span></text:p>
            </draw:text-box>
          </draw:frame>
        </draw:g>
        <draw:g xml:id="id3" draw:id="id3">
          <draw:custom-shape draw:style-name="gr24" draw:text-style-name="P2" xml:id="id17" draw:id="id17" draw:layer="layout" svg:width="13.199cm" svg:height="3.493cm" svg:x="44.411cm" svg:y="12.8cm">
            <text:p text:style-name="P1"><text:span text:style-name="T1">OpticalTrain</text:span></text:p>
            <text:p text:style-name="P1"><text:span text:style-name="T6"/></text:p>
            <text:p text:style-name="P1"><text:span text:style-name="T7">(Telescope + Instru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7" draw:layer="layout" svg:width="13.21cm" svg:height="6.413cm" svg:x="44.4cm" svg:y="16.293cm">
            <draw:text-box>
              <text:p><text:span text:style-name="T3">Input: UserCommands</text:span></text:p>
              <text:p><text:span text:style-name="T3">Attributes: ...</text:span></text:p>
              <text:p><text:span text:style-name="T3">Methods: </text:span></text:p>
              <text:p><text:span text:style-name="T3"><text:tab/></text:span><text:span text:style-name="T3">make_optical_train()</text:span></text:p>
              <text:p><text:span text:style-name="T3"><text:tab/></text:span><text:span text:style-name="T3">read_psf_cube()</text:span></text:p>
              <text:p><text:span text:style-name="T3"><text:tab/></text:span><text:span text:style-name="T3">generate_psf_cube()</text:span></text:p>
              <text:p><text:span text:style-name="T3"><text:tab/></text:span><text:span text:style-name="T3">write_psf_cube()</text:span></text:p>
              <text:p><text:span text:style-name="T3"><text:tab/></text:span><text:span text:style-name="T3">generate_transmission_curve()</text:span></text:p>
              <text:p><text:span text:style-name="T3"><text:tab/></text:span><text:span text:style-name="T3">generate_emission_curve()</text:span></text:p>
              <text:p><text:span text:style-name="T3"><text:tab/></text:span><text:span text:style-name="T3">generate_plane_effect()</text:span></text:p>
              <text:p><text:span text:style-name="T3"><text:tab/></text:span><text:span text:style-name="T3">read_detector_noise()</text:span></text:p>
              <text:p><text:span text:style-name="T3"><text:tab/></text:span><text:span text:style-name="T3">generate_detector_noise()</text:span></text:p>
              <text:p><text:span text:style-name="T3"><text:tab/></text:span><text:span text:style-name="T3">write_detector_noise()</text:span></text:p>
            </draw:text-box>
          </draw:frame>
        </draw:g>
        <draw:connector draw:style-name="gr5" draw:text-style-name="P1" draw:layer="layout" draw:type="curve" draw:line-skew="1.881cm" svg:x1="24.278cm" svg:y1="2.637cm" svg:x2="15.8cm" svg:y2="4.278cm" draw:start-shape="id19" draw:start-glue-point="3" draw:end-shape="id18" draw:end-glue-point="1" svg:d="M24278 2637c-3537 0 702 1641-8478 1641" svg:viewBox="0 0 8479 1642">
          <text:p/>
        </draw:connector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7" draw:layer="layout" svg:width="16.8cm" svg:height="0.962cm" svg:x="21.6cm" svg:y="2.2cm">
          <draw:text-box>
            <text:p>Simput</text:p>
          </draw:text-box>
        </draw:frame>
        <draw:frame draw:style-name="gr28" draw:layer="layout" svg:width="7.8cm" svg:height="2.384cm" svg:x="5.6cm" svg:y="14.6cm">
          <draw:text-box>
            <text:p>Extended sources</text:p>
            <text:p>n x ASCII spectrum</text:p>
            <text:p>n x 2D intensity map</text:p>
          </draw:text-box>
        </draw:frame>
        <draw:frame draw:style-name="gr15" draw:layer="layout" svg:width="5.6cm" svg:height="1.673cm" svg:x="5.8cm" svg:y="20cm">
          <draw:text-box>
            <text:p>Extended sources</text:p>
            <text:p>n x 2D images</text:p>
          </draw:text-box>
        </draw:frame>
        <draw:frame draw:style-name="gr15" draw:layer="layout" svg:width="7cm" svg:height="1.673cm" svg:x="5.5cm" svg:y="9.327cm">
          <draw:text-box>
            <text:p>Point sources</text:p>
            <text:p>List x,y,mag,spectrum</text:p>
          </draw:text-box>
        </draw:fram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29" draw:text-style-name="P8" draw:layer="layout" svg:width="20.6cm" svg:height="3.618cm" svg:x="18.4cm" svg:y="1cm">
          <draw:text-box>
            <text:p text:style-name="P1"><text:span text:style-name="T8">File structure</text:span></text:p>
          </draw:text-box>
        </draw:frame>
        <draw:frame draw:style-name="gr30" draw:text-style-name="P9" xml:id="id34" draw:id="id34" draw:layer="layout" svg:width="7.8cm" svg:height="3.5cm" svg:x="50.6cm" svg:y="9.9cm">
          <draw:text-box>
            <text:p><text:span text:style-name="T9">scripts</text:span></text:p>
            <text:p><text:span text:style-name="T10">Usage examples for SimCADO for MICADO/EELT and possibly other telescopes</text:span></text:p>
          </draw:text-box>
        </draw:frame>
        <draw:frame draw:style-name="gr31" draw:text-style-name="P9" xml:id="id30" draw:id="id30" draw:layer="layout" svg:width="9.9cm" svg:height="3.493cm" svg:x="31.3cm" svg:y="10.107cm">
          <draw:text-box>
            <text:p><text:span text:style-name="T9">output</text:span></text:p>
            <text:p><text:span text:style-name="T10">Any files generated during a simulations are saved here by defaults. This path can be defined by the user</text:span></text:p>
          </draw:text-box>
        </draw:frame>
        <draw:frame draw:style-name="gr32" draw:text-style-name="P9" xml:id="id32" draw:id="id32" draw:layer="layout" svg:width="8.2cm" svg:height="3.338cm" svg:x="42cm" svg:y="10.1cm">
          <draw:text-box>
            <text:p><text:span text:style-name="T9">Input</text:span></text:p>
            <text:p><text:span text:style-name="T10">The default folder for an input science data files – ASCII or FITS</text:span></text:p>
          </draw:text-box>
        </draw:frame>
        <draw:frame draw:style-name="gr33" draw:text-style-name="P9" xml:id="id26" draw:id="id26" draw:layer="layout" svg:width="9.1cm" svg:height="2.473cm" svg:x="10.1cm" svg:y="10.127cm">
          <draw:text-box>
            <text:p><text:span text:style-name="T9">data</text:span></text:p>
            <text:p><text:span text:style-name="T10">Holds data for the simulations</text:span></text:p>
          </draw:text-box>
        </draw:frame>
        <draw:frame draw:style-name="gr34" draw:text-style-name="P9" xml:id="id24" draw:id="id24" draw:layer="layout" svg:width="9.4cm" svg:height="2.962cm" svg:x="1cm" svg:y="10.238cm">
          <draw:text-box>
            <text:p><text:span text:style-name="T9">SimCADO</text:span></text:p>
            <text:p><text:span text:style-name="T10">Holds the scripts that build up the SimCADO module</text:span></text:p>
          </draw:text-box>
        </draw:frame>
        <draw:frame draw:style-name="gr35" draw:text-style-name="P10" xml:id="id23" draw:id="id23" draw:layer="layout" svg:width="8.4cm" svg:height="2.762cm" svg:x="1.2cm" svg:y="5cm">
          <draw:text-box>
            <text:p><text:span text:style-name="T11">SimCADO</text:span></text:p>
          </draw:text-box>
        </draw:frame>
        <draw:frame draw:style-name="gr36" draw:text-style-name="P9" xml:id="id28" draw:id="id28" draw:layer="layout" svg:width="9.9cm" svg:height="2.783cm" svg:x="20cm" svg:y="10.1cm">
          <draw:text-box>
            <text:p><text:span text:style-name="T9">user_commands</text:span></text:p>
            <text:p><text:span text:style-name="T10">Holds the config files with all the editable parameters.</text:span></text:p>
          </draw:text-box>
        </draw:frame>
        <draw:connector draw:style-name="gr5" draw:text-style-name="P1" xml:id="id25" draw:id="id25" draw:layer="layout" svg:x1="5.4cm" svg:y1="7.762cm" svg:x2="5.7cm" svg:y2="10.238cm" draw:start-shape="id23" draw:start-glue-point="2" draw:end-shape="id24" draw:end-glue-point="0" svg:d="M5400 7762v1238h300v1238" svg:viewBox="0 0 301 2477">
          <text:p/>
        </draw:connector>
        <draw:connector draw:style-name="gr5" draw:text-style-name="P1" xml:id="id27" draw:id="id27" draw:layer="layout" svg:x1="5.55cm" svg:y1="9cm" svg:x2="14.65cm" svg:y2="10.127cm" draw:start-shape="id25" draw:start-glue-point="0" draw:end-shape="id26" draw:end-glue-point="0" svg:d="M5550 9000h9100v1127" svg:viewBox="0 0 9101 1128">
          <text:p/>
        </draw:connector>
        <draw:connector draw:style-name="gr5" draw:text-style-name="P1" xml:id="id29" draw:id="id29" draw:layer="layout" svg:x1="14.65cm" svg:y1="9cm" svg:x2="24.95cm" svg:y2="10.1cm" draw:start-shape="id27" draw:start-glue-point="0" draw:end-shape="id28" draw:end-glue-point="0" svg:d="M14650 9000h10300v1100" svg:viewBox="0 0 10301 1101">
          <text:p/>
        </draw:connector>
        <draw:connector draw:style-name="gr5" draw:text-style-name="P1" xml:id="id31" draw:id="id31" draw:layer="layout" svg:x1="24.95cm" svg:y1="9cm" svg:x2="36.25cm" svg:y2="10.107cm" draw:start-shape="id29" draw:start-glue-point="0" draw:end-shape="id30" draw:end-glue-point="0" svg:d="M24950 9000h11300v1107" svg:viewBox="0 0 11301 1108">
          <text:p/>
        </draw:connector>
        <draw:connector draw:style-name="gr5" draw:text-style-name="P1" xml:id="id33" draw:id="id33" draw:layer="layout" svg:x1="36.25cm" svg:y1="9cm" svg:x2="46.1cm" svg:y2="10.1cm" draw:start-shape="id31" draw:start-glue-point="0" draw:end-shape="id32" draw:end-glue-point="0" svg:d="M36250 9000h9850v1100" svg:viewBox="0 0 9851 1101">
          <text:p/>
        </draw:connector>
        <draw:connector draw:style-name="gr5" draw:text-style-name="P1" draw:layer="layout" svg:x1="46.1cm" svg:y1="9cm" svg:x2="54.5cm" svg:y2="9.9cm" draw:start-shape="id33" draw:start-glue-point="0" draw:end-shape="id34" draw:end-glue-point="0" svg:d="M46100 9000h8400v900" svg:viewBox="0 0 8401 901">
          <text:p/>
        </draw:connector>
        <draw:frame draw:style-name="gr37" draw:text-style-name="P11" draw:layer="layout" svg:width="9.2cm" svg:height="21.698cm" svg:x="10.1cm" svg:y="13.649cm">
          <draw:text-box>
            <text:p><text:span text:style-name="T12">Transmission Curves</text:span></text:p>
            <text:p><text:span text:style-name="T13">ASCII files containing 2 columns:</text:span></text:p>
            <text:p><text:span text:style-name="T14">wavelength</text:span><text:span text:style-name="T13"> [um], </text:span><text:span text:style-name="T14">value</text:span><text:span text:style-name="T13"> [0...1]</text:span></text:p>
            <text:p><text:span text:style-name="T13"><text:s text:c="3"/></text:span></text:p>
            <text:p><text:span text:style-name="T13">- TC_filter_I.dat</text:span></text:p>
            <text:p><text:span text:style-name="T13">- TC_filter_z.dat</text:span></text:p>
            <text:p><text:span text:style-name="T13">- TC_filter_Y.dat</text:span></text:p>
            <text:p><text:span text:style-name="T13">- TC_filter_J.dat</text:span></text:p>
            <text:p><text:span text:style-name="T13">- TC_filter_H.dat</text:span></text:p>
            <text:p><text:span text:style-name="T13">- TC_filter_Ks.dat</text:span></text:p>
            <text:p><text:span text:style-name="T13">- TC_filter_K.dat</text:span></text:p>
            <text:p><text:span text:style-name="T13">- TC_mirror_mgf2agal.dat</text:span></text:p>
            <text:p><text:span text:style-name="T13">- TC_detector_H4RG.dat</text:span></text:p>
            <text:p><text:span text:style-name="T13"/></text:p>
            <text:p><text:span text:style-name="T7">SkyCalc Curves</text:span></text:p>
            <text:p><text:span text:style-name="T10">A FITS binary table generated by the ESO skycalc online tool. The 3 interesting columns are </text:span><text:span text:style-name="T15">lam, flux, trans</text:span></text:p>
            <text:p><text:span text:style-name="T15"/></text:p>
            <text:p><text:span text:style-name="T13">- skytable.fits</text:span></text:p>
            <text:p><text:span text:style-name="T13"/></text:p>
            <text:p><text:span text:style-name="T7">PSF files</text:span></text:p>
            <text:p><text:span text:style-name="T10">A FITS cube containing PSFs for a specific mode over a specific wavelength range</text:span></text:p>
            <text:p><text:span text:style-name="T10"/></text:p>
            <text:p><text:span text:style-name="T13">- PSF_MAORY_Ks_0.6arcsec.fits</text:span></text:p>
            <text:p><text:span text:style-name="T13"/></text:p>
            <text:p><text:span text:style-name="T7">Detector files</text:span></text:p>
            <text:p><text:span text:style-name="T10">Files needed by the NG_HxRG script to simulate the detector noise and examples thereof</text:span></text:p>
            <text:p><text:span text:style-name="T10"/></text:p>
            <text:p><text:span text:style-name="T13">- FPA_nirspec_pca0.fits</text:span></text:p>
            <text:p><text:span text:style-name="T13">- FPA_detector_noise.fits</text:span></text:p>
            <text:p><text:span text:style-name="T13"/></text:p>
          </draw:text-box>
        </draw:frame>
        <draw:frame draw:style-name="gr38" draw:text-style-name="P7" draw:layer="layout" svg:width="9.8cm" svg:height="22.733cm" svg:x="20cm" svg:y="13.6cm">
          <draw:text-box>
            <text:p><text:span text:style-name="T7">Master</text:span></text:p>
            <text:p><text:span text:style-name="T10">Contains only the paths to the other config files</text:span></text:p>
            <text:p><text:span text:style-name="T10"/></text:p>
            <text:p><text:span text:style-name="T10">- master.config</text:span></text:p>
            <text:p><text:span text:style-name="T10"/></text:p>
            <text:p><text:span text:style-name="T7">Frequently used parameters</text:span></text:p>
            <text:p><text:span text:style-name="T10">Contains any parameters that the user wants to play with. Overrides the default values. </text:span></text:p>
            <text:p><text:span text:style-name="T10"/></text:p>
            <text:p><text:span text:style-name="T10">- user.config</text:span></text:p>
            <text:p><text:span text:style-name="T10"/></text:p>
            <text:p><text:span text:style-name="T7">Atmosphere</text:span></text:p>
            <text:p><text:span text:style-name="T10">Contains information relevant to functions that deal with the atmosphere</text:span></text:p>
            <text:p><text:span text:style-name="T10"/></text:p>
            <text:p><text:span text:style-name="T10">- atmosphere.config</text:span></text:p>
            <text:p><text:span text:style-name="T10"/></text:p>
            <text:p><text:span text:style-name="T7">Telescope + Instrument</text:span></text:p>
            <text:p><text:span text:style-name="T10">Contains the parameters that control how SimCADO builds the optical train from M1 to just infront of the detector</text:span></text:p>
            <text:p><text:span text:style-name="T10"/></text:p>
            <text:p><text:span text:style-name="T10">- telescope.config</text:span></text:p>
            <text:p><text:span text:style-name="T10"/></text:p>
            <text:p><text:span text:style-name="T7">Detector characteristics</text:span></text:p>
            <text:p><text:span text:style-name="T10">Contains parameters to do with the detector. Primarily those for the NG_HxRG module</text:span></text:p>
            <text:p><text:span text:style-name="T10"/></text:p>
            <text:p><text:span text:style-name="T10">- detector.config</text:span></text:p>
            <text:p><text:span text:style-name="T10"/></text:p>
            <text:p><text:span text:style-name="T7">Simulated Observations</text:span></text:p>
            <text:p><text:span text:style-name="T10">Contains parameters relevant to a single simulated observation</text:span></text:p>
            <text:p><text:span text:style-name="T10"/></text:p>
            <text:p><text:span text:style-name="T10">- observation.config</text:span></text:p>
          </draw:text-box>
        </draw:frame>
        <draw:frame draw:style-name="gr39" draw:layer="layout" svg:width="9.972cm" svg:height="14.978cm" svg:x="31.328cm" svg:y="13.704cm">
          <draw:text-box>
            <text:p><text:span text:style-name="T7">Temporary instrument files</text:span></text:p>
            <text:p><text:span text:style-name="T10">Files which are generated during a simulation which can be used again to save time</text:span></text:p>
            <text:p/>
            <text:p><text:span text:style-name="T10">- slices.fits</text:span></text:p>
            <text:p><text:span text:style-name="T10"><text:tab/></text:span><text:span text:style-name="T10">PSF slices per a filter range</text:span></text:p>
            <text:p><text:span text:style-name="T10">- H4RG_noise.fits</text:span></text:p>
            <text:p><text:span text:style-name="T10"><text:tab/></text:span><text:span text:style-name="T10">If the detector pattern is re generated</text:span></text:p>
            <text:p><text:span text:style-name="T10">- light.fits</text:span></text:p>
            <text:p><text:span text:style-name="T7"/></text:p>
            <text:p><text:span text:style-name="T7">Detector output</text:span></text:p>
            <text:p><text:span text:style-name="T10">Simulated detector readout arrays are saved here. Various stages of the journey through the optical path can be saved</text:span></text:p>
            <text:p><text:span text:style-name="T10"/></text:p>
            <text:p><text:span text:style-name="T10">- output.clean.fits</text:span></text:p>
            <text:p><text:span text:style-name="T10">- output.noise.fits</text:span></text:p>
            <text:p><text:span text:style-name="T10">- output.raw.fits</text:span></text:p>
            <text:p><text:span text:style-name="T10">- output.red.fits</text:span></text:p>
            <text:p><text:span text:style-name="T10"/></text:p>
            <text:p><text:span text:style-name="T10">.clean is only the source passing through</text:span></text:p>
            <text:p><text:span text:style-name="T10">.noise is only the background noise</text:span></text:p>
            <text:p><text:span text:style-name="T10">.raw is the combined source+noise</text:span></text:p>
            <text:p><text:span text:style-name="T10">.red is the raw output minus a constant BG</text:span></text:p>
          </draw:text-box>
        </draw:frame>
        <draw:frame draw:style-name="gr40" draw:text-style-name="P11" draw:layer="layout" svg:width="7.592cm" svg:height="7.466cm" svg:x="1.008cm" svg:y="13.686cm">
          <draw:text-box>
            <text:p><text:span text:style-name="T13">Scripts that contains all the modules for the SimCADO. <text:s/></text:span></text:p>
            <text:p><text:span text:style-name="T13"/></text:p>
            <text:p><text:span text:style-name="T13">- Detector.py</text:span></text:p>
            <text:p><text:span text:style-name="T13">- LightObject.py</text:span></text:p>
            <text:p><text:span text:style-name="T13">- OpticalTrain.py</text:span></text:p>
            <text:p><text:span text:style-name="T13">- SpectralCurve.py</text:span></text:p>
            <text:p><text:span text:style-name="T13">- SimulationRun.py</text:span></text:p>
            <text:p><text:span text:style-name="T13">- PlaneEffect.py</text:span></text:p>
            <text:p><text:span text:style-name="T13">- PSFCube.py</text:span></text:p>
            <text:p><text:span text:style-name="T13">- utils.py</text:span></text:p>
            <text:p><text:span text:style-name="T13"/></text:p>
            <text:p><text:span text:style-name="T13">See the package model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5f_">
        <draw:frame draw:style-name="gr41" draw:text-style-name="P12" xml:id="id35" draw:id="id35" draw:layer="layout" svg:width="8.4cm" svg:height="3.806cm" svg:x="1.6cm" svg:y="40.716cm">
          <draw:text-box>
            <text:p><text:span text:style-name="T16">TransmissionCurve(object):</text:span></text:p>
            <text:p><text:span text:style-name="T16">______________________</text:span></text:p>
            <text:p><text:span text:style-name="T16">.lam</text:span><text:span text:style-name="T16"><text:tab/></text:span><text:span text:style-name="T16"><text:tab/></text:span><text:span text:style-name="T16">– 1D array</text:span></text:p>
            <text:p><text:span text:style-name="T16">.val </text:span><text:span text:style-name="T16"><text:tab/></text:span><text:span text:style-name="T16"><text:tab/></text:span><text:span text:style-name="T16">– 1D array</text:span></text:p>
            <text:p><text:span text:style-name="T16">.lam_res – float</text:span></text:p>
          </draw:text-box>
        </draw:frame>
        <draw:frame draw:style-name="gr42" draw:text-style-name="P12" xml:id="id36" draw:id="id36" draw:layer="layout" svg:width="10.8cm" svg:height="5.228cm" svg:x="13.2cm" svg:y="41.116cm">
          <draw:text-box>
            <text:p><text:span text:style-name="T16">EmissionCurve(TransmissionCurve):</text:span></text:p>
            <text:p><text:span text:style-name="T16">_____________________________</text:span></text:p>
            <text:p><text:span text:style-name="T16">…</text:span></text:p>
            <text:p><text:span text:style-name="T16">.area</text:span><text:span text:style-name="T16"><text:tab/></text:span><text:span text:style-name="T16">– float</text:span></text:p>
            <text:p><text:span text:style-name="T16">.pix_res</text:span><text:span text:style-name="T16"><text:tab/></text:span><text:span text:style-name="T16">– float</text:span></text:p>
            <text:p><text:span text:style-name="T16">.exptime</text:span><text:span text:style-name="T16"><text:tab/></text:span><text:span text:style-name="T16">– float</text:span></text:p>
            <text:p><text:span text:style-name="T16">.val_unit – astropy.unit</text:span></text:p>
          </draw:text-box>
        </draw:frame>
        <draw:frame draw:style-name="gr43" draw:text-style-name="P12" xml:id="id38" draw:id="id38" draw:layer="layout" svg:width="10cm" svg:height="3.095cm" svg:x="13.6cm" svg:y="48.316cm">
          <draw:text-box>
            <text:p><text:span text:style-name="T16">BlackbodyCurve(EmissionCurve):</text:span></text:p>
            <text:p><text:span text:style-name="T16">___________________________</text:span></text:p>
            <text:p><text:span text:style-name="T16">…</text:span></text:p>
            <text:p><text:span text:style-name="T16">.temp </text:span><text:span text:style-name="T16"><text:tab/></text:span><text:span text:style-name="T16">– float</text:span></text:p>
          </draw:text-box>
        </draw:frame>
        <draw:frame draw:style-name="gr43" draw:text-style-name="P12" xml:id="id37" draw:id="id37" draw:layer="layout" svg:width="9.8cm" svg:height="3.095cm" svg:x="13.4cm" svg:y="36.016cm">
          <draw:text-box>
            <text:p><text:span text:style-name="T16">UnityCurve(TransmissionCurve):</text:span></text:p>
            <text:p><text:span text:style-name="T16">__________________________</text:span></text:p>
            <text:p><text:span text:style-name="T16">…</text:span></text:p>
            <text:p><text:span text:style-name="T16">.val </text:span><text:span text:style-name="T16"><text:tab/></text:span><text:span text:style-name="T16"><text:tab/></text:span><text:span text:style-name="T16">– float</text:span></text:p>
          </draw:text-box>
        </draw:frame>
        <draw:connector draw:style-name="gr5" draw:text-style-name="P1" draw:layer="layout" draw:type="curve" svg:x1="10cm" svg:y1="42.619cm" svg:x2="13.2cm" svg:y2="43.73cm" draw:start-shape="id35" draw:start-glue-point="1" draw:end-shape="id36" svg:d="M10000 42619c2400 0 800 1111 3200 1111" svg:viewBox="0 0 3201 1112">
          <text:p/>
        </draw:connector>
        <draw:connector draw:style-name="gr5" draw:text-style-name="P1" draw:layer="layout" draw:type="curve" svg:x1="10cm" svg:y1="42.619cm" svg:x2="13.4cm" svg:y2="37.563cm" draw:start-shape="id35" draw:start-glue-point="1" draw:end-shape="id37" draw:end-glue-point="3" svg:d="M10000 42619c2550 0 850-5056 3400-5056" svg:viewBox="0 0 3401 5057">
          <text:p/>
        </draw:connector>
        <draw:connector draw:style-name="gr5" draw:text-style-name="P1" draw:layer="layout" draw:type="curve" svg:x1="18.6cm" svg:y1="46.344cm" svg:x2="18.6cm" svg:y2="48.316cm" draw:start-shape="id36" draw:start-glue-point="2" draw:end-shape="id38" draw:end-glue-point="0" svg:d="M18600 46344v1972" svg:viewBox="0 0 1 1973">
          <text:p/>
        </draw:connector>
        <draw:frame draw:style-name="gr44" draw:text-style-name="P14" xml:id="id39" draw:id="id39" draw:layer="layout" svg:width="6.8cm" svg:height="4.517cm" svg:x="1.6cm" svg:y="16.094cm">
          <draw:text-box>
            <text:p text:style-name="P13"><text:span text:style-name="T17">PSF(object):</text:span></text:p>
            <text:p text:style-name="P13"><text:span text:style-name="T17">_________________</text:span></text:p>
            <text:p><text:span text:style-name="T16">.array </text:span><text:span text:style-name="T16"><text:tab/></text:span><text:span text:style-name="T16">– 2D array</text:span></text:p>
            <text:p><text:span text:style-name="T16">.info</text:span><text:span text:style-name="T16"><text:tab/></text:span><text:span text:style-name="T16"><text:tab/></text:span><text:span text:style-name="T16">– dict</text:span></text:p>
            <text:p><text:span text:style-name="T16">.pix_res </text:span><text:span text:style-name="T16"><text:tab/></text:span><text:span text:style-name="T16">– float</text:span></text:p>
            <text:p><text:span text:style-name="T16">.size </text:span><text:span text:style-name="T16"><text:tab/></text:span><text:span text:style-name="T16">– float </text:span></text:p>
          </draw:text-box>
        </draw:frame>
        <draw:frame draw:style-name="gr43" draw:text-style-name="P12" xml:id="id40" draw:id="id40" draw:layer="layout" svg:width="5.8cm" svg:height="3.095cm" svg:x="13.663cm" svg:y="10.4cm">
          <draw:text-box>
            <text:p><text:span text:style-name="T16">AiryPSF(PSF):</text:span></text:p>
            <text:p><text:span text:style-name="T16">_______________</text:span></text:p>
            <text:p><text:span text:style-name="T16">...</text:span></text:p>
            <text:p><text:span text:style-name="T16">.fwhm – float</text:span></text:p>
          </draw:text-box>
        </draw:frame>
        <draw:frame draw:style-name="gr45" draw:text-style-name="P12" xml:id="id41" draw:id="id41" draw:layer="layout" svg:width="6.6cm" svg:height="2.384cm" svg:x="13.663cm" svg:y="14.316cm">
          <draw:text-box>
            <text:p><text:span text:style-name="T16">CombinedPSF(PSF):</text:span></text:p>
            <text:p><text:span text:style-name="T16">_________________</text:span></text:p>
            <text:p><text:span text:style-name="T16">...</text:span></text:p>
          </draw:text-box>
        </draw:frame>
        <draw:frame draw:style-name="gr43" draw:text-style-name="P12" xml:id="id42" draw:id="id42" draw:layer="layout" svg:width="6.6cm" svg:height="3.095cm" svg:x="13.663cm" svg:y="17.6cm">
          <draw:text-box>
            <text:p><text:span text:style-name="T16">DeltaPSF(PSF):</text:span></text:p>
            <text:p><text:span text:style-name="T16">_________________</text:span></text:p>
            <text:p><text:span text:style-name="T16">...</text:span></text:p>
            <text:p><text:span text:style-name="T16">.position – float</text:span></text:p>
          </draw:text-box>
        </draw:frame>
        <draw:frame draw:style-name="gr43" draw:text-style-name="P12" xml:id="id43" draw:id="id43" draw:layer="layout" svg:width="7cm" svg:height="3.095cm" svg:x="13.663cm" svg:y="21.6cm">
          <draw:text-box>
            <text:p><text:span text:style-name="T16">GaussianPSF(PSF):</text:span></text:p>
            <text:p><text:span text:style-name="T16">__________________</text:span></text:p>
            <text:p><text:span text:style-name="T16">...</text:span></text:p>
            <text:p><text:span text:style-name="T16">.fwhm – float</text:span></text:p>
          </draw:text-box>
        </draw:frame>
        <draw:frame draw:style-name="gr43" draw:text-style-name="P12" xml:id="id44" draw:id="id44" draw:layer="layout" svg:width="7cm" svg:height="3.095cm" svg:x="13.663cm" svg:y="25.7cm">
          <draw:text-box>
            <text:p><text:span text:style-name="T16">MoffatPSF(PSF):</text:span></text:p>
            <text:p><text:span text:style-name="T16">__________________</text:span></text:p>
            <text:p><text:span text:style-name="T16">...</text:span></text:p>
            <text:p><text:span text:style-name="T16">.fwhm – float</text:span></text:p>
          </draw:text-box>
        </draw:frame>
        <draw:frame draw:style-name="gr41" draw:text-style-name="P12" xml:id="id45" draw:id="id45" draw:layer="layout" svg:width="7cm" svg:height="3.806cm" svg:x="13.663cm" svg:y="29.805cm">
          <draw:text-box>
            <text:p><text:span text:style-name="T16">UserPSF(PSF)</text:span></text:p>
            <text:p><text:span text:style-name="T16">__________________</text:span></text:p>
            <text:p><text:span text:style-name="T16">...</text:span></text:p>
            <text:p><text:span text:style-name="T16">.filename – str</text:span></text:p>
            <text:p><text:span text:style-name="T16">.fits_ext </text:span><text:span text:style-name="T16"><text:tab/></text:span><text:span text:style-name="T16"> – int</text:span></text:p>
          </draw:text-box>
        </draw:frame>
        <draw:connector draw:style-name="gr5" draw:text-style-name="P1" draw:layer="layout" draw:type="curve" svg:x1="8.4cm" svg:y1="18.352cm" svg:x2="13.663cm" svg:y2="11.947cm" draw:start-shape="id39" draw:start-glue-point="1" draw:end-shape="id40" draw:end-glue-point="3" svg:d="M8400 18352c3948 0 1317-6405 5263-6405" svg:viewBox="0 0 5264 6406">
          <text:p/>
        </draw:connector>
        <draw:connector draw:style-name="gr5" draw:text-style-name="P1" draw:layer="layout" draw:type="curve" svg:x1="8.4cm" svg:y1="18.352cm" svg:x2="13.663cm" svg:y2="15.508cm" draw:start-shape="id39" draw:start-glue-point="1" draw:end-shape="id41" draw:end-glue-point="3" svg:d="M8400 18352c3948 0 1317-2844 5263-2844" svg:viewBox="0 0 5264 2845">
          <text:p/>
        </draw:connector>
        <draw:connector draw:style-name="gr5" draw:text-style-name="P1" draw:layer="layout" draw:type="curve" svg:x1="8.4cm" svg:y1="18.352cm" svg:x2="13.663cm" svg:y2="19.147cm" draw:start-shape="id39" draw:start-glue-point="1" draw:end-shape="id42" draw:end-glue-point="3" svg:d="M8400 18352c3948 0 1317 795 5263 795" svg:viewBox="0 0 5264 796">
          <text:p/>
        </draw:connector>
        <draw:connector draw:style-name="gr5" draw:text-style-name="P1" draw:layer="layout" draw:type="curve" svg:x1="8.4cm" svg:y1="18.352cm" svg:x2="13.663cm" svg:y2="23.147cm" draw:start-shape="id39" draw:start-glue-point="1" draw:end-shape="id43" draw:end-glue-point="3" svg:d="M8400 18352c3948 0 1317 4795 5263 4795" svg:viewBox="0 0 5264 4796">
          <text:p/>
        </draw:connector>
        <draw:connector draw:style-name="gr5" draw:text-style-name="P1" draw:layer="layout" draw:type="curve" svg:x1="8.4cm" svg:y1="18.352cm" svg:x2="13.663cm" svg:y2="27.247cm" draw:start-shape="id39" draw:start-glue-point="1" draw:end-shape="id44" draw:end-glue-point="3" svg:d="M8400 18352c3948 0 1317 8895 5263 8895" svg:viewBox="0 0 5264 8896">
          <text:p/>
        </draw:connector>
        <draw:connector draw:style-name="gr5" draw:text-style-name="P1" draw:layer="layout" draw:type="curve" svg:x1="8.4cm" svg:y1="18.352cm" svg:x2="13.663cm" svg:y2="31.708cm" draw:start-shape="id39" draw:start-glue-point="1" draw:end-shape="id45" draw:end-glue-point="3" svg:d="M8400 18352c3948 0 1317 13356 5263 13356" svg:viewBox="0 0 5264 13357">
          <text:p/>
        </draw:connector>
        <draw:frame draw:style-name="gr41" draw:text-style-name="P14" xml:id="id47" draw:id="id47" draw:layer="layout" svg:width="8.8cm" svg:height="3.806cm" svg:x="27.4cm" svg:y="16.105cm">
          <draw:text-box>
            <text:p text:style-name="P13"><text:span text:style-name="T17">PSFCube(object):</text:span></text:p>
            <text:p text:style-name="P13"><text:span text:style-name="T17">_______________________</text:span></text:p>
            <text:p><text:span text:style-name="T16">.psf_slices </text:span><text:span text:style-name="T16"><text:tab/></text:span><text:span text:style-name="T16"><text:tab/></text:span><text:span text:style-name="T16">– list(PSF)</text:span></text:p>
            <text:p><text:span text:style-name="T16">.lam_bin_centers – 1D array</text:span></text:p>
            <text:p><text:span text:style-name="T16">.info </text:span><text:span text:style-name="T16"><text:tab/></text:span><text:span text:style-name="T16"><text:tab/></text:span><text:span text:style-name="T16"><text:tab/></text:span><text:span text:style-name="T16">– dict</text:span></text:p>
          </draw:text-box>
        </draw:frame>
        <draw:frame draw:style-name="gr44" draw:text-style-name="P12" xml:id="id48" draw:id="id48" draw:layer="layout" svg:width="9.9cm" svg:height="4.517cm" svg:x="41cm" svg:y="5.5cm">
          <draw:text-box>
            <text:p><text:span text:style-name="T16">AiryPSFCube(PSFCube):</text:span></text:p>
            <text:p><text:span text:style-name="T16">____________________</text:span></text:p>
            <text:p><text:span text:style-name="T16">...</text:span></text:p>
            <text:p><text:span text:style-name="T16">.diameter </text:span><text:span text:style-name="T16"><text:tab/></text:span><text:span text:style-name="T16">– float</text:span></text:p>
            <text:p><text:span text:style-name="T16">.fwhm </text:span><text:span text:style-name="T16"><text:tab/></text:span><text:span text:style-name="T16"><text:tab/></text:span><text:span text:style-name="T16">– float</text:span></text:p>
            <text:p><text:span text:style-name="T16">.obscuration </text:span><text:span text:style-name="T16"><text:tab/></text:span><text:span text:style-name="T16">– float</text:span></text:p>
          </draw:text-box>
        </draw:frame>
        <draw:frame draw:style-name="gr46" draw:text-style-name="P12" xml:id="id49" draw:id="id49" draw:layer="layout" svg:width="9.9cm" svg:height="2.384cm" svg:x="41cm" svg:y="10.922cm">
          <draw:text-box>
            <text:p><text:span text:style-name="T16">CombinedPSFCube</text:span><text:span text:style-name="T16">(PSFCube</text:span><text:span text:style-name="T16">):</text:span></text:p>
            <text:p><text:span text:style-name="T16">___________________</text:span></text:p>
            <text:p><text:span text:style-name="T16">...</text:span></text:p>
          </draw:text-box>
        </draw:frame>
        <draw:frame draw:style-name="gr47" draw:text-style-name="P12" xml:id="id50" draw:id="id50" draw:layer="layout" svg:width="9.3cm" svg:height="3.095cm" svg:x="41.6cm" svg:y="14.406cm">
          <draw:text-box>
            <text:p><text:span text:style-name="T16">DeltaPSFCube</text:span><text:span text:style-name="T16">(PSFCube):</text:span></text:p>
            <text:p><text:span text:style-name="T16">___________________</text:span></text:p>
            <text:p><text:span text:style-name="T16">…</text:span></text:p>
            <text:p><text:span text:style-name="T16">.position – 1D array</text:span></text:p>
          </draw:text-box>
        </draw:frame>
        <draw:frame draw:style-name="gr48" draw:text-style-name="P12" xml:id="id51" draw:id="id51" draw:layer="layout" svg:width="9.7cm" svg:height="3.806cm" svg:x="41.2cm" svg:y="18.711cm">
          <draw:text-box>
            <text:p><text:span text:style-name="T16">GaussianPSFCube</text:span><text:span text:style-name="T16">(PSFCube</text:span><text:span text:style-name="T16">):</text:span></text:p>
            <text:p><text:span text:style-name="T16">___________________</text:span></text:p>
            <text:p><text:span text:style-name="T16">…</text:span></text:p>
            <text:p><text:span text:style-name="T16">.diameter – float</text:span></text:p>
            <text:p><text:span text:style-name="T16">.fwhm </text:span><text:span text:style-name="T16"><text:tab/></text:span><text:span text:style-name="T16">– 1D array</text:span></text:p>
          </draw:text-box>
        </draw:frame>
        <draw:frame draw:style-name="gr48" draw:text-style-name="P12" xml:id="id52" draw:id="id52" draw:layer="layout" svg:width="9.5cm" svg:height="3.806cm" svg:x="41.4cm" svg:y="23.606cm">
          <draw:text-box>
            <text:p><text:span text:style-name="T16">MoffatPSFCube</text:span><text:span text:style-name="T16">(PSFCube</text:span><text:span text:style-name="T16">):</text:span></text:p>
            <text:p><text:span text:style-name="T16">___________________</text:span></text:p>
            <text:p><text:span text:style-name="T16">…</text:span></text:p>
            <text:p><text:span text:style-name="T16">.diameter – float</text:span></text:p>
            <text:p><text:span text:style-name="T16">.fwhm </text:span><text:span text:style-name="T16"><text:tab/></text:span><text:span text:style-name="T16">– 1D array</text:span></text:p>
          </draw:text-box>
        </draw:frame>
        <draw:frame draw:style-name="gr49" draw:text-style-name="P12" xml:id="id53" draw:id="id53" draw:layer="layout" svg:width="9.3cm" svg:height="3.806cm" svg:x="41.6cm" svg:y="28.611cm">
          <draw:text-box>
            <text:p><text:span text:style-name="T16">UserPSFCube</text:span><text:span text:style-name="T16">(PSFCube</text:span><text:span text:style-name="T16">)</text:span></text:p>
            <text:p><text:span text:style-name="T16">___________________</text:span></text:p>
            <text:p><text:span text:style-name="T16">...</text:span></text:p>
            <text:p><text:span text:style-name="T16">.filename – str</text:span></text:p>
            <text:p><text:span text:style-name="T16">.fits_ext – int</text:span></text:p>
          </draw:text-box>
        </draw:frame>
        <draw:frame draw:style-name="gr42" draw:text-style-name="P12" xml:id="id46" draw:id="id46" draw:layer="layout" svg:width="7.6cm" svg:height="5.228cm" svg:x="13.6cm" svg:y="4.283cm">
          <draw:text-box>
            <text:p><text:span text:style-name="T16">AiryDiskDiff2DPSF(PSF)</text:span></text:p>
            <text:p><text:span text:style-name="T16">____________________</text:span></text:p>
            <text:p><text:span text:style-name="T16">...</text:span></text:p>
            <text:p><text:span text:style-name="T16">.amplitude – float</text:span></text:p>
            <text:p><text:span text:style-name="T16">.eps – float</text:span></text:p>
            <text:p><text:span text:style-name="T16">.radius – float</text:span></text:p>
            <text:p><text:span text:style-name="T16">.position – float</text:span></text:p>
          </draw:text-box>
        </draw:frame>
        <draw:connector draw:style-name="gr5" draw:text-style-name="P1" draw:layer="layout" draw:type="curve" svg:x1="8.4cm" svg:y1="18.352cm" svg:x2="13.6cm" svg:y2="6.897cm" draw:start-shape="id39" draw:start-glue-point="1" draw:end-shape="id46" draw:end-glue-point="3" svg:d="M8400 18352c3900 0 1300-11455 5200-11455" svg:viewBox="0 0 5201 11456">
          <text:p/>
        </draw:connector>
        <draw:connector draw:style-name="gr5" draw:text-style-name="P1" draw:layer="layout" draw:type="curve" svg:x1="36.2cm" svg:y1="18.008cm" svg:x2="41cm" svg:y2="7.758cm" draw:start-shape="id47" draw:start-glue-point="1" draw:end-shape="id48" draw:end-glue-point="3" svg:d="M36200 18008c3600 0 1200-10250 4800-10250" svg:viewBox="0 0 4801 10251">
          <text:p/>
        </draw:connector>
        <draw:connector draw:style-name="gr5" draw:text-style-name="P1" draw:layer="layout" draw:type="curve" svg:x1="36.2cm" svg:y1="18.008cm" svg:x2="41cm" svg:y2="12.114cm" draw:start-shape="id47" draw:start-glue-point="1" draw:end-shape="id49" svg:d="M36200 18008c3600 0 1200-5894 4800-5894" svg:viewBox="0 0 4801 5895">
          <text:p/>
        </draw:connector>
        <draw:connector draw:style-name="gr5" draw:text-style-name="P1" draw:layer="layout" draw:type="curve" svg:x1="36.2cm" svg:y1="18.008cm" svg:x2="41.6cm" svg:y2="15.953cm" draw:start-shape="id47" draw:start-glue-point="1" draw:end-shape="id50" draw:end-glue-point="3" svg:d="M36200 18008c4050 0 1350-2055 5400-2055" svg:viewBox="0 0 5401 2056">
          <text:p/>
        </draw:connector>
        <draw:connector draw:style-name="gr5" draw:text-style-name="P1" draw:layer="layout" draw:type="curve" svg:x1="36.2cm" svg:y1="18.008cm" svg:x2="41.2cm" svg:y2="20.614cm" draw:start-shape="id47" draw:start-glue-point="1" draw:end-shape="id51" draw:end-glue-point="3" svg:d="M36200 18008c3750 0 1250 2606 5000 2606" svg:viewBox="0 0 5001 2607">
          <text:p/>
        </draw:connector>
        <draw:connector draw:style-name="gr5" draw:text-style-name="P1" draw:layer="layout" draw:type="curve" svg:x1="36.2cm" svg:y1="18.008cm" svg:x2="41.4cm" svg:y2="25.509cm" draw:start-shape="id47" draw:start-glue-point="1" draw:end-shape="id52" draw:end-glue-point="3" svg:d="M36200 18008c3900 0 1300 7501 5200 7501" svg:viewBox="0 0 5201 7502">
          <text:p/>
        </draw:connector>
        <draw:connector draw:style-name="gr5" draw:text-style-name="P1" draw:layer="layout" draw:type="curve" svg:x1="36.2cm" svg:y1="18.008cm" svg:x2="41.6cm" svg:y2="30.514cm" draw:start-shape="id47" draw:start-glue-point="1" draw:end-shape="id53" draw:end-glue-point="3" svg:d="M36200 18008c4050 0 1350 12506 5400 12506" svg:viewBox="0 0 5401 12507">
          <text:p/>
        </draw:connector>
        <draw:connector draw:style-name="gr5" draw:text-style-name="P1" draw:layer="layout" draw:type="curve" svg:x1="21.2cm" svg:y1="6.897cm" svg:x2="27.4cm" svg:y2="18.008cm" draw:start-shape="id46" draw:start-glue-point="1" draw:end-shape="id47" draw:end-glue-point="3" svg:d="M21200 6897c4650 0 1550 11111 6200 11111" svg:viewBox="0 0 6201 11112">
          <text:p/>
        </draw:connector>
        <draw:connector draw:style-name="gr5" draw:text-style-name="P1" draw:layer="layout" draw:type="curve" svg:x1="19.463cm" svg:y1="11.947cm" svg:x2="27.4cm" svg:y2="18.008cm" draw:start-shape="id40" draw:start-glue-point="1" draw:end-shape="id47" draw:end-glue-point="3" svg:d="M19463 11947c5953 0 1985 6061 7937 6061" svg:viewBox="0 0 7938 6062">
          <text:p/>
        </draw:connector>
        <draw:connector draw:style-name="gr5" draw:text-style-name="P1" draw:layer="layout" draw:type="curve" svg:x1="20.263cm" svg:y1="15.508cm" svg:x2="27.4cm" svg:y2="18.008cm" draw:start-shape="id41" draw:start-glue-point="1" draw:end-shape="id47" draw:end-glue-point="3" svg:d="M20263 15508c5353 0 1785 2500 7137 2500" svg:viewBox="0 0 7138 2501">
          <text:p/>
        </draw:connector>
        <draw:connector draw:style-name="gr5" draw:text-style-name="P1" draw:layer="layout" draw:type="curve" svg:x1="20.263cm" svg:y1="19.147cm" svg:x2="27.4cm" svg:y2="18.008cm" draw:start-shape="id42" draw:start-glue-point="1" draw:end-shape="id47" draw:end-glue-point="3" svg:d="M20263 19147c5353 0 1785-1139 7137-1139" svg:viewBox="0 0 7138 1140">
          <text:p/>
        </draw:connector>
        <draw:connector draw:style-name="gr5" draw:text-style-name="P1" draw:layer="layout" draw:type="curve" svg:x1="20.663cm" svg:y1="23.147cm" svg:x2="27.4cm" svg:y2="18.008cm" draw:start-shape="id43" draw:start-glue-point="1" draw:end-shape="id47" draw:end-glue-point="3" svg:d="M20663 23147c5053 0 1685-5139 6737-5139" svg:viewBox="0 0 6738 5140">
          <text:p/>
        </draw:connector>
        <draw:connector draw:style-name="gr5" draw:text-style-name="P1" draw:layer="layout" draw:type="curve" svg:x1="20.663cm" svg:y1="27.247cm" svg:x2="27.4cm" svg:y2="18.008cm" draw:start-shape="id44" draw:start-glue-point="1" draw:end-shape="id47" draw:end-glue-point="3" svg:d="M20663 27247c5053 0 1685-9239 6737-9239" svg:viewBox="0 0 6738 9240">
          <text:p/>
        </draw:connector>
        <draw:connector draw:style-name="gr5" draw:text-style-name="P1" draw:layer="layout" draw:type="curve" svg:x1="20.663cm" svg:y1="31.708cm" svg:x2="27.4cm" svg:y2="18.008cm" draw:start-shape="id45" draw:start-glue-point="1" draw:end-shape="id47" draw:end-glue-point="3" svg:d="M20663 31708c5053 0 1685-13700 6737-13700" svg:viewBox="0 0 6738 13701">
          <text:p/>
        </draw:connector>
        <draw:frame draw:style-name="gr41" draw:text-style-name="P12" xml:id="id55" draw:id="id55" draw:layer="layout" svg:width="7.6cm" svg:height="3.806cm" svg:x="16.3cm" svg:y="76.047cm">
          <draw:text-box>
            <text:p><text:span text:style-name="T16">LightObject(Source):</text:span></text:p>
            <text:p><text:span text:style-name="T16">____________________</text:span></text:p>
            <text:p><text:span text:style-name="T16">…</text:span></text:p>
            <text:p><text:span text:style-name="T16">.cmds – UserCommands</text:span></text:p>
            <text:p><text:span text:style-name="T16">.array – 2D array</text:span></text:p>
          </draw:text-box>
        </draw:frame>
        <draw:frame draw:style-name="gr50" draw:text-style-name="P12" xml:id="id57" draw:id="id57" draw:layer="layout" svg:width="10.6cm" svg:height="6.65cm" svg:x="33cm" svg:y="58.9cm">
          <draw:text-box>
            <text:p><text:span text:style-name="T16">OpticalTrain(object):</text:span></text:p>
            <text:p><text:span text:style-name="T16">____________________________</text:span></text:p>
            <text:p><text:span text:style-name="T16">.cmds </text:span><text:span text:style-name="T16"><text:tab/></text:span><text:span text:style-name="T16">– UserCommands</text:span></text:p>
            <text:p><text:span text:style-name="T16">.tc_list </text:span><text:span text:style-name="T16"><text:tab/></text:span><text:span text:style-name="T16">– list(TransmissionCurve)</text:span></text:p>
            <text:p><text:span text:style-name="T16">.ec_list </text:span><text:span text:style-name="T16"><text:tab/></text:span><text:span text:style-name="T16">– list(EmissionCurve)</text:span></text:p>
            <text:p><text:span text:style-name="T16">.psf_list </text:span><text:span text:style-name="T16"><text:tab/></text:span><text:span text:style-name="T16">– list(PSFCube)</text:span></text:p>
            <text:p><text:span text:style-name="T16">.pe_list </text:span><text:span text:style-name="T16"><text:tab/></text:span><text:span text:style-name="T16">– list(PlaneEffect)</text:span></text:p>
            <text:p><text:span text:style-name="T16">.detector – Detector</text:span></text:p>
            <text:p><text:span text:style-name="T16">.array</text:span><text:span text:style-name="T16"><text:tab/></text:span><text:span text:style-name="T16">– 2D array</text:span></text:p>
          </draw:text-box>
        </draw:frame>
        <draw:frame draw:style-name="gr44" draw:text-style-name="P12" xml:id="id62" draw:id="id62" draw:layer="layout" svg:width="10.2cm" svg:height="4.517cm" svg:x="46.7cm" svg:y="67.494cm">
          <draw:text-box>
            <text:p><text:span text:style-name="T16">SimulationRun(object):</text:span></text:p>
            <text:p><text:span text:style-name="T16">___________________________</text:span></text:p>
            <text:p><text:span text:style-name="T16">.cmds </text:span><text:span text:style-name="T16"><text:tab/></text:span><text:span text:style-name="T16"><text:tab/></text:span><text:span text:style-name="T16">– UserCommands</text:span></text:p>
            <text:p><text:span text:style-name="T16">.optical_train – OpticalTrain</text:span></text:p>
            <text:p><text:span text:style-name="T16">.light_object </text:span><text:span text:style-name="T16"><text:tab/></text:span><text:span text:style-name="T16">– LightObject</text:span></text:p>
            <text:p><text:span text:style-name="T16">.array </text:span><text:span text:style-name="T16"><text:tab/></text:span><text:span text:style-name="T16"><text:tab/></text:span><text:span text:style-name="T16">– 2D array</text:span></text:p>
          </draw:text-box>
        </draw:frame>
        <draw:frame draw:style-name="gr42" draw:text-style-name="P12" xml:id="id63" draw:id="id63" draw:layer="layout" svg:width="8.3cm" svg:height="5.228cm" svg:x="1.6cm" svg:y="53.583cm">
          <draw:text-box>
            <text:p><text:span text:style-name="T16">Detector(object):</text:span></text:p>
            <text:p><text:span text:style-name="T16">______________________</text:span></text:p>
            <text:p><text:span text:style-name="T16">.array </text:span><text:span text:style-name="T16"><text:tab/></text:span><text:span text:style-name="T16"><text:tab/></text:span><text:span text:style-name="T16">– 2D array</text:span></text:p>
            <text:p><text:span text:style-name="T16">.linearity</text:span><text:span text:style-name="T16"><text:tab/></text:span><text:span text:style-name="T16"><text:tab/></text:span><text:span text:style-name="T16">– 1D array</text:span></text:p>
            <text:p><text:span text:style-name="T16">.well_depth </text:span><text:span text:style-name="T16"><text:tab/></text:span><text:span text:style-name="T16">– float </text:span></text:p>
            <text:p><text:span text:style-name="T16">.dead_pixels – 2x 1D array</text:span></text:p>
            <text:p><text:span text:style-name="T16">.dead_lines </text:span><text:span text:style-name="T16"><text:tab/></text:span><text:span text:style-name="T16">– 2x 1D array</text:span></text:p>
          </draw:text-box>
        </draw:frame>
        <draw:frame draw:style-name="gr50" draw:text-style-name="P12" xml:id="id54" draw:id="id54" draw:layer="layout" svg:width="7.2cm" svg:height="6.65cm" svg:x="1.6cm" svg:y="74.572cm">
          <draw:text-box>
            <text:p><text:span text:style-name="T16">Source(object):</text:span></text:p>
            <text:p><text:span text:style-name="T16">___________________</text:span></text:p>
            <text:p><text:span text:style-name="T16">.lam </text:span><text:span text:style-name="T16"><text:tab/></text:span><text:span text:style-name="T16">– 1D array</text:span></text:p>
            <text:p><text:span text:style-name="T16">.spectra <text:s/>– 2D array</text:span></text:p>
            <text:p><text:span text:style-name="T16">.x </text:span><text:span text:style-name="T16"><text:tab/></text:span><text:span text:style-name="T16"><text:tab/></text:span><text:span text:style-name="T16">– 1D array</text:span></text:p>
            <text:p><text:span text:style-name="T16">.y </text:span><text:span text:style-name="T16"><text:tab/></text:span><text:span text:style-name="T16"><text:tab/></text:span><text:span text:style-name="T16">– 1D array</text:span></text:p>
            <text:p><text:span text:style-name="T16">.ref </text:span><text:span text:style-name="T16"><text:tab/></text:span><text:span text:style-name="T16"><text:tab/></text:span><text:span text:style-name="T16">– 1D array</text:span></text:p>
            <text:p><text:span text:style-name="T16">.weight </text:span><text:span text:style-name="T16"><text:tab/></text:span><text:span text:style-name="T16">– 1D array</text:span></text:p>
            <text:p><text:span text:style-name="T16">.units</text:span><text:span text:style-name="T16"><text:tab/></text:span><text:span text:style-name="T16">– astropy.unit</text:span></text:p>
          </draw:text-box>
        </draw:frame>
        <draw:frame draw:style-name="gr41" draw:text-style-name="P12" xml:id="id56" draw:id="id56" draw:layer="layout" svg:width="7.2cm" svg:height="3.806cm" svg:x="1.6cm" svg:y="61.605cm">
          <draw:text-box>
            <text:p><text:span text:style-name="T16">PlaneEffect(object):</text:span></text:p>
            <text:p><text:span text:style-name="T16">___________________</text:span></text:p>
            <text:p><text:span text:style-name="T16">.dx </text:span><text:span text:style-name="T16"><text:tab/></text:span><text:span text:style-name="T16"><text:tab/></text:span><text:span text:style-name="T16">– 2D array</text:span></text:p>
            <text:p><text:span text:style-name="T16">.dy </text:span><text:span text:style-name="T16"><text:tab/></text:span><text:span text:style-name="T16"><text:tab/></text:span><text:span text:style-name="T16">– 2D array</text:span></text:p>
            <text:p><text:span text:style-name="T16">.weight </text:span><text:span text:style-name="T16"><text:tab/></text:span><text:span text:style-name="T16">– 2D array</text:span></text:p>
          </draw:text-box>
        </draw:frame>
        <draw:frame draw:style-name="gr41" draw:text-style-name="P12" draw:layer="layout" svg:width="8.6cm" svg:height="3.806cm" svg:x="1.8cm" svg:y="68.4cm">
          <draw:text-box>
            <text:p><text:span text:style-name="T16">UserCommands(object):</text:span></text:p>
            <text:p><text:span text:style-name="T16">_______________________</text:span></text:p>
            <text:p><text:span text:style-name="T16">.cmds </text:span><text:span text:style-name="T16"><text:tab/></text:span><text:span text:style-name="T16"><text:tab/></text:span><text:span text:style-name="T16"><text:tab/></text:span><text:span text:style-name="T16">– dict</text:span></text:p>
            <text:p><text:span text:style-name="T16">.lam_bin_centers – 1D array</text:span></text:p>
            <text:p><text:span text:style-name="T16">.lam_bin_edges </text:span><text:span text:style-name="T16"><text:tab/></text:span><text:span text:style-name="T16">– 1D array</text:span></text:p>
          </draw:text-box>
        </draw:frame>
        <draw:connector draw:style-name="gr5" draw:text-style-name="P1" draw:layer="layout" draw:type="curve" svg:x1="8.8cm" svg:y1="77.897cm" svg:x2="16.3cm" svg:y2="77.95cm" draw:start-shape="id54" draw:start-glue-point="1" draw:end-shape="id55" draw:end-glue-point="3" svg:d="M8800 77897c5625 0 1875 53 7500 53" svg:viewBox="0 0 7501 54">
          <text:p/>
        </draw:connector>
        <draw:connector draw:style-name="gr5" draw:text-style-name="P1" draw:layer="layout" draw:type="curve" svg:x1="8.8cm" svg:y1="63.508cm" svg:x2="33cm" svg:y2="62.225cm" draw:start-shape="id56" draw:start-glue-point="1" draw:end-shape="id57" draw:end-glue-point="3" svg:d="M8800 63508c18150 0 6050-1283 24200-1283" svg:viewBox="0 0 24201 1284">
          <text:p/>
        </draw:connector>
        <draw:connector draw:style-name="gr51" draw:text-style-name="P1" xml:id="id58" draw:id="id58" draw:layer="layout" draw:line-skew="0.499cm" svg:x1="50.9cm" svg:y1="25.509cm" svg:x2="50.9cm" svg:y2="31.014cm" draw:start-shape="id52" draw:start-glue-point="1" svg:d="M50900 25509h1000v5505h-1000" svg:viewBox="0 0 1001 5506">
          <text:p/>
        </draw:connector>
        <draw:connector draw:style-name="gr51" draw:text-style-name="P1" xml:id="id59" draw:id="id59" draw:layer="layout" draw:line-skew="-0.501cm" svg:x1="50.9cm" svg:y1="20.914cm" svg:x2="51.9cm" svg:y2="28.261cm" draw:end-shape="id58" draw:end-glue-point="0" svg:d="M50900 20914h1000v7347" svg:viewBox="0 0 1001 7348">
          <text:p/>
        </draw:connector>
        <draw:connector draw:style-name="gr51" draw:text-style-name="P1" xml:id="id60" draw:id="id60" draw:layer="layout" draw:line-skew="-0.501cm" svg:x1="50.9cm" svg:y1="15.953cm" svg:x2="51.9cm" svg:y2="24.587cm" draw:start-shape="id50" draw:start-glue-point="1" draw:end-shape="id59" draw:end-glue-point="0" svg:d="M50900 15953h1000v8634" svg:viewBox="0 0 1001 8635">
          <text:p/>
        </draw:connector>
        <draw:connector draw:style-name="gr51" draw:text-style-name="P1" xml:id="id61" draw:id="id61" draw:layer="layout" draw:line-skew="-0.501cm" svg:x1="50.9cm" svg:y1="12.114cm" svg:x2="51.9cm" svg:y2="20.27cm" draw:start-shape="id49" draw:start-glue-point="1" draw:end-shape="id60" draw:end-glue-point="0" svg:d="M50900 12114h1000v8156" svg:viewBox="0 0 1001 8157">
          <text:p/>
        </draw:connector>
        <draw:connector draw:style-name="gr51" draw:text-style-name="P1" draw:layer="layout" draw:line-skew="-0.534cm" svg:x1="50.9cm" svg:y1="7.758cm" svg:x2="51.9cm" svg:y2="16.192cm" draw:start-shape="id48" draw:start-glue-point="1" draw:end-shape="id61" draw:end-glue-point="0" svg:d="M50900 7758h967v8434h33" svg:viewBox="0 0 1001 8435">
          <text:p/>
        </draw:connector>
        <draw:connector draw:style-name="gr5" draw:text-style-name="P1" draw:layer="layout" draw:type="curve" svg:x1="23.9cm" svg:y1="77.95cm" svg:x2="46.7cm" svg:y2="69.752cm" draw:start-shape="id55" draw:start-glue-point="1" draw:end-shape="id62" svg:d="M23900 77950c17100 0 5700-8198 22800-8198" svg:viewBox="0 0 22801 8199">
          <text:p/>
        </draw:connector>
        <draw:connector draw:style-name="gr5" draw:text-style-name="P1" draw:layer="layout" draw:type="curve" svg:x1="10.4cm" svg:y1="69.752cm" svg:x2="46.7cm" svg:y2="69.752cm" draw:end-shape="id62" draw:end-glue-point="3" svg:d="M10400 69752h36300" svg:viewBox="0 0 36301 1">
          <text:p/>
        </draw:connector>
        <draw:connector draw:style-name="gr5" draw:text-style-name="P1" draw:layer="layout" draw:type="curve" svg:x1="43.6cm" svg:y1="62.225cm" svg:x2="46.7cm" svg:y2="69.752cm" draw:start-shape="id57" draw:start-glue-point="1" draw:end-shape="id62" draw:end-glue-point="3" svg:d="M43600 62225c2325 0 775 7527 3100 7527" svg:viewBox="0 0 3101 7528">
          <text:p/>
        </draw:connector>
        <draw:connector draw:style-name="gr5" draw:text-style-name="P1" draw:layer="layout" draw:type="curve" svg:x1="10.4cm" svg:y1="69.752cm" svg:x2="33cm" svg:y2="62.225cm" draw:end-shape="id57" draw:end-glue-point="3" svg:d="M10400 69752c16575 0 5275-7527 22600-7527" svg:viewBox="0 0 22601 7528">
          <text:p/>
        </draw:connector>
        <draw:connector draw:style-name="gr5" draw:text-style-name="P1" draw:layer="layout" draw:type="curve" svg:x1="9.9cm" svg:y1="56.197cm" svg:x2="33cm" svg:y2="62.225cm" draw:start-shape="id63" draw:end-shape="id57" draw:end-glue-point="3" svg:d="M9900 56197c17325 0 5775 6028 23100 6028" svg:viewBox="0 0 23101 6029">
          <text:p/>
        </draw:connector>
        <draw:connector draw:style-name="gr5" draw:text-style-name="P1" draw:layer="layout" draw:type="curve" draw:line-skew="-0.8cm" svg:x1="24cm" svg:y1="43.73cm" svg:x2="33cm" svg:y2="62.225cm" draw:start-shape="id36" draw:start-glue-point="1" draw:end-shape="id57" draw:end-glue-point="3" svg:d="M24000 43730c5550 0 1050 18495 9000 18495" svg:viewBox="0 0 9001 18496">
          <text:p/>
        </draw:connector>
        <draw:connector draw:style-name="gr5" draw:text-style-name="P1" draw:layer="layout" draw:type="curve" svg:x1="23.2cm" svg:y1="37.563cm" svg:x2="33cm" svg:y2="62.225cm" draw:start-shape="id37" draw:start-glue-point="1" draw:end-shape="id57" draw:end-glue-point="3" svg:d="M23200 37563c7350 0 2450 24662 9800 24662" svg:viewBox="0 0 9801 24663">
          <text:p/>
        </draw:connector>
        <draw:connector draw:style-name="gr5" draw:text-style-name="P1" draw:layer="layout" draw:type="curve" draw:line-skew="-1.7cm" svg:x1="23.6cm" svg:y1="49.863cm" svg:x2="33cm" svg:y2="62.225cm" draw:start-shape="id38" draw:end-shape="id57" draw:end-glue-point="3" svg:d="M23600 49863c4500 0-200 12362 9400 12362" svg:viewBox="0 0 9401 12363">
          <text:p/>
        </draw:connector>
        <draw:connector draw:style-name="gr5" draw:text-style-name="P1" draw:layer="layout" draw:type="curve" svg:x1="51.813cm" svg:y1="33.474cm" svg:x2="33cm" svg:y2="62.225cm" draw:start-shape="id64" draw:start-glue-point="3" draw:end-shape="id57" draw:end-glue-point="3" svg:d="M51813 33474c-28971 0-19564 28751-18813 28751" svg:viewBox="0 0 20862 28752">
          <text:p/>
        </draw:connector>
        <draw:connector draw:style-name="gr5" draw:text-style-name="P1" draw:layer="layout" draw:type="curve" svg:x1="10.4cm" svg:y1="69.752cm" svg:x2="16.3cm" svg:y2="77.95cm" draw:end-shape="id55" draw:end-glue-point="3" svg:d="M10400 69752c4050 0 1100 8198 5900 8198" svg:viewBox="0 0 5901 8199">
          <text:p/>
        </draw:connector>
        <draw:connector draw:style-name="gr5" draw:text-style-name="P1" xml:id="id64" draw:id="id64" draw:layer="layout" draw:type="line" svg:x1="51.896cm" svg:y1="30.167cm" svg:x2="51.813cm" svg:y2="33.474cm" svg:d="M51896 30167l-83 3307" svg:viewBox="0 0 84 3308">
          <text:p/>
        </draw:connector>
        <draw:frame draw:style-name="gr52" draw:text-style-name="P15" draw:layer="layout" svg:width="22.4cm" svg:height="1.826cm" svg:x="18.2cm" svg:y="1cm">
          <draw:text-box>
            <text:p text:style-name="P1"><text:span text:style-name="T18">Class Variables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>
        <draw:frame draw:style-name="gr41" draw:text-style-name="P12" xml:id="id65" draw:id="id65" draw:layer="layout" svg:width="8.4cm" svg:height="3.806cm" svg:x="1.6cm" svg:y="40.716cm">
          <draw:text-box>
            <text:p><text:span text:style-name="T16">TransmissionCurve(object):</text:span></text:p>
            <text:p><text:span text:style-name="T16">______________________</text:span></text:p>
            <text:p><text:span text:style-name="T16">.get_data()</text:span></text:p>
            <text:p><text:span text:style-name="T16">.resample()</text:span></text:p>
            <text:p><text:span text:style-name="T16">.renormalize()</text:span></text:p>
          </draw:text-box>
        </draw:frame>
        <draw:frame draw:style-name="gr53" draw:text-style-name="P12" xml:id="id66" draw:id="id66" draw:layer="layout" svg:width="10.8cm" svg:height="3.884cm" svg:x="13.2cm" svg:y="41.116cm">
          <draw:text-box>
            <text:p><text:span text:style-name="T16">EmissionCurve(TransmissionCurve):</text:span></text:p>
            <text:p><text:span text:style-name="T16">_____________________________</text:span></text:p>
            <text:p><text:span text:style-name="T16">…</text:span></text:p>
            <text:p><text:span text:style-name="T16">.resample()</text:span></text:p>
            <text:p><text:span text:style-name="T16">.convert_to_photons()</text:span></text:p>
          </draw:text-box>
        </draw:frame>
        <draw:frame draw:style-name="gr45" draw:text-style-name="P12" xml:id="id68" draw:id="id68" draw:layer="layout" svg:width="10cm" svg:height="2.384cm" svg:x="13.6cm" svg:y="48.316cm">
          <draw:text-box>
            <text:p><text:span text:style-name="T16">BlackbodyCurve(EmissionCurve):</text:span></text:p>
            <text:p><text:span text:style-name="T16">___________________________</text:span></text:p>
            <text:p><text:span text:style-name="T16">…</text:span></text:p>
          </draw:text-box>
        </draw:frame>
        <draw:frame draw:style-name="gr45" draw:text-style-name="P12" xml:id="id67" draw:id="id67" draw:layer="layout" svg:width="9.8cm" svg:height="2.384cm" svg:x="13.4cm" svg:y="36.016cm">
          <draw:text-box>
            <text:p><text:span text:style-name="T16">UnityCurve(TransmissionCurve):</text:span></text:p>
            <text:p><text:span text:style-name="T16">__________________________</text:span></text:p>
            <text:p><text:span text:style-name="T16">…</text:span></text:p>
          </draw:text-box>
        </draw:frame>
        <draw:connector draw:style-name="gr5" draw:text-style-name="P1" draw:layer="layout" draw:type="curve" svg:x1="10cm" svg:y1="42.619cm" svg:x2="13.2cm" svg:y2="43.058cm" draw:start-shape="id65" draw:start-glue-point="1" draw:end-shape="id66" svg:d="M10000 42619c2400 0 800 439 3200 439" svg:viewBox="0 0 3201 440">
          <text:p/>
        </draw:connector>
        <draw:connector draw:style-name="gr5" draw:text-style-name="P1" draw:layer="layout" draw:type="curve" svg:x1="10cm" svg:y1="42.619cm" svg:x2="13.4cm" svg:y2="37.208cm" draw:start-shape="id65" draw:start-glue-point="1" draw:end-shape="id67" draw:end-glue-point="3" svg:d="M10000 42619c2550 0 850-5411 3400-5411" svg:viewBox="0 0 3401 5412">
          <text:p/>
        </draw:connector>
        <draw:connector draw:style-name="gr5" draw:text-style-name="P1" draw:layer="layout" draw:type="curve" svg:x1="18.6cm" svg:y1="45cm" svg:x2="18.6cm" svg:y2="48.316cm" draw:start-shape="id66" draw:start-glue-point="2" draw:end-shape="id68" draw:end-glue-point="0" svg:d="M18600 45000v3316" svg:viewBox="0 0 1 3317">
          <text:p/>
        </draw:connector>
        <draw:frame draw:style-name="gr44" draw:text-style-name="P14" xml:id="id69" draw:id="id69" draw:layer="layout" svg:width="6.8cm" svg:height="4.517cm" svg:x="1.6cm" svg:y="16.094cm">
          <draw:text-box>
            <text:p text:style-name="P13"><text:span text:style-name="T17">PSF(object):</text:span></text:p>
            <text:p text:style-name="P13"><text:span text:style-name="T17">_________________</text:span></text:p>
            <text:p><text:span text:style-name="T16">.set_array()</text:span></text:p>
            <text:p><text:span text:style-name="T16">.resize()</text:span></text:p>
            <text:p><text:span text:style-name="T16">.resample()</text:span></text:p>
            <text:p><text:span text:style-name="T16">.convolve()</text:span></text:p>
          </draw:text-box>
        </draw:frame>
        <draw:frame draw:style-name="gr45" draw:text-style-name="P12" xml:id="id70" draw:id="id70" draw:layer="layout" svg:width="5.8cm" svg:height="2.384cm" svg:x="13.663cm" svg:y="10.4cm">
          <draw:text-box>
            <text:p><text:span text:style-name="T16">AiryPSF(PSF):</text:span></text:p>
            <text:p><text:span text:style-name="T16">_______________</text:span></text:p>
            <text:p><text:span text:style-name="T16">...</text:span></text:p>
          </draw:text-box>
        </draw:frame>
        <draw:frame draw:style-name="gr45" draw:text-style-name="P12" xml:id="id71" draw:id="id71" draw:layer="layout" svg:width="6.6cm" svg:height="2.384cm" svg:x="13.663cm" svg:y="14.316cm">
          <draw:text-box>
            <text:p><text:span text:style-name="T16">CombinedPSF(PSF):</text:span></text:p>
            <text:p><text:span text:style-name="T16">_________________</text:span></text:p>
            <text:p><text:span text:style-name="T16">...</text:span></text:p>
          </draw:text-box>
        </draw:frame>
        <draw:frame draw:style-name="gr54" draw:text-style-name="P12" xml:id="id72" draw:id="id72" draw:layer="layout" svg:width="6.6cm" svg:height="2.4cm" svg:x="13.663cm" svg:y="17.6cm">
          <draw:text-box>
            <text:p><text:span text:style-name="T16">DeltaPSF(PSF):</text:span></text:p>
            <text:p><text:span text:style-name="T16">_________________</text:span></text:p>
            <text:p><text:span text:style-name="T16">...</text:span></text:p>
          </draw:text-box>
        </draw:frame>
        <draw:frame draw:style-name="gr54" draw:text-style-name="P12" xml:id="id73" draw:id="id73" draw:layer="layout" svg:width="7cm" svg:height="2.4cm" svg:x="13.663cm" svg:y="21.6cm">
          <draw:text-box>
            <text:p><text:span text:style-name="T16">GaussianPSF(PSF):</text:span></text:p>
            <text:p><text:span text:style-name="T16">__________________</text:span></text:p>
            <text:p><text:span text:style-name="T16">...</text:span></text:p>
          </draw:text-box>
        </draw:frame>
        <draw:frame draw:style-name="gr54" draw:text-style-name="P12" xml:id="id74" draw:id="id74" draw:layer="layout" svg:width="7cm" svg:height="2.4cm" svg:x="13.663cm" svg:y="25.7cm">
          <draw:text-box>
            <text:p><text:span text:style-name="T16">MoffatPSF(PSF):</text:span></text:p>
            <text:p><text:span text:style-name="T16">__________________</text:span></text:p>
            <text:p><text:span text:style-name="T16">...</text:span></text:p>
          </draw:text-box>
        </draw:frame>
        <draw:frame draw:style-name="gr54" draw:text-style-name="P12" xml:id="id75" draw:id="id75" draw:layer="layout" svg:width="7cm" svg:height="2.4cm" svg:x="13.663cm" svg:y="29.805cm">
          <draw:text-box>
            <text:p><text:span text:style-name="T16">UserPSF(PSF)</text:span></text:p>
            <text:p><text:span text:style-name="T16">__________________</text:span></text:p>
            <text:p><text:span text:style-name="T16">...</text:span></text:p>
          </draw:text-box>
        </draw:frame>
        <draw:connector draw:style-name="gr5" draw:text-style-name="P1" draw:layer="layout" draw:type="curve" svg:x1="8.4cm" svg:y1="18.352cm" svg:x2="13.663cm" svg:y2="11.592cm" draw:start-shape="id69" draw:start-glue-point="1" draw:end-shape="id70" draw:end-glue-point="3" svg:d="M8400 18352c3948 0 1317-6760 5263-6760" svg:viewBox="0 0 5264 6761">
          <text:p/>
        </draw:connector>
        <draw:connector draw:style-name="gr5" draw:text-style-name="P1" draw:layer="layout" draw:type="curve" svg:x1="8.4cm" svg:y1="18.352cm" svg:x2="13.663cm" svg:y2="15.508cm" draw:start-shape="id69" draw:start-glue-point="1" draw:end-shape="id71" draw:end-glue-point="3" svg:d="M8400 18352c3948 0 1317-2844 5263-2844" svg:viewBox="0 0 5264 2845">
          <text:p/>
        </draw:connector>
        <draw:connector draw:style-name="gr5" draw:text-style-name="P1" draw:layer="layout" draw:type="curve" svg:x1="8.4cm" svg:y1="18.352cm" svg:x2="13.663cm" svg:y2="18.8cm" draw:start-shape="id69" draw:start-glue-point="1" draw:end-shape="id72" draw:end-glue-point="3" svg:d="M8400 18352c3948 0 1317 448 5263 448" svg:viewBox="0 0 5264 449">
          <text:p/>
        </draw:connector>
        <draw:connector draw:style-name="gr5" draw:text-style-name="P1" draw:layer="layout" draw:type="curve" svg:x1="8.4cm" svg:y1="18.352cm" svg:x2="13.663cm" svg:y2="22.8cm" draw:start-shape="id69" draw:start-glue-point="1" draw:end-shape="id73" draw:end-glue-point="3" svg:d="M8400 18352c3948 0 1317 4448 5263 4448" svg:viewBox="0 0 5264 4449">
          <text:p/>
        </draw:connector>
        <draw:connector draw:style-name="gr5" draw:text-style-name="P1" draw:layer="layout" draw:type="curve" svg:x1="8.4cm" svg:y1="18.352cm" svg:x2="13.663cm" svg:y2="26.9cm" draw:start-shape="id69" draw:start-glue-point="1" draw:end-shape="id74" draw:end-glue-point="3" svg:d="M8400 18352c3948 0 1317 8548 5263 8548" svg:viewBox="0 0 5264 8549">
          <text:p/>
        </draw:connector>
        <draw:connector draw:style-name="gr5" draw:text-style-name="P1" draw:layer="layout" draw:type="curve" svg:x1="8.4cm" svg:y1="18.352cm" svg:x2="13.663cm" svg:y2="31.005cm" draw:start-shape="id69" draw:start-glue-point="1" draw:end-shape="id75" draw:end-glue-point="3" svg:d="M8400 18352c3948 0 1317 12653 5263 12653" svg:viewBox="0 0 5264 12654">
          <text:p/>
        </draw:connector>
        <draw:frame draw:style-name="gr44" draw:text-style-name="P14" xml:id="id77" draw:id="id77" draw:layer="layout" svg:width="8.8cm" svg:height="4.517cm" svg:x="27.4cm" svg:y="16.105cm">
          <draw:text-box>
            <text:p text:style-name="P13"><text:span text:style-name="T17">PSFCube(object):</text:span></text:p>
            <text:p text:style-name="P13"><text:span text:style-name="T17">_______________________</text:span></text:p>
            <text:p><text:span text:style-name="T16">.resize()</text:span></text:p>
            <text:p><text:span text:style-name="T16">.resample()</text:span></text:p>
            <text:p><text:span text:style-name="T16">.export_to_FITS()</text:span></text:p>
            <text:p><text:span text:style-name="T16">.convolve()</text:span></text:p>
          </draw:text-box>
        </draw:frame>
        <draw:frame draw:style-name="gr55" draw:text-style-name="P12" xml:id="id78" draw:id="id78" draw:layer="layout" svg:width="7.7cm" svg:height="2.506cm" svg:x="43.1cm" svg:y="6.8cm">
          <draw:text-box>
            <text:p><text:span text:style-name="T16">AiryPSFCube(PSFCube):</text:span></text:p>
            <text:p><text:span text:style-name="T16">____________________</text:span></text:p>
            <text:p><text:span text:style-name="T16">...</text:span></text:p>
          </draw:text-box>
        </draw:frame>
        <draw:frame draw:style-name="gr43" draw:text-style-name="P12" xml:id="id79" draw:id="id79" draw:layer="layout" svg:width="9.6cm" svg:height="3.095cm" svg:x="41.2cm" svg:y="10.922cm">
          <draw:text-box>
            <text:p><text:span text:style-name="T16">CombinedPSFCube(PSFCube):</text:span></text:p>
            <text:p><text:span text:style-name="T16">___________________</text:span></text:p>
            <text:p><text:span text:style-name="T16">...</text:span></text:p>
          </draw:text-box>
        </draw:frame>
        <draw:frame draw:style-name="gr43" draw:text-style-name="P12" xml:id="id80" draw:id="id80" draw:layer="layout" svg:width="8.6cm" svg:height="3.095cm" svg:x="42.2cm" svg:y="14.406cm">
          <draw:text-box>
            <text:p><text:span text:style-name="T16">DeltaPSFCube(PSFCube):</text:span></text:p>
            <text:p><text:span text:style-name="T16">___________________</text:span></text:p>
            <text:p><text:span text:style-name="T16">…</text:span></text:p>
          </draw:text-box>
        </draw:frame>
        <draw:frame draw:style-name="gr43" draw:text-style-name="P12" xml:id="id81" draw:id="id81" draw:layer="layout" svg:width="8.6cm" svg:height="3.095cm" svg:x="42.2cm" svg:y="18.711cm">
          <draw:text-box>
            <text:p><text:span text:style-name="T16">GaussianPSFCube(PSFCube):</text:span></text:p>
            <text:p><text:span text:style-name="T16">___________________</text:span></text:p>
            <text:p><text:span text:style-name="T16">…</text:span></text:p>
          </draw:text-box>
        </draw:frame>
        <draw:frame draw:style-name="gr43" draw:text-style-name="P12" xml:id="id82" draw:id="id82" draw:layer="layout" svg:width="8.6cm" svg:height="3.095cm" svg:x="42.2cm" svg:y="23.606cm">
          <draw:text-box>
            <text:p><text:span text:style-name="T16">MoffatPSFCube(PSFCube):</text:span></text:p>
            <text:p><text:span text:style-name="T16">___________________</text:span></text:p>
            <text:p><text:span text:style-name="T16">…</text:span></text:p>
          </draw:text-box>
        </draw:frame>
        <draw:frame draw:style-name="gr43" draw:text-style-name="P12" xml:id="id83" draw:id="id83" draw:layer="layout" svg:width="8.6cm" svg:height="3.095cm" svg:x="42.2cm" svg:y="28.611cm">
          <draw:text-box>
            <text:p><text:span text:style-name="T16">UserPSFCube(PSFCube)</text:span></text:p>
            <text:p><text:span text:style-name="T16">___________________</text:span></text:p>
            <text:p><text:span text:style-name="T16">...</text:span></text:p>
          </draw:text-box>
        </draw:frame>
        <draw:frame draw:style-name="gr54" draw:text-style-name="P12" xml:id="id76" draw:id="id76" draw:layer="layout" svg:width="7.6cm" svg:height="2.4cm" svg:x="13.6cm" svg:y="6.4cm">
          <draw:text-box>
            <text:p><text:span text:style-name="T16">AiryDiskDiff2DPSF(PSF)</text:span></text:p>
            <text:p><text:span text:style-name="T16">____________________</text:span></text:p>
            <text:p><text:span text:style-name="T16">...</text:span></text:p>
          </draw:text-box>
        </draw:frame>
        <draw:connector draw:style-name="gr5" draw:text-style-name="P1" draw:layer="layout" draw:type="curve" svg:x1="8.4cm" svg:y1="18.352cm" svg:x2="13.6cm" svg:y2="7.6cm" draw:start-shape="id69" draw:start-glue-point="1" draw:end-shape="id76" draw:end-glue-point="3" svg:d="M8400 18352c3900 0 1300-10752 5200-10752" svg:viewBox="0 0 5201 10753">
          <text:p/>
        </draw:connector>
        <draw:connector draw:style-name="gr5" draw:text-style-name="P1" draw:layer="layout" draw:type="curve" draw:line-skew="-1.25cm" svg:x1="36.2cm" svg:y1="18.363cm" svg:x2="43.1cm" svg:y2="8.053cm" draw:start-shape="id77" draw:start-glue-point="1" draw:end-shape="id78" draw:end-glue-point="3" svg:d="M36200 18363c3300 0-150-10310 6900-10310" svg:viewBox="0 0 6901 10311">
          <text:p/>
        </draw:connector>
        <draw:connector draw:style-name="gr5" draw:text-style-name="P1" draw:layer="layout" draw:type="curve" svg:x1="36.2cm" svg:y1="18.363cm" svg:x2="41.2cm" svg:y2="12.469cm" draw:start-shape="id77" draw:start-glue-point="1" draw:end-shape="id79" svg:d="M36200 18363c3750 0 1250-5894 5000-5894" svg:viewBox="0 0 5001 5895">
          <text:p/>
        </draw:connector>
        <draw:connector draw:style-name="gr5" draw:text-style-name="P1" draw:layer="layout" draw:type="curve" svg:x1="36.2cm" svg:y1="18.363cm" svg:x2="42.2cm" svg:y2="15.953cm" draw:start-shape="id77" draw:start-glue-point="1" draw:end-shape="id80" draw:end-glue-point="3" svg:d="M36200 18363c4500 0 1500-2410 6000-2410" svg:viewBox="0 0 6001 2411">
          <text:p/>
        </draw:connector>
        <draw:connector draw:style-name="gr5" draw:text-style-name="P1" draw:layer="layout" draw:type="curve" svg:x1="36.2cm" svg:y1="18.363cm" svg:x2="42.2cm" svg:y2="20.258cm" draw:start-shape="id77" draw:start-glue-point="1" draw:end-shape="id81" draw:end-glue-point="3" svg:d="M36200 18363c4500 0 1500 1895 6000 1895" svg:viewBox="0 0 6001 1896">
          <text:p/>
        </draw:connector>
        <draw:connector draw:style-name="gr5" draw:text-style-name="P1" draw:layer="layout" draw:type="curve" svg:x1="36.2cm" svg:y1="18.363cm" svg:x2="42.2cm" svg:y2="25.153cm" draw:start-shape="id77" draw:start-glue-point="1" draw:end-shape="id82" draw:end-glue-point="3" svg:d="M36200 18363c4500 0 1500 6790 6000 6790" svg:viewBox="0 0 6001 6791">
          <text:p/>
        </draw:connector>
        <draw:connector draw:style-name="gr5" draw:text-style-name="P1" draw:layer="layout" draw:type="curve" svg:x1="36.2cm" svg:y1="18.363cm" svg:x2="42.2cm" svg:y2="30.158cm" draw:start-shape="id77" draw:start-glue-point="1" draw:end-shape="id83" draw:end-glue-point="3" svg:d="M36200 18363c4500 0 1500 11795 6000 11795" svg:viewBox="0 0 6001 11796">
          <text:p/>
        </draw:connector>
        <draw:connector draw:style-name="gr5" draw:text-style-name="P1" draw:layer="layout" draw:type="curve" svg:x1="21.2cm" svg:y1="7.6cm" svg:x2="27.4cm" svg:y2="18.363cm" draw:start-shape="id76" draw:start-glue-point="1" draw:end-shape="id77" draw:end-glue-point="3" svg:d="M21200 7600c4650 0 1550 10763 6200 10763" svg:viewBox="0 0 6201 10764">
          <text:p/>
        </draw:connector>
        <draw:connector draw:style-name="gr5" draw:text-style-name="P1" draw:layer="layout" draw:type="curve" svg:x1="19.463cm" svg:y1="11.592cm" svg:x2="27.4cm" svg:y2="18.363cm" draw:start-shape="id70" draw:start-glue-point="1" draw:end-shape="id77" draw:end-glue-point="3" svg:d="M19463 11592c5953 0 1985 6771 7937 6771" svg:viewBox="0 0 7938 6772">
          <text:p/>
        </draw:connector>
        <draw:connector draw:style-name="gr5" draw:text-style-name="P1" draw:layer="layout" draw:type="curve" svg:x1="20.263cm" svg:y1="15.508cm" svg:x2="27.4cm" svg:y2="18.363cm" draw:start-shape="id71" draw:start-glue-point="1" draw:end-shape="id77" draw:end-glue-point="3" svg:d="M20263 15508c5353 0 1785 2855 7137 2855" svg:viewBox="0 0 7138 2856">
          <text:p/>
        </draw:connector>
        <draw:connector draw:style-name="gr5" draw:text-style-name="P1" draw:layer="layout" draw:type="curve" svg:x1="20.263cm" svg:y1="18.8cm" svg:x2="27.4cm" svg:y2="18.363cm" draw:start-shape="id72" draw:start-glue-point="1" draw:end-shape="id77" draw:end-glue-point="3" svg:d="M20263 18800c5353 0 1785-437 7137-437" svg:viewBox="0 0 7138 438">
          <text:p/>
        </draw:connector>
        <draw:connector draw:style-name="gr5" draw:text-style-name="P1" draw:layer="layout" draw:type="curve" svg:x1="20.663cm" svg:y1="22.8cm" svg:x2="27.4cm" svg:y2="18.363cm" draw:start-shape="id73" draw:start-glue-point="1" draw:end-shape="id77" draw:end-glue-point="3" svg:d="M20663 22800c5053 0 1685-4437 6737-4437" svg:viewBox="0 0 6738 4438">
          <text:p/>
        </draw:connector>
        <draw:connector draw:style-name="gr5" draw:text-style-name="P1" draw:layer="layout" draw:type="curve" svg:x1="20.663cm" svg:y1="26.9cm" svg:x2="27.4cm" svg:y2="18.363cm" draw:start-shape="id74" draw:start-glue-point="1" draw:end-shape="id77" draw:end-glue-point="3" svg:d="M20663 26900c5053 0 1685-8537 6737-8537" svg:viewBox="0 0 6738 8538">
          <text:p/>
        </draw:connector>
        <draw:connector draw:style-name="gr5" draw:text-style-name="P1" draw:layer="layout" draw:type="curve" svg:x1="20.663cm" svg:y1="31.005cm" svg:x2="27.4cm" svg:y2="18.363cm" draw:start-shape="id75" draw:start-glue-point="1" draw:end-shape="id77" draw:end-glue-point="3" svg:d="M20663 31005c5053 0 1685-12642 6737-12642" svg:viewBox="0 0 6738 12643">
          <text:p/>
        </draw:connector>
        <draw:frame draw:style-name="gr50" draw:text-style-name="P12" xml:id="id85" draw:id="id85" draw:layer="layout" svg:width="10.5cm" svg:height="6.65cm" svg:x="16.3cm" svg:y="76.047cm">
          <draw:text-box>
            <text:p><text:span text:style-name="T16">LightObject(Source):</text:span></text:p>
            <text:p><text:span text:style-name="T16">____________________</text:span></text:p>
            <text:p><text:span text:style-name="T16">…</text:span></text:p>
            <text:p><text:span text:style-name="T16">.add_uniform_background()</text:span></text:p>
            <text:p><text:span text:style-name="T16">.apply_psf_cube()</text:span></text:p>
            <text:p><text:span text:style-name="T16">.apply_plane_effect()</text:span></text:p>
            <text:p><text:span text:style-name="T16">.apply_transmission_curve()</text:span></text:p>
            <text:p><text:span text:style-name="T16">.get_slice_photons()</text:span></text:p>
            <text:p><text:span text:style-name="T16">.poissonify()</text:span></text:p>
          </draw:text-box>
        </draw:frame>
        <draw:frame draw:style-name="gr50" draw:text-style-name="P12" xml:id="id87" draw:id="id87" draw:layer="layout" svg:width="10.6cm" svg:height="6.65cm" svg:x="33cm" svg:y="58.9cm">
          <draw:text-box>
            <text:p><text:span text:style-name="T16">OpticalTrain(object):</text:span></text:p>
            <text:p><text:span text:style-name="T16">____________________________</text:span></text:p>
            <text:p><text:span text:style-name="T16">.read()</text:span></text:p>
            <text:p><text:span text:style-name="T16">.save()</text:span></text:p>
            <text:p><text:span text:style-name="T16">.make()</text:span></text:p>
            <text:p><text:span text:style-name="T16">.get_master_tc()</text:span></text:p>
            <text:p><text:span text:style-name="T16">.get_master_psf()</text:span></text:p>
            <text:p><text:span text:style-name="T16">.get_plane_effects()</text:span></text:p>
            <text:p><text:span text:style-name="T16">.get_detector()</text:span></text:p>
          </draw:text-box>
        </draw:frame>
        <draw:frame draw:style-name="gr42" draw:text-style-name="P12" xml:id="id92" draw:id="id92" draw:layer="layout" svg:width="10.2cm" svg:height="5.228cm" svg:x="46.7cm" svg:y="67.494cm">
          <draw:text-box>
            <text:p><text:span text:style-name="T16">SimulationRun(object):</text:span></text:p>
            <text:p><text:span text:style-name="T16">___________________________</text:span></text:p>
            <text:p><text:span text:style-name="T16">.set_defaults()</text:span></text:p>
            <text:p><text:span text:style-name="T16">.get_user_commands()</text:span></text:p>
            <text:p><text:span text:style-name="T16">.get_optical_train()</text:span></text:p>
            <text:p><text:span text:style-name="T16">.get_source()</text:span></text:p>
            <text:p><text:span text:style-name="T16">.run()</text:span></text:p>
          </draw:text-box>
        </draw:frame>
        <draw:frame draw:style-name="gr50" draw:text-style-name="P12" xml:id="id93" draw:id="id93" draw:layer="layout" svg:width="8.3cm" svg:height="6.65cm" svg:x="1.6cm" svg:y="53.583cm">
          <draw:text-box>
            <text:p><text:span text:style-name="T16">Detector(object):</text:span></text:p>
            <text:p><text:span text:style-name="T16">______________________</text:span></text:p>
            <text:p><text:span text:style-name="T16">.make_detector()</text:span></text:p>
            <text:p><text:span text:style-name="T16">.read_in_detector_noise()</text:span></text:p>
            <text:p><text:span text:style-name="T16">.generate_hxrg_noise()</text:span></text:p>
            <text:p><text:span text:style-name="T16">.add_cosmic_rays()</text:span></text:p>
            <text:p><text:span text:style-name="T16">.add_dead_pixels()</text:span></text:p>
            <text:p><text:span text:style-name="T16">.add_dead_lines()</text:span></text:p>
            <text:p><text:span text:style-name="T16">.apply_saturation()</text:span></text:p>
          </draw:text-box>
        </draw:frame>
        <draw:frame draw:style-name="gr44" draw:text-style-name="P12" xml:id="id84" draw:id="id84" draw:layer="layout" svg:width="7.2cm" svg:height="4.517cm" svg:x="1.6cm" svg:y="74.572cm">
          <draw:text-box>
            <text:p><text:span text:style-name="T16">Source(object):</text:span></text:p>
            <text:p><text:span text:style-name="T16">___________________</text:span></text:p>
            <text:p><text:span text:style-name="T16">.from_cube()</text:span></text:p>
            <text:p><text:span text:style-name="T16">.from_arrays()</text:span></text:p>
            <text:p><text:span text:style-name="T16">.read()</text:span></text:p>
            <text:p><text:span text:style-name="T16">.write()</text:span></text:p>
          </draw:text-box>
        </draw:frame>
        <draw:frame draw:style-name="gr45" draw:text-style-name="P12" xml:id="id86" draw:id="id86" draw:layer="layout" svg:width="7.2cm" svg:height="2.384cm" svg:x="1.6cm" svg:y="62.805cm">
          <draw:text-box>
            <text:p><text:span text:style-name="T16">PlaneEffect(object):</text:span></text:p>
            <text:p><text:span text:style-name="T16">___________________</text:span></text:p>
            <text:p><text:span text:style-name="T16">???</text:span></text:p>
          </draw:text-box>
        </draw:frame>
        <draw:frame draw:style-name="gr54" draw:text-style-name="P12" draw:layer="layout" svg:width="8.6cm" svg:height="2.4cm" svg:x="1.8cm" svg:y="68.4cm">
          <draw:text-box>
            <text:p><text:span text:style-name="T16">UserCommands(object):</text:span></text:p>
            <text:p><text:span text:style-name="T16">_______________________</text:span></text:p>
            <text:p><text:span text:style-name="T16">.read()</text:span></text:p>
          </draw:text-box>
        </draw:frame>
        <draw:connector draw:style-name="gr5" draw:text-style-name="P1" draw:layer="layout" draw:type="curve" svg:x1="8.8cm" svg:y1="76.83cm" svg:x2="16.3cm" svg:y2="79.372cm" draw:start-shape="id84" draw:start-glue-point="1" draw:end-shape="id85" draw:end-glue-point="3" svg:d="M8800 76830c5625 0 1875 2542 7500 2542" svg:viewBox="0 0 7501 2543">
          <text:p/>
        </draw:connector>
        <draw:connector draw:style-name="gr5" draw:text-style-name="P1" draw:layer="layout" draw:type="curve" svg:x1="8.8cm" svg:y1="63.997cm" svg:x2="33cm" svg:y2="62.225cm" draw:start-shape="id86" draw:start-glue-point="1" draw:end-shape="id87" draw:end-glue-point="3" svg:d="M8800 63997c18150 0 6050-1772 24200-1772" svg:viewBox="0 0 24201 1773">
          <text:p/>
        </draw:connector>
        <draw:connector draw:style-name="gr51" draw:text-style-name="P1" xml:id="id88" draw:id="id88" draw:layer="layout" draw:line-skew="0.499cm" svg:x1="50.8cm" svg:y1="25.153cm" svg:x2="50.8cm" svg:y2="31.014cm" draw:start-shape="id82" draw:start-glue-point="1" svg:d="M50800 25153h1000v5861h-1000" svg:viewBox="0 0 1001 5862">
          <text:p/>
        </draw:connector>
        <draw:connector draw:style-name="gr51" draw:text-style-name="P1" xml:id="id89" draw:id="id89" draw:layer="layout" draw:line-skew="-0.501cm" svg:x1="50.8cm" svg:y1="20.914cm" svg:x2="51.8cm" svg:y2="28.083cm" draw:end-shape="id88" draw:end-glue-point="0" svg:d="M50800 20914h1000v7169" svg:viewBox="0 0 1001 7170">
          <text:p/>
        </draw:connector>
        <draw:connector draw:style-name="gr51" draw:text-style-name="P1" xml:id="id90" draw:id="id90" draw:layer="layout" draw:line-skew="-0.501cm" svg:x1="50.8cm" svg:y1="15.953cm" svg:x2="51.8cm" svg:y2="24.498cm" draw:start-shape="id80" draw:start-glue-point="1" draw:end-shape="id89" draw:end-glue-point="0" svg:d="M50800 15953h1000v8545" svg:viewBox="0 0 1001 8546">
          <text:p/>
        </draw:connector>
        <draw:connector draw:style-name="gr51" draw:text-style-name="P1" xml:id="id91" draw:id="id91" draw:layer="layout" draw:line-skew="-0.501cm" svg:x1="50.8cm" svg:y1="12.469cm" svg:x2="51.8cm" svg:y2="20.225cm" draw:start-shape="id79" draw:start-glue-point="1" draw:end-shape="id90" draw:end-glue-point="0" svg:d="M50800 12469h1000v7756" svg:viewBox="0 0 1001 7757">
          <text:p/>
        </draw:connector>
        <draw:connector draw:style-name="gr51" draw:text-style-name="P1" draw:layer="layout" draw:line-skew="-0.534cm" svg:x1="50.8cm" svg:y1="8.053cm" svg:x2="51.8cm" svg:y2="16.347cm" draw:start-shape="id78" draw:start-glue-point="1" draw:end-shape="id91" draw:end-glue-point="0" svg:d="M50800 8053h967v8294h33" svg:viewBox="0 0 1001 8295">
          <text:p/>
        </draw:connector>
        <draw:connector draw:style-name="gr5" draw:text-style-name="P1" draw:layer="layout" draw:type="curve" svg:x1="26.8cm" svg:y1="79.372cm" svg:x2="46.7cm" svg:y2="70.108cm" draw:start-shape="id85" draw:start-glue-point="1" draw:end-shape="id92" svg:d="M26800 79372c14925 0 4975-9264 19900-9264" svg:viewBox="0 0 19901 9265">
          <text:p/>
        </draw:connector>
        <draw:connector draw:style-name="gr5" draw:text-style-name="P1" draw:layer="layout" draw:type="curve" svg:x1="10.4cm" svg:y1="69.752cm" svg:x2="46.7cm" svg:y2="70.108cm" draw:end-shape="id92" draw:end-glue-point="3" svg:d="M10400 69752c26850 0 8700 356 36300 356" svg:viewBox="0 0 36301 357">
          <text:p/>
        </draw:connector>
        <draw:connector draw:style-name="gr5" draw:text-style-name="P1" draw:layer="layout" draw:type="curve" svg:x1="43.6cm" svg:y1="62.225cm" svg:x2="46.7cm" svg:y2="70.108cm" draw:start-shape="id87" draw:start-glue-point="1" draw:end-shape="id92" draw:end-glue-point="3" svg:d="M43600 62225c2325 0 775 7883 3100 7883" svg:viewBox="0 0 3101 7884">
          <text:p/>
        </draw:connector>
        <draw:connector draw:style-name="gr5" draw:text-style-name="P1" draw:layer="layout" draw:type="curve" svg:x1="10.4cm" svg:y1="69.752cm" svg:x2="33cm" svg:y2="62.225cm" draw:end-shape="id87" draw:end-glue-point="3" svg:d="M10400 69752c16575 0 5275-7527 22600-7527" svg:viewBox="0 0 22601 7528">
          <text:p/>
        </draw:connector>
        <draw:connector draw:style-name="gr5" draw:text-style-name="P1" draw:layer="layout" draw:type="curve" svg:x1="9.9cm" svg:y1="56.908cm" svg:x2="33cm" svg:y2="62.225cm" draw:start-shape="id93" draw:end-shape="id87" draw:end-glue-point="3" svg:d="M9900 56908c17325 0 5775 5317 23100 5317" svg:viewBox="0 0 23101 5318">
          <text:p/>
        </draw:connector>
        <draw:connector draw:style-name="gr5" draw:text-style-name="P1" draw:layer="layout" draw:type="curve" draw:line-skew="-0.8cm" svg:x1="24cm" svg:y1="43.058cm" svg:x2="33cm" svg:y2="62.225cm" draw:start-shape="id66" draw:start-glue-point="1" draw:end-shape="id87" draw:end-glue-point="3" svg:d="M24000 43058c5550 0 1050 19167 9000 19167" svg:viewBox="0 0 9001 19168">
          <text:p/>
        </draw:connector>
        <draw:connector draw:style-name="gr5" draw:text-style-name="P1" draw:layer="layout" draw:type="curve" svg:x1="23.2cm" svg:y1="37.208cm" svg:x2="33cm" svg:y2="62.225cm" draw:start-shape="id67" draw:start-glue-point="1" draw:end-shape="id87" draw:end-glue-point="3" svg:d="M23200 37208c7350 0 2450 25017 9800 25017" svg:viewBox="0 0 9801 25018">
          <text:p/>
        </draw:connector>
        <draw:connector draw:style-name="gr5" draw:text-style-name="P1" draw:layer="layout" draw:type="curve" draw:line-skew="-1.7cm" svg:x1="23.6cm" svg:y1="49.508cm" svg:x2="33cm" svg:y2="62.225cm" draw:start-shape="id68" draw:end-shape="id87" draw:end-glue-point="3" svg:d="M23600 49508c4500 0-200 12717 9400 12717" svg:viewBox="0 0 9401 12718">
          <text:p/>
        </draw:connector>
        <draw:connector draw:style-name="gr5" draw:text-style-name="P1" draw:layer="layout" draw:type="curve" svg:x1="51.713cm" svg:y1="33.474cm" svg:x2="33cm" svg:y2="62.225cm" draw:start-shape="id94" draw:start-glue-point="3" draw:end-shape="id87" draw:end-glue-point="3" svg:d="M51713 33474c-28821 0-19464 28751-18713 28751" svg:viewBox="0 0 20754 28752">
          <text:p/>
        </draw:connector>
        <draw:connector draw:style-name="gr5" draw:text-style-name="P1" draw:layer="layout" draw:type="curve" svg:x1="10.4cm" svg:y1="69.752cm" svg:x2="16.3cm" svg:y2="79.372cm" draw:end-shape="id85" draw:end-glue-point="3" svg:d="M10400 69752c4050 0 1100 9620 5900 9620" svg:viewBox="0 0 5901 9621">
          <text:p/>
        </draw:connector>
        <draw:connector draw:style-name="gr5" draw:text-style-name="P1" xml:id="id94" draw:id="id94" draw:layer="layout" draw:type="line" svg:x1="51.796cm" svg:y1="30.167cm" svg:x2="51.713cm" svg:y2="33.474cm" svg:d="M51796 30167l-83 3307" svg:viewBox="0 0 84 3308">
          <text:p/>
        </draw:connector>
        <draw:frame draw:style-name="gr52" draw:text-style-name="P15" draw:layer="layout" svg:width="22.4cm" svg:height="1.826cm" svg:x="18.2cm" svg:y="1cm">
          <draw:text-box>
            <text:p text:style-name="P1"><text:span text:style-name="T18">Class Methods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5f_">
        <draw:frame draw:style-name="gr56" draw:text-style-name="P14" xml:id="id95" draw:id="id95" draw:layer="layout" svg:width="8.8cm" svg:height="7.361cm" svg:x="1.2cm" svg:y="41.716cm">
          <draw:text-box>
            <text:p text:style-name="P13"><text:span text:style-name="T19">TransmissionCurve</text:span><text:span text:style-name="T16">(object):</text:span></text:p>
            <text:p><text:span text:style-name="T16">______________________</text:span></text:p>
            <text:p><text:span text:style-name="T16">.lam</text:span><text:span text:style-name="T16"><text:tab/></text:span><text:span text:style-name="T16"><text:tab/></text:span><text:span text:style-name="T16">– 1D array</text:span></text:p>
            <text:p><text:span text:style-name="T16">.val </text:span><text:span text:style-name="T16"><text:tab/></text:span><text:span text:style-name="T16"><text:tab/></text:span><text:span text:style-name="T16">– 1D array</text:span></text:p>
            <text:p><text:span text:style-name="T16">.lam_res – float</text:span></text:p>
            <text:p><text:span text:style-name="T16">______________________</text:span></text:p>
            <text:p><text:span text:style-name="T16">.get_data()</text:span></text:p>
            <text:p><text:span text:style-name="T16">.resample()</text:span></text:p>
            <text:p><text:span text:style-name="T16">.renormalize()</text:span></text:p>
          </draw:text-box>
        </draw:frame>
        <draw:frame draw:style-name="gr57" draw:text-style-name="P12" xml:id="id96" draw:id="id96" draw:layer="layout" svg:width="11.2cm" svg:height="8.783cm" svg:x="12cm" svg:y="43.428cm">
          <draw:text-box>
            <text:p><text:span text:style-name="T19">EmissionCurve</text:span><text:span text:style-name="T16">(TransmissionCurve):</text:span></text:p>
            <text:p><text:span text:style-name="T16">_____________________________</text:span></text:p>
            <text:p><text:span text:style-name="T16">…</text:span></text:p>
            <text:p><text:span text:style-name="T16">.area</text:span><text:span text:style-name="T16"><text:tab/></text:span><text:span text:style-name="T16">– float</text:span></text:p>
            <text:p><text:span text:style-name="T16">.pix_res</text:span><text:span text:style-name="T16"><text:tab/></text:span><text:span text:style-name="T16">– float</text:span></text:p>
            <text:p><text:span text:style-name="T16">.exptime</text:span><text:span text:style-name="T16"><text:tab/></text:span><text:span text:style-name="T16">– float</text:span></text:p>
            <text:p><text:span text:style-name="T16">.val_unit – astropy.unit</text:span></text:p>
            <text:p><text:span text:style-name="T16">_____________________________</text:span></text:p>
            <text:p><text:span text:style-name="T16">…</text:span></text:p>
            <text:p><text:span text:style-name="T16">.resample()</text:span></text:p>
            <text:p><text:span text:style-name="T16">.convert_to_photons()</text:span></text:p>
          </draw:text-box>
        </draw:frame>
        <draw:frame draw:style-name="gr44" draw:text-style-name="P12" xml:id="id98" draw:id="id98" draw:layer="layout" svg:width="10.8cm" svg:height="4.517cm" svg:x="12cm" svg:y="38.2cm">
          <draw:text-box>
            <text:p><text:span text:style-name="T19">BlackbodyCurve</text:span><text:span text:style-name="T16">(EmissionCurve):</text:span></text:p>
            <text:p><text:span text:style-name="T16">___________________________</text:span></text:p>
            <text:p><text:span text:style-name="T16">…</text:span></text:p>
            <text:p><text:span text:style-name="T16">.temp </text:span><text:span text:style-name="T16"><text:tab/></text:span><text:span text:style-name="T16">– float</text:span></text:p>
            <text:p><text:span text:style-name="T16">___________________________</text:span></text:p>
            <text:p><text:span text:style-name="T16">…</text:span></text:p>
          </draw:text-box>
        </draw:frame>
        <draw:frame draw:style-name="gr41" draw:text-style-name="P12" xml:id="id97" draw:id="id97" draw:layer="layout" svg:width="10.8cm" svg:height="3.806cm" svg:x="12cm" svg:y="52.994cm">
          <draw:text-box>
            <text:p><text:span text:style-name="T19">UnityCurve</text:span><text:span text:style-name="T16">(TransmissionCurve):</text:span></text:p>
            <text:p><text:span text:style-name="T16">__________________________</text:span></text:p>
            <text:p><text:span text:style-name="T16">…</text:span></text:p>
            <text:p><text:span text:style-name="T16">__________________________</text:span></text:p>
            <text:p><text:span text:style-name="T16">…</text:span></text:p>
          </draw:text-box>
        </draw:frame>
        <draw:connector draw:style-name="gr5" draw:text-style-name="P1" draw:layer="layout" draw:type="curve" svg:x1="10cm" svg:y1="45.396cm" svg:x2="12cm" svg:y2="47.819cm" draw:start-shape="id95" draw:start-glue-point="1" draw:end-shape="id96" svg:d="M10000 45396c1500 0 500 2423 2000 2423" svg:viewBox="0 0 2001 2424">
          <text:p/>
        </draw:connector>
        <draw:connector draw:style-name="gr5" draw:text-style-name="P1" draw:layer="layout" draw:type="curve" svg:x1="10cm" svg:y1="45.396cm" svg:x2="12cm" svg:y2="54.897cm" draw:start-shape="id95" draw:start-glue-point="1" draw:end-shape="id97" draw:end-glue-point="3" svg:d="M10000 45396c1500 0 500 9501 2000 9501" svg:viewBox="0 0 2001 9502">
          <text:p/>
        </draw:connector>
        <draw:connector draw:style-name="gr5" draw:text-style-name="P1" draw:layer="layout" draw:type="curve" svg:x1="17.6cm" svg:y1="43.428cm" svg:x2="17.4cm" svg:y2="42.717cm" draw:start-shape="id96" draw:start-glue-point="0" draw:end-shape="id98" draw:end-glue-point="2" svg:d="M17600 43428c0-532-200-177-200-711" svg:viewBox="0 0 201 712">
          <text:p/>
        </draw:connector>
        <draw:frame draw:style-name="gr58" draw:text-style-name="P14" xml:id="id99" draw:id="id99" draw:layer="layout" svg:width="6.8cm" svg:height="8.072cm" svg:x="1.6cm" svg:y="15cm">
          <draw:text-box>
            <text:p text:style-name="P13"><text:span text:style-name="T20">PSF</text:span><text:span text:style-name="T17">(object):</text:span></text:p>
            <text:p text:style-name="P13"><text:span text:style-name="T17">_________________</text:span></text:p>
            <text:p><text:span text:style-name="T16">.array </text:span><text:span text:style-name="T16"><text:tab/></text:span><text:span text:style-name="T16">– 2D array</text:span></text:p>
            <text:p><text:span text:style-name="T16">.info</text:span><text:span text:style-name="T16"><text:tab/></text:span><text:span text:style-name="T16"><text:tab/></text:span><text:span text:style-name="T16">– dict</text:span></text:p>
            <text:p><text:span text:style-name="T16">.pix_res </text:span><text:span text:style-name="T16"><text:tab/></text:span><text:span text:style-name="T16">– float</text:span></text:p>
            <text:p><text:span text:style-name="T16">.size </text:span><text:span text:style-name="T16"><text:tab/></text:span><text:span text:style-name="T16">– float </text:span></text:p>
            <text:p text:style-name="P13"><text:span text:style-name="T17">_________________</text:span></text:p>
            <text:p><text:span text:style-name="T16">.set_array()</text:span></text:p>
            <text:p><text:span text:style-name="T16">.resize()</text:span></text:p>
            <text:p><text:span text:style-name="T16">.resample()</text:span></text:p>
            <text:p><text:span text:style-name="T16">.convolve()</text:span></text:p>
          </draw:text-box>
        </draw:frame>
        <draw:frame draw:style-name="gr44" draw:text-style-name="P12" xml:id="id100" draw:id="id100" draw:layer="layout" svg:width="5.8cm" svg:height="4.517cm" svg:x="13.6cm" svg:y="8.283cm">
          <draw:text-box>
            <text:p><text:span text:style-name="T19">AiryPSF</text:span><text:span text:style-name="T16">(PSF):</text:span></text:p>
            <text:p><text:span text:style-name="T16">_______________</text:span></text:p>
            <text:p><text:span text:style-name="T16">...</text:span></text:p>
            <text:p><text:span text:style-name="T16">.fwhm – float</text:span></text:p>
            <text:p><text:span text:style-name="T16">_______________</text:span></text:p>
            <text:p><text:span text:style-name="T16">...</text:span></text:p>
          </draw:text-box>
        </draw:frame>
        <draw:frame draw:style-name="gr41" draw:text-style-name="P12" xml:id="id101" draw:id="id101" draw:layer="layout" svg:width="6.937cm" svg:height="3.806cm" svg:x="13.663cm" svg:y="13.216cm">
          <draw:text-box>
            <text:p><text:span text:style-name="T19">CombinedPSF</text:span><text:span text:style-name="T16">(PSF):</text:span></text:p>
            <text:p><text:span text:style-name="T16">_________________</text:span></text:p>
            <text:p><text:span text:style-name="T16">…</text:span></text:p>
            <text:p><text:span text:style-name="T16">_________________</text:span></text:p>
            <text:p><text:span text:style-name="T16">...</text:span></text:p>
          </draw:text-box>
        </draw:frame>
        <draw:frame draw:style-name="gr44" draw:text-style-name="P12" xml:id="id102" draw:id="id102" draw:layer="layout" svg:width="6.6cm" svg:height="4.517cm" svg:x="13.663cm" svg:y="17.3cm">
          <draw:text-box>
            <text:p><text:span text:style-name="T19">DeltaPSF</text:span><text:span text:style-name="T16">(PSF):</text:span></text:p>
            <text:p><text:span text:style-name="T16">_________________</text:span></text:p>
            <text:p><text:span text:style-name="T16">...</text:span></text:p>
            <text:p><text:span text:style-name="T16">.position – float</text:span></text:p>
            <text:p><text:span text:style-name="T16">_________________</text:span></text:p>
            <text:p><text:span text:style-name="T16">...</text:span></text:p>
          </draw:text-box>
        </draw:frame>
        <draw:frame draw:style-name="gr54" draw:text-style-name="P12" xml:id="id103" draw:id="id103" draw:layer="layout" svg:width="7cm" svg:height="4.517cm" svg:x="13.663cm" svg:y="22cm">
          <draw:text-box>
            <text:p><text:span text:style-name="T19">GaussianPSF</text:span><text:span text:style-name="T16">(PSF):</text:span></text:p>
            <text:p><text:span text:style-name="T16">__________________</text:span></text:p>
            <text:p><text:span text:style-name="T16">...</text:span></text:p>
            <text:p><text:span text:style-name="T16">.fwhm – float</text:span></text:p>
            <text:p><text:span text:style-name="T16">__________________</text:span></text:p>
            <text:p><text:span text:style-name="T16">...</text:span></text:p>
          </draw:text-box>
        </draw:frame>
        <draw:frame draw:style-name="gr44" draw:text-style-name="P12" xml:id="id104" draw:id="id104" draw:layer="layout" svg:width="7cm" svg:height="4.517cm" svg:x="13.663cm" svg:y="26.8cm">
          <draw:text-box>
            <text:p><text:span text:style-name="T19">MoffatPSF</text:span><text:span text:style-name="T16">(PSF):</text:span></text:p>
            <text:p><text:span text:style-name="T16">__________________</text:span></text:p>
            <text:p><text:span text:style-name="T16">...</text:span></text:p>
            <text:p><text:span text:style-name="T16">.fwhm – float</text:span></text:p>
            <text:p><text:span text:style-name="T16">__________________</text:span></text:p>
            <text:p><text:span text:style-name="T16">...</text:span></text:p>
          </draw:text-box>
        </draw:frame>
        <draw:frame draw:style-name="gr42" draw:text-style-name="P12" xml:id="id105" draw:id="id105" draw:layer="layout" svg:width="7cm" svg:height="5.228cm" svg:x="13.6cm" svg:y="31.6cm">
          <draw:text-box>
            <text:p><text:span text:style-name="T19">UserPSF</text:span><text:span text:style-name="T16">(PSF)</text:span></text:p>
            <text:p><text:span text:style-name="T16">__________________</text:span></text:p>
            <text:p><text:span text:style-name="T16">...</text:span></text:p>
            <text:p><text:span text:style-name="T16">.filename – str</text:span></text:p>
            <text:p><text:span text:style-name="T16">.fits_ext </text:span><text:span text:style-name="T16"><text:tab/></text:span><text:span text:style-name="T16"> – int</text:span></text:p>
            <text:p><text:span text:style-name="T16">__________________</text:span></text:p>
            <text:p><text:span text:style-name="T16">...</text:span></text:p>
          </draw:text-box>
        </draw:frame>
        <draw:connector draw:style-name="gr5" draw:text-style-name="P1" draw:layer="layout" draw:type="curve" svg:x1="8.4cm" svg:y1="19.036cm" svg:x2="13.6cm" svg:y2="10.541cm" draw:start-shape="id99" draw:start-glue-point="1" draw:end-shape="id100" draw:end-glue-point="3" svg:d="M8400 19036c3900 0 1300-8495 5200-8495" svg:viewBox="0 0 5201 8496">
          <text:p/>
        </draw:connector>
        <draw:connector draw:style-name="gr5" draw:text-style-name="P1" draw:layer="layout" draw:type="curve" svg:x1="8.4cm" svg:y1="19.036cm" svg:x2="13.663cm" svg:y2="15.119cm" draw:start-shape="id99" draw:start-glue-point="1" draw:end-shape="id101" draw:end-glue-point="3" svg:d="M8400 19036c3948 0 1317-3917 5263-3917" svg:viewBox="0 0 5264 3918">
          <text:p/>
        </draw:connector>
        <draw:connector draw:style-name="gr5" draw:text-style-name="P1" draw:layer="layout" draw:type="curve" svg:x1="8.4cm" svg:y1="19.036cm" svg:x2="13.663cm" svg:y2="19.558cm" draw:start-shape="id99" draw:start-glue-point="1" draw:end-shape="id102" draw:end-glue-point="3" svg:d="M8400 19036c3948 0 1317 522 5263 522" svg:viewBox="0 0 5264 523">
          <text:p/>
        </draw:connector>
        <draw:connector draw:style-name="gr5" draw:text-style-name="P1" draw:layer="layout" draw:type="curve" svg:x1="8.4cm" svg:y1="19.036cm" svg:x2="13.663cm" svg:y2="24.258cm" draw:start-shape="id99" draw:start-glue-point="1" draw:end-shape="id103" draw:end-glue-point="3" svg:d="M8400 19036c3948 0 1317 5222 5263 5222" svg:viewBox="0 0 5264 5223">
          <text:p/>
        </draw:connector>
        <draw:connector draw:style-name="gr5" draw:text-style-name="P1" draw:layer="layout" draw:type="curve" svg:x1="8.4cm" svg:y1="19.036cm" svg:x2="13.663cm" svg:y2="29.058cm" draw:start-shape="id99" draw:start-glue-point="1" draw:end-shape="id104" draw:end-glue-point="3" svg:d="M8400 19036c3948 0 1317 10022 5263 10022" svg:viewBox="0 0 5264 10023">
          <text:p/>
        </draw:connector>
        <draw:connector draw:style-name="gr5" draw:text-style-name="P1" draw:layer="layout" draw:type="curve" svg:x1="8.4cm" svg:y1="19.036cm" svg:x2="13.6cm" svg:y2="34.214cm" draw:start-shape="id99" draw:start-glue-point="1" draw:end-shape="id105" draw:end-glue-point="3" svg:d="M8400 19036c3900 0 1300 15178 5200 15178" svg:viewBox="0 0 5201 15179">
          <text:p/>
        </draw:connector>
        <draw:frame draw:style-name="gr56" draw:text-style-name="P14" xml:id="id107" draw:id="id107" draw:layer="layout" svg:width="8.8cm" svg:height="7.361cm" svg:x="27.4cm" svg:y="16.105cm">
          <draw:text-box>
            <text:p text:style-name="P13"><text:span text:style-name="T20">PSFCube</text:span><text:span text:style-name="T17">(object):</text:span></text:p>
            <text:p text:style-name="P13"><text:span text:style-name="T17">_______________________</text:span></text:p>
            <text:p><text:span text:style-name="T16">.psf_slices </text:span><text:span text:style-name="T16"><text:tab/></text:span><text:span text:style-name="T16"><text:tab/></text:span><text:span text:style-name="T16">– list(PSF)</text:span></text:p>
            <text:p><text:span text:style-name="T16">.lam_bin_centers – 1D array</text:span></text:p>
            <text:p><text:span text:style-name="T16">.info </text:span><text:span text:style-name="T16"><text:tab/></text:span><text:span text:style-name="T16"><text:tab/></text:span><text:span text:style-name="T16"><text:tab/></text:span><text:span text:style-name="T16">– dict</text:span></text:p>
            <text:p text:style-name="P13"><text:span text:style-name="T17">_______________________</text:span></text:p>
            <text:p><text:span text:style-name="T16">.resize()</text:span></text:p>
            <text:p><text:span text:style-name="T16">.resample()</text:span></text:p>
            <text:p><text:span text:style-name="T16">.export_to_FITS()</text:span></text:p>
            <text:p><text:span text:style-name="T16">.convolve()</text:span></text:p>
          </draw:text-box>
        </draw:frame>
        <draw:frame draw:style-name="gr59" draw:text-style-name="P12" xml:id="id108" draw:id="id108" draw:layer="layout" svg:width="9.9cm" svg:height="5.939cm" svg:x="41.4cm" svg:y="1.461cm">
          <draw:text-box>
            <text:p><text:span text:style-name="T19">AiryPSFCube</text:span><text:span text:style-name="T16">(PSFCube):</text:span></text:p>
            <text:p><text:span text:style-name="T16">____________________</text:span></text:p>
            <text:p><text:span text:style-name="T16">...</text:span></text:p>
            <text:p><text:span text:style-name="T16">.diameter </text:span><text:span text:style-name="T16"><text:tab/></text:span><text:span text:style-name="T16">– float</text:span></text:p>
            <text:p><text:span text:style-name="T16">.fwhm </text:span><text:span text:style-name="T16"><text:tab/></text:span><text:span text:style-name="T16"><text:tab/></text:span><text:span text:style-name="T16">– float</text:span></text:p>
            <text:p><text:span text:style-name="T16">.obscuration </text:span><text:span text:style-name="T16"><text:tab/></text:span><text:span text:style-name="T16">– float</text:span></text:p>
            <text:p><text:span text:style-name="T16">____________________</text:span></text:p>
            <text:p><text:span text:style-name="T16">...</text:span></text:p>
          </draw:text-box>
        </draw:frame>
        <draw:frame draw:style-name="gr41" draw:text-style-name="P12" xml:id="id109" draw:id="id109" draw:layer="layout" svg:width="9.9cm" svg:height="3.806cm" svg:x="41.4cm" svg:y="8cm">
          <draw:text-box>
            <text:p><text:span text:style-name="T19">CombinedPSFCube</text:span><text:span text:style-name="T16">(PSFCube):</text:span></text:p>
            <text:p><text:span text:style-name="T16">___________________</text:span></text:p>
            <text:p><text:span text:style-name="T16">...</text:span></text:p>
            <text:p><text:span text:style-name="T16">___________________</text:span></text:p>
            <text:p><text:span text:style-name="T16">...</text:span></text:p>
          </draw:text-box>
        </draw:frame>
        <draw:frame draw:style-name="gr44" draw:text-style-name="P12" xml:id="id110" draw:id="id110" draw:layer="layout" svg:width="9.5cm" svg:height="4.517cm" svg:x="41.8cm" svg:y="12.5cm">
          <draw:text-box>
            <text:p><text:span text:style-name="T19">DeltaPSFCube</text:span><text:span text:style-name="T16">(PSFCube):</text:span></text:p>
            <text:p><text:span text:style-name="T16">___________________</text:span></text:p>
            <text:p><text:span text:style-name="T16">…</text:span></text:p>
            <text:p><text:span text:style-name="T16">.position – 1D array</text:span></text:p>
            <text:p><text:span text:style-name="T16">___________________</text:span></text:p>
            <text:p><text:span text:style-name="T16">…</text:span></text:p>
          </draw:text-box>
        </draw:frame>
        <draw:frame draw:style-name="gr60" draw:text-style-name="P12" xml:id="id111" draw:id="id111" draw:layer="layout" svg:width="9.9cm" svg:height="5.228cm" svg:x="41.4cm" svg:y="17.711cm">
          <draw:text-box>
            <text:p><text:span text:style-name="T19">GaussianPSFCube</text:span><text:span text:style-name="T16">(PSFCube):</text:span></text:p>
            <text:p><text:span text:style-name="T16">___________________</text:span></text:p>
            <text:p><text:span text:style-name="T16">…</text:span></text:p>
            <text:p><text:span text:style-name="T16">.diameter – float</text:span></text:p>
            <text:p><text:span text:style-name="T16">.fwhm </text:span><text:span text:style-name="T16"><text:tab/></text:span><text:span text:style-name="T16">– 1D array</text:span></text:p>
            <text:p><text:span text:style-name="T16">___________________</text:span></text:p>
            <text:p><text:span text:style-name="T16">…</text:span></text:p>
          </draw:text-box>
        </draw:frame>
        <draw:frame draw:style-name="gr42" draw:text-style-name="P12" xml:id="id112" draw:id="id112" draw:layer="layout" svg:width="9.5cm" svg:height="5.228cm" svg:x="41.8cm" svg:y="24.206cm">
          <draw:text-box>
            <text:p><text:span text:style-name="T19">MoffatPSFCube</text:span><text:span text:style-name="T16">(PSFCube):</text:span></text:p>
            <text:p><text:span text:style-name="T16">___________________</text:span></text:p>
            <text:p><text:span text:style-name="T16">…</text:span></text:p>
            <text:p><text:span text:style-name="T16">.diameter – float</text:span></text:p>
            <text:p><text:span text:style-name="T16">.fwhm </text:span><text:span text:style-name="T16"><text:tab/></text:span><text:span text:style-name="T16">– 1D array</text:span></text:p>
            <text:p><text:span text:style-name="T16">___________________</text:span></text:p>
            <text:p><text:span text:style-name="T16">…</text:span></text:p>
          </draw:text-box>
        </draw:frame>
        <draw:frame draw:style-name="gr42" draw:text-style-name="P12" xml:id="id113" draw:id="id113" draw:layer="layout" svg:width="9.5cm" svg:height="5.228cm" svg:x="41.8cm" svg:y="30.311cm">
          <draw:text-box>
            <text:p><text:span text:style-name="T19">UserPSFCube</text:span><text:span text:style-name="T16">(PSFCube)</text:span></text:p>
            <text:p><text:span text:style-name="T16">___________________</text:span></text:p>
            <text:p><text:span text:style-name="T16">...</text:span></text:p>
            <text:p><text:span text:style-name="T16">.filename – str</text:span></text:p>
            <text:p><text:span text:style-name="T16">.fits_ext – int</text:span></text:p>
            <text:p><text:span text:style-name="T16">___________________</text:span></text:p>
            <text:p><text:span text:style-name="T16">...</text:span></text:p>
          </draw:text-box>
        </draw:frame>
        <draw:frame draw:style-name="gr50" draw:text-style-name="P12" xml:id="id106" draw:id="id106" draw:layer="layout" svg:width="8.2cm" svg:height="6.65cm" svg:x="13.6cm" svg:y="1.439cm">
          <draw:text-box>
            <text:p><text:span text:style-name="T19">AiryDiskDiff2DPSF</text:span><text:span text:style-name="T16">(PSF):</text:span></text:p>
            <text:p><text:span text:style-name="T16">____________________</text:span></text:p>
            <text:p><text:span text:style-name="T16">...</text:span></text:p>
            <text:p><text:span text:style-name="T16">.amplitude – float</text:span></text:p>
            <text:p><text:span text:style-name="T16">.eps – float</text:span></text:p>
            <text:p><text:span text:style-name="T16">.radius – float</text:span></text:p>
            <text:p><text:span text:style-name="T16">.position – float</text:span></text:p>
            <text:p><text:span text:style-name="T16">____________________</text:span></text:p>
            <text:p><text:span text:style-name="T16">...</text:span></text:p>
          </draw:text-box>
        </draw:frame>
        <draw:connector draw:style-name="gr5" draw:text-style-name="P1" draw:layer="layout" draw:type="curve" svg:x1="8.4cm" svg:y1="19.036cm" svg:x2="13.6cm" svg:y2="4.764cm" draw:start-shape="id99" draw:start-glue-point="1" draw:end-shape="id106" draw:end-glue-point="3" svg:d="M8400 19036c3900 0 1300-14272 5200-14272" svg:viewBox="0 0 5201 14273">
          <text:p/>
        </draw:connector>
        <draw:connector draw:style-name="gr5" draw:text-style-name="P1" draw:layer="layout" draw:type="curve" svg:x1="36.2cm" svg:y1="19.785cm" svg:x2="41.4cm" svg:y2="4.43cm" draw:start-shape="id107" draw:start-glue-point="1" draw:end-shape="id108" draw:end-glue-point="3" svg:d="M36200 19785c3900 0 1300-15355 5200-15355" svg:viewBox="0 0 5201 15356">
          <text:p/>
        </draw:connector>
        <draw:connector draw:style-name="gr5" draw:text-style-name="P1" draw:layer="layout" draw:type="curve" svg:x1="36.2cm" svg:y1="19.785cm" svg:x2="41.4cm" svg:y2="9.903cm" draw:start-shape="id107" draw:start-glue-point="1" draw:end-shape="id109" svg:d="M36200 19785c3900 0 1300-9882 5200-9882" svg:viewBox="0 0 5201 9883">
          <text:p/>
        </draw:connector>
        <draw:connector draw:style-name="gr5" draw:text-style-name="P1" draw:layer="layout" draw:type="curve" svg:x1="36.2cm" svg:y1="19.785cm" svg:x2="41.8cm" svg:y2="14.758cm" draw:start-shape="id107" draw:start-glue-point="1" draw:end-shape="id110" draw:end-glue-point="3" svg:d="M36200 19785c4200 0 1400-5027 5600-5027" svg:viewBox="0 0 5601 5028">
          <text:p/>
        </draw:connector>
        <draw:connector draw:style-name="gr5" draw:text-style-name="P1" draw:layer="layout" draw:type="curve" svg:x1="36.2cm" svg:y1="19.785cm" svg:x2="41.4cm" svg:y2="20.325cm" draw:start-shape="id107" draw:start-glue-point="1" draw:end-shape="id111" draw:end-glue-point="3" svg:d="M36200 19785c3900 0 1300 540 5200 540" svg:viewBox="0 0 5201 541">
          <text:p/>
        </draw:connector>
        <draw:connector draw:style-name="gr5" draw:text-style-name="P1" draw:layer="layout" draw:type="curve" svg:x1="36.2cm" svg:y1="19.785cm" svg:x2="41.8cm" svg:y2="26.82cm" draw:start-shape="id107" draw:start-glue-point="1" draw:end-shape="id112" draw:end-glue-point="3" svg:d="M36200 19785c4200 0 1400 7035 5600 7035" svg:viewBox="0 0 5601 7036">
          <text:p/>
        </draw:connector>
        <draw:connector draw:style-name="gr5" draw:text-style-name="P1" draw:layer="layout" draw:type="curve" svg:x1="36.2cm" svg:y1="19.785cm" svg:x2="41.8cm" svg:y2="32.925cm" draw:start-shape="id107" draw:start-glue-point="1" draw:end-shape="id113" draw:end-glue-point="3" svg:d="M36200 19785c4200 0 1400 13140 5600 13140" svg:viewBox="0 0 5601 13141">
          <text:p/>
        </draw:connector>
        <draw:connector draw:style-name="gr5" draw:text-style-name="P1" draw:layer="layout" draw:type="curve" svg:x1="21.8cm" svg:y1="4.764cm" svg:x2="27.4cm" svg:y2="19.785cm" draw:start-shape="id106" draw:start-glue-point="1" draw:end-shape="id107" draw:end-glue-point="3" svg:d="M21800 4764c4200 0 1400 15021 5600 15021" svg:viewBox="0 0 5601 15022">
          <text:p/>
        </draw:connector>
        <draw:connector draw:style-name="gr5" draw:text-style-name="P1" draw:layer="layout" draw:type="curve" svg:x1="19.4cm" svg:y1="10.541cm" svg:x2="27.4cm" svg:y2="19.785cm" draw:start-shape="id100" draw:start-glue-point="1" draw:end-shape="id107" draw:end-glue-point="3" svg:d="M19400 10541c6000 0 2000 9244 8000 9244" svg:viewBox="0 0 8001 9245">
          <text:p/>
        </draw:connector>
        <draw:connector draw:style-name="gr5" draw:text-style-name="P1" draw:layer="layout" draw:type="curve" svg:x1="20.6cm" svg:y1="15.119cm" svg:x2="27.4cm" svg:y2="19.785cm" draw:start-shape="id101" draw:start-glue-point="1" draw:end-shape="id107" draw:end-glue-point="3" svg:d="M20600 15119c5100 0 1700 4666 6800 4666" svg:viewBox="0 0 6801 4667">
          <text:p/>
        </draw:connector>
        <draw:connector draw:style-name="gr5" draw:text-style-name="P1" draw:layer="layout" draw:type="curve" svg:x1="20.263cm" svg:y1="19.558cm" svg:x2="27.4cm" svg:y2="19.785cm" draw:start-shape="id102" draw:start-glue-point="1" draw:end-shape="id107" draw:end-glue-point="3" svg:d="M20263 19558c5353 0 1785 227 7137 227" svg:viewBox="0 0 7138 228">
          <text:p/>
        </draw:connector>
        <draw:connector draw:style-name="gr5" draw:text-style-name="P1" draw:layer="layout" draw:type="curve" svg:x1="20.663cm" svg:y1="24.258cm" svg:x2="27.4cm" svg:y2="19.785cm" draw:start-shape="id103" draw:start-glue-point="1" draw:end-shape="id107" draw:end-glue-point="3" svg:d="M20663 24258c5053 0 1685-4473 6737-4473" svg:viewBox="0 0 6738 4474">
          <text:p/>
        </draw:connector>
        <draw:connector draw:style-name="gr5" draw:text-style-name="P1" draw:layer="layout" draw:type="curve" svg:x1="20.663cm" svg:y1="29.058cm" svg:x2="27.4cm" svg:y2="19.785cm" draw:start-shape="id104" draw:start-glue-point="1" draw:end-shape="id107" draw:end-glue-point="3" svg:d="M20663 29058c5053 0 1685-9273 6737-9273" svg:viewBox="0 0 6738 9274">
          <text:p/>
        </draw:connector>
        <draw:connector draw:style-name="gr5" draw:text-style-name="P1" draw:layer="layout" draw:type="curve" svg:x1="20.6cm" svg:y1="34.214cm" svg:x2="27.4cm" svg:y2="19.785cm" draw:start-shape="id105" draw:start-glue-point="1" draw:end-shape="id107" draw:end-glue-point="3" svg:d="M20600 34214c5100 0 1700-14429 6800-14429" svg:viewBox="0 0 6801 14430">
          <text:p/>
        </draw:connector>
        <draw:frame draw:style-name="gr61" draw:text-style-name="P12" xml:id="id115" draw:id="id115" draw:layer="layout" svg:width="8.6cm" svg:height="9.494cm" svg:x="35cm" svg:y="65.2cm">
          <draw:text-box>
            <text:p><text:span text:style-name="T19">LightObject</text:span><text:span text:style-name="T16">(Source):</text:span></text:p>
            <text:p><text:span text:style-name="T16">____________________</text:span></text:p>
            <text:p><text:span text:style-name="T16">…</text:span></text:p>
            <text:p><text:span text:style-name="T16">.cmds – UserCommands</text:span></text:p>
            <text:p><text:span text:style-name="T16">.array – 2D array</text:span></text:p>
            <text:p><text:span text:style-name="T16">____________________</text:span></text:p>
            <text:p><text:span text:style-name="T16">…</text:span></text:p>
            <text:p><text:span text:style-name="T16">.add_uniform_background()</text:span></text:p>
            <text:p><text:span text:style-name="T16">.apply_psf_cube()</text:span></text:p>
            <text:p><text:span text:style-name="T16">.apply_plane_effect()</text:span></text:p>
            <text:p><text:span text:style-name="T16">.apply_transmission_curve()</text:span></text:p>
            <text:p><text:span text:style-name="T16">.get_slice_photons()</text:span></text:p>
            <text:p><text:span text:style-name="T16">.poissonify()</text:span></text:p>
          </draw:text-box>
        </draw:frame>
        <draw:frame draw:style-name="gr62" draw:text-style-name="P12" xml:id="id117" draw:id="id117" draw:layer="layout" svg:width="10.6cm" svg:height="12.338cm" svg:x="34.2cm" svg:y="47.2cm">
          <draw:text-box>
            <text:p><text:span text:style-name="T19">OpticalTrain</text:span><text:span text:style-name="T16">(object):</text:span></text:p>
            <text:p><text:span text:style-name="T16">____________________________</text:span></text:p>
            <text:p><text:span text:style-name="T16">.cmds </text:span><text:span text:style-name="T16"><text:tab/></text:span><text:span text:style-name="T16">– UserCommands</text:span></text:p>
            <text:p><text:span text:style-name="T16">.tc_list </text:span><text:span text:style-name="T16"><text:tab/></text:span><text:span text:style-name="T16">– list(TransmissionCurve)</text:span></text:p>
            <text:p><text:span text:style-name="T16">.ec_list </text:span><text:span text:style-name="T16"><text:tab/></text:span><text:span text:style-name="T16">– list(EmissionCurve)</text:span></text:p>
            <text:p><text:span text:style-name="T16">.psf_list </text:span><text:span text:style-name="T16"><text:tab/></text:span><text:span text:style-name="T16">– list(PSFCube)</text:span></text:p>
            <text:p><text:span text:style-name="T16">.pe_list </text:span><text:span text:style-name="T16"><text:tab/></text:span><text:span text:style-name="T16">– list(PlaneEffect)</text:span></text:p>
            <text:p><text:span text:style-name="T16">.detector – Detector</text:span></text:p>
            <text:p><text:span text:style-name="T16">.array</text:span><text:span text:style-name="T16"><text:tab/></text:span><text:span text:style-name="T16">– 2D array</text:span></text:p>
            <text:p><text:span text:style-name="T16">____________________________</text:span></text:p>
            <text:p><text:span text:style-name="T16">.read()</text:span></text:p>
            <text:p><text:span text:style-name="T16">.save()</text:span></text:p>
            <text:p><text:span text:style-name="T16">.make()</text:span></text:p>
            <text:p><text:span text:style-name="T16">.get_master_tc()</text:span></text:p>
            <text:p><text:span text:style-name="T16">.get_master_psf()</text:span></text:p>
            <text:p><text:span text:style-name="T16">.get_plane_effects()</text:span></text:p>
            <text:p><text:span text:style-name="T16">.get_detector()</text:span></text:p>
          </draw:text-box>
        </draw:frame>
        <draw:frame draw:style-name="gr57" draw:text-style-name="P12" xml:id="id122" draw:id="id122" draw:layer="layout" svg:width="10.2cm" svg:height="8.783cm" svg:x="48cm" svg:y="57.2cm">
          <draw:text-box>
            <text:p><text:span text:style-name="T19">SimulationRun</text:span><text:span text:style-name="T16">(object):</text:span></text:p>
            <text:p><text:span text:style-name="T16">___________________________</text:span></text:p>
            <text:p><text:span text:style-name="T16">.cmds </text:span><text:span text:style-name="T16"><text:tab/></text:span><text:span text:style-name="T16"><text:tab/></text:span><text:span text:style-name="T16">– UserCommands</text:span></text:p>
            <text:p><text:span text:style-name="T16">.optical_train – OpticalTrain</text:span></text:p>
            <text:p><text:span text:style-name="T16">.light_object </text:span><text:span text:style-name="T16"><text:tab/></text:span><text:span text:style-name="T16">– LightObject</text:span></text:p>
            <text:p><text:span text:style-name="T16">.array </text:span><text:span text:style-name="T16"><text:tab/></text:span><text:span text:style-name="T16"><text:tab/></text:span><text:span text:style-name="T16">– 2D array</text:span></text:p>
            <text:p><text:span text:style-name="T16">___________________________</text:span></text:p>
            <text:p><text:span text:style-name="T16">.set_defaults()</text:span></text:p>
            <text:p><text:span text:style-name="T16">.get_user_commands()</text:span></text:p>
            <text:p><text:span text:style-name="T16">.get_optical_train()</text:span></text:p>
            <text:p><text:span text:style-name="T16">.get_source()</text:span></text:p>
            <text:p><text:span text:style-name="T16">.run()</text:span></text:p>
          </draw:text-box>
        </draw:frame>
        <draw:frame draw:style-name="gr63" draw:text-style-name="P12" xml:id="id124" draw:id="id124" draw:layer="layout" svg:width="8.3cm" svg:height="10.916cm" svg:x="1.6cm" svg:y="64.784cm">
          <draw:text-box>
            <text:p><text:span text:style-name="T19">Detector</text:span><text:span text:style-name="T16">(object):</text:span></text:p>
            <text:p><text:span text:style-name="T16">______________________</text:span></text:p>
            <text:p><text:span text:style-name="T16">.array </text:span><text:span text:style-name="T16"><text:tab/></text:span><text:span text:style-name="T16"><text:tab/></text:span><text:span text:style-name="T16">– 2D array</text:span></text:p>
            <text:p><text:span text:style-name="T16">.linearity</text:span><text:span text:style-name="T16"><text:tab/></text:span><text:span text:style-name="T16"><text:tab/></text:span><text:span text:style-name="T16">– 1D array</text:span></text:p>
            <text:p><text:span text:style-name="T16">.well_depth </text:span><text:span text:style-name="T16"><text:tab/></text:span><text:span text:style-name="T16">– float </text:span></text:p>
            <text:p><text:span text:style-name="T16">.dead_pixels – 2x 1D array</text:span></text:p>
            <text:p><text:span text:style-name="T16">.dead_lines </text:span><text:span text:style-name="T16"><text:tab/></text:span><text:span text:style-name="T16">– 2x 1D array</text:span></text:p>
            <text:p><text:span text:style-name="T16">______________________</text:span></text:p>
            <text:p><text:span text:style-name="T16">.make_detector()</text:span></text:p>
            <text:p><text:span text:style-name="T16">.read_in_detector_noise()</text:span></text:p>
            <text:p><text:span text:style-name="T16">.generate_hxrg_noise()</text:span></text:p>
            <text:p><text:span text:style-name="T16">.add_cosmic_rays()</text:span></text:p>
            <text:p><text:span text:style-name="T16">.add_dead_pixels()</text:span></text:p>
            <text:p><text:span text:style-name="T16">.add_dead_lines()</text:span></text:p>
            <text:p><text:span text:style-name="T16">.apply_saturation()</text:span></text:p>
          </draw:text-box>
        </draw:frame>
        <draw:frame draw:style-name="gr64" draw:text-style-name="P12" xml:id="id114" draw:id="id114" draw:layer="layout" svg:width="7.2cm" svg:height="10.205cm" svg:x="25cm" svg:y="72.6cm">
          <draw:text-box>
            <text:p><text:span text:style-name="T19">Source</text:span><text:span text:style-name="T16">(object):</text:span></text:p>
            <text:p><text:span text:style-name="T16">___________________</text:span></text:p>
            <text:p><text:span text:style-name="T16">.lam </text:span><text:span text:style-name="T16"><text:tab/></text:span><text:span text:style-name="T16">– 1D array</text:span></text:p>
            <text:p><text:span text:style-name="T16">.spectra <text:s/>– 2D array</text:span></text:p>
            <text:p><text:span text:style-name="T16">.x </text:span><text:span text:style-name="T16"><text:tab/></text:span><text:span text:style-name="T16"><text:tab/></text:span><text:span text:style-name="T16">– 1D array</text:span></text:p>
            <text:p><text:span text:style-name="T16">.y </text:span><text:span text:style-name="T16"><text:tab/></text:span><text:span text:style-name="T16"><text:tab/></text:span><text:span text:style-name="T16">– 1D array</text:span></text:p>
            <text:p><text:span text:style-name="T16">.ref </text:span><text:span text:style-name="T16"><text:tab/></text:span><text:span text:style-name="T16"><text:tab/></text:span><text:span text:style-name="T16">– 1D array</text:span></text:p>
            <text:p><text:span text:style-name="T16">.weight </text:span><text:span text:style-name="T16"><text:tab/></text:span><text:span text:style-name="T16">– 1D array</text:span></text:p>
            <text:p><text:span text:style-name="T16">.units</text:span><text:span text:style-name="T16"><text:tab/></text:span><text:span text:style-name="T16">– astropy.unit</text:span></text:p>
            <text:p><text:span text:style-name="T16">___________________</text:span></text:p>
            <text:p><text:span text:style-name="T16">.from_cube()</text:span></text:p>
            <text:p><text:span text:style-name="T16">.from_arrays()</text:span></text:p>
            <text:p><text:span text:style-name="T16">.read()</text:span></text:p>
            <text:p><text:span text:style-name="T16">.write()</text:span></text:p>
          </draw:text-box>
        </draw:frame>
        <draw:frame draw:style-name="gr42" draw:text-style-name="P12" xml:id="id116" draw:id="id116" draw:layer="layout" svg:width="7.2cm" svg:height="5.228cm" svg:x="1.6cm" svg:y="58.072cm">
          <draw:text-box>
            <text:p><text:span text:style-name="T19">PlaneEffect</text:span><text:span text:style-name="T16">(object):</text:span></text:p>
            <text:p><text:span text:style-name="T16">___________________</text:span></text:p>
            <text:p><text:span text:style-name="T16">.dx </text:span><text:span text:style-name="T16"><text:tab/></text:span><text:span text:style-name="T16"><text:tab/></text:span><text:span text:style-name="T16">– 2D array</text:span></text:p>
            <text:p><text:span text:style-name="T16">.dy </text:span><text:span text:style-name="T16"><text:tab/></text:span><text:span text:style-name="T16"><text:tab/></text:span><text:span text:style-name="T16">– 2D array</text:span></text:p>
            <text:p><text:span text:style-name="T16">.weight </text:span><text:span text:style-name="T16"><text:tab/></text:span><text:span text:style-name="T16">– 2D array</text:span></text:p>
            <text:p><text:span text:style-name="T16">___________________</text:span></text:p>
            <text:p><text:span text:style-name="T16">???</text:span></text:p>
          </draw:text-box>
        </draw:frame>
        <draw:frame draw:style-name="gr42" draw:text-style-name="P12" xml:id="id123" draw:id="id123" draw:layer="layout" svg:width="8.6cm" svg:height="5.228cm" svg:x="1.6cm" svg:y="77.1cm">
          <draw:text-box>
            <text:p><text:span text:style-name="T19">UserCommands</text:span><text:span text:style-name="T16">(object):</text:span></text:p>
            <text:p><text:span text:style-name="T16">_______________________</text:span></text:p>
            <text:p><text:span text:style-name="T16">.cmds </text:span><text:span text:style-name="T16"><text:tab/></text:span><text:span text:style-name="T16"><text:tab/></text:span><text:span text:style-name="T16"><text:tab/></text:span><text:span text:style-name="T16">– dict</text:span></text:p>
            <text:p><text:span text:style-name="T16">.lam_bin_centers – 1D array</text:span></text:p>
            <text:p><text:span text:style-name="T16">.lam_bin_edges </text:span><text:span text:style-name="T16"><text:tab/></text:span><text:span text:style-name="T16">– 1D array</text:span></text:p>
            <text:p><text:span text:style-name="T16">_______________________</text:span></text:p>
            <text:p><text:span text:style-name="T16">.read()</text:span></text:p>
          </draw:text-box>
        </draw:frame>
        <draw:connector draw:style-name="gr5" draw:text-style-name="P1" draw:layer="layout" draw:type="curve" svg:x1="32.2cm" svg:y1="77.702cm" svg:x2="35cm" svg:y2="69.947cm" draw:start-shape="id114" draw:start-glue-point="1" draw:end-shape="id115" draw:end-glue-point="3" svg:d="M32200 77702c2100 0 700-7755 2800-7755" svg:viewBox="0 0 2801 7756">
          <text:p/>
        </draw:connector>
        <draw:connector draw:style-name="gr5" draw:text-style-name="P1" draw:layer="layout" draw:type="curve" draw:line-skew="1.525cm" svg:x1="8.8cm" svg:y1="60.686cm" svg:x2="34.2cm" svg:y2="53.369cm" draw:start-shape="id116" draw:start-glue-point="1" draw:end-shape="id117" draw:end-glue-point="3" svg:d="M8800 60686c21337 0 8638-7317 25400-7317" svg:viewBox="0 0 25401 7318">
          <text:p/>
        </draw:connector>
        <draw:connector draw:style-name="gr51" draw:text-style-name="P1" xml:id="id118" draw:id="id118" draw:layer="layout" draw:line-skew="0.499cm" svg:x1="51.3cm" svg:y1="26.82cm" svg:x2="51.3cm" svg:y2="31.014cm" draw:start-shape="id112" draw:start-glue-point="1" svg:d="M51300 26820h1000v4194h-1000" svg:viewBox="0 0 1001 4195">
          <text:p/>
        </draw:connector>
        <draw:connector draw:style-name="gr51" draw:text-style-name="P1" xml:id="id119" draw:id="id119" draw:layer="layout" draw:line-skew="-0.501cm" svg:x1="51.3cm" svg:y1="20.914cm" svg:x2="52.3cm" svg:y2="28.917cm" draw:end-shape="id118" draw:end-glue-point="0" svg:d="M51300 20914h1000v8003" svg:viewBox="0 0 1001 8004">
          <text:p/>
        </draw:connector>
        <draw:connector draw:style-name="gr51" draw:text-style-name="P1" xml:id="id120" draw:id="id120" draw:layer="layout" draw:line-skew="-0.501cm" svg:x1="51.3cm" svg:y1="14.758cm" svg:x2="52.3cm" svg:y2="24.915cm" draw:start-shape="id110" draw:start-glue-point="1" draw:end-shape="id119" draw:end-glue-point="0" svg:d="M51300 14758h1000v10157" svg:viewBox="0 0 1001 10158">
          <text:p/>
        </draw:connector>
        <draw:connector draw:style-name="gr51" draw:text-style-name="P1" xml:id="id121" draw:id="id121" draw:layer="layout" draw:line-skew="-0.501cm" svg:x1="51.3cm" svg:y1="9.903cm" svg:x2="52.3cm" svg:y2="19.836cm" draw:start-shape="id109" draw:start-glue-point="1" draw:end-shape="id120" draw:end-glue-point="0" svg:d="M51300 9903h1000v9933" svg:viewBox="0 0 1001 9934">
          <text:p/>
        </draw:connector>
        <draw:connector draw:style-name="gr51" draw:text-style-name="P1" draw:layer="layout" draw:line-skew="-0.534cm" svg:x1="51.3cm" svg:y1="4.43cm" svg:x2="52.3cm" svg:y2="14.869cm" draw:start-shape="id108" draw:start-glue-point="1" draw:end-shape="id121" draw:end-glue-point="0" svg:d="M51300 4430h967v10439h33" svg:viewBox="0 0 1001 10440">
          <text:p/>
        </draw:connector>
        <draw:connector draw:style-name="gr5" draw:text-style-name="P1" draw:layer="layout" draw:type="curve" svg:x1="43.6cm" svg:y1="69.947cm" svg:x2="48cm" svg:y2="61.591cm" draw:start-shape="id115" draw:start-glue-point="1" draw:end-shape="id122" svg:d="M43600 69947c3300 0 1100-8356 4400-8356" svg:viewBox="0 0 4401 8357">
          <text:p/>
        </draw:connector>
        <draw:connector draw:style-name="gr5" draw:text-style-name="P1" draw:layer="layout" draw:type="curve" draw:line-skew="-6.5cm" svg:x1="10.2cm" svg:y1="79.714cm" svg:x2="48cm" svg:y2="61.591cm" draw:start-shape="id123" draw:start-glue-point="1" draw:end-shape="id122" draw:end-glue-point="3" svg:d="M10200 79714c18600 0-300-18123 37800-18123" svg:viewBox="0 0 37801 18124">
          <text:p/>
        </draw:connector>
        <draw:connector draw:style-name="gr5" draw:text-style-name="P1" draw:layer="layout" draw:type="curve" svg:x1="44.8cm" svg:y1="53.369cm" svg:x2="48cm" svg:y2="61.591cm" draw:start-shape="id117" draw:start-glue-point="1" draw:end-shape="id122" draw:end-glue-point="3" svg:d="M44800 53369c2400 0 800 8222 3200 8222" svg:viewBox="0 0 3201 8223">
          <text:p/>
        </draw:connector>
        <draw:connector draw:style-name="gr5" draw:text-style-name="P1" draw:layer="layout" draw:type="curve" draw:line-skew="-0.4cm" svg:x1="10.2cm" svg:y1="79.714cm" svg:x2="34.2cm" svg:y2="53.369cm" draw:start-shape="id123" draw:start-glue-point="1" draw:end-shape="id117" draw:end-glue-point="3" svg:d="M10200 79714c17400 0 5400-26345 24000-26345" svg:viewBox="0 0 24001 26346">
          <text:p/>
        </draw:connector>
        <draw:connector draw:style-name="gr5" draw:text-style-name="P1" draw:layer="layout" draw:type="curve" draw:line-skew="-0.025cm" svg:x1="9.9cm" svg:y1="70.242cm" svg:x2="34.2cm" svg:y2="53.369cm" draw:start-shape="id124" draw:end-shape="id117" draw:end-glue-point="3" svg:d="M9900 70242c18187 0 6038-16873 24300-16873" svg:viewBox="0 0 24301 16874">
          <text:p/>
        </draw:connector>
        <draw:connector draw:style-name="gr5" draw:text-style-name="P1" draw:layer="layout" draw:type="curve" draw:line-skew="-0.8cm" svg:x1="23.2cm" svg:y1="47.819cm" svg:x2="34.2cm" svg:y2="53.369cm" draw:start-shape="id96" draw:start-glue-point="1" draw:end-shape="id117" draw:end-glue-point="3" svg:d="M23200 47819c7050 0 1550 5550 11000 5550" svg:viewBox="0 0 11001 5551">
          <text:p/>
        </draw:connector>
        <draw:connector draw:style-name="gr5" draw:text-style-name="P1" draw:layer="layout" draw:type="curve" draw:line-skew="-3.5cm" svg:x1="22.8cm" svg:y1="54.897cm" svg:x2="34.2cm" svg:y2="53.369cm" draw:start-shape="id97" draw:start-glue-point="1" draw:end-shape="id117" draw:end-glue-point="3" svg:d="M22800 54897c3300 0-2400-1528 11400-1528" svg:viewBox="0 0 11401 1529">
          <text:p/>
        </draw:connector>
        <draw:connector draw:style-name="gr5" draw:text-style-name="P1" draw:layer="layout" draw:type="curve" svg:x1="22.8cm" svg:y1="40.458cm" svg:x2="34.2cm" svg:y2="53.369cm" draw:start-shape="id98" draw:start-glue-point="1" draw:end-shape="id117" draw:end-glue-point="3" svg:d="M22800 40458c8550 0 2850 12911 11400 12911" svg:viewBox="0 0 11401 12912">
          <text:p/>
        </draw:connector>
        <draw:connector draw:style-name="gr5" draw:text-style-name="P1" draw:layer="layout" draw:type="curve" draw:line-skew="0.68cm" svg:x1="52.23cm" svg:y1="37.041cm" svg:x2="34.2cm" svg:y2="53.369cm" draw:start-shape="id125" draw:start-glue-point="3" draw:end-shape="id117" draw:end-glue-point="3" svg:d="M52230 37041c-26776 0-17762 16328-18030 16328" svg:viewBox="0 0 19280 16329">
          <text:p/>
        </draw:connector>
        <draw:connector draw:style-name="gr5" draw:text-style-name="P1" draw:layer="layout" draw:type="curve" draw:line-skew="-0.7cm" svg:x1="10.2cm" svg:y1="79.714cm" svg:x2="35cm" svg:y2="69.947cm" draw:start-shape="id123" draw:start-glue-point="1" draw:end-shape="id115" draw:end-glue-point="3" svg:d="M10200 79714c17550 0 5150-9767 24800-9767" svg:viewBox="0 0 24801 9768">
          <text:p/>
        </draw:connector>
        <draw:connector draw:style-name="gr5" draw:text-style-name="P1" xml:id="id125" draw:id="id125" draw:layer="layout" draw:type="line" svg:x1="52.296cm" svg:y1="30.167cm" svg:x2="52.23cm" svg:y2="37.041cm" svg:d="M52296 30167l-66 6874" svg:viewBox="0 0 67 6875">
          <text:p/>
        </draw:connector>
        <draw:frame draw:style-name="gr65" draw:text-style-name="P15" draw:layer="layout" svg:width="16.2cm" svg:height="3.401cm" svg:x="22.6cm" svg:y="1.174cm">
          <draw:text-box>
            <text:p text:style-name="P1"><text:span text:style-name="T18">SimCADO Class Variables and Methods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5f_">
        <draw:frame draw:style-name="gr66" draw:text-style-name="P14" xml:id="id126" draw:id="id126" draw:layer="layout" svg:width="8.8cm" svg:height="7.361cm" svg:x="1.6cm" svg:y="45.039cm">
          <draw:text-box>
            <text:p text:style-name="P14"><text:span text:style-name="T19">TransmissionCurve</text:span><text:span text:style-name="T16">(object):</text:span></text:p>
            <text:p text:style-name="P12"><text:span text:style-name="T16">______________________</text:span></text:p>
            <text:p text:style-name="P12"><text:span text:style-name="T16">.lam</text:span><text:span text:style-name="T16"><text:tab/></text:span><text:span text:style-name="T16"><text:tab/></text:span><text:span text:style-name="T16">– 1D array</text:span></text:p>
            <text:p text:style-name="P12"><text:span text:style-name="T16">.val </text:span><text:span text:style-name="T16"><text:tab/></text:span><text:span text:style-name="T16"><text:tab/></text:span><text:span text:style-name="T16">– 1D array</text:span></text:p>
            <text:p text:style-name="P12"><text:span text:style-name="T16">.lam_res – float</text:span></text:p>
            <text:p text:style-name="P12"><text:span text:style-name="T16">______________________</text:span></text:p>
            <text:p text:style-name="P12"><text:span text:style-name="T16">.get_data()</text:span></text:p>
            <text:p text:style-name="P12"><text:span text:style-name="T16">.resample()</text:span></text:p>
            <text:p text:style-name="P12"><text:span text:style-name="T16">.renormalize()</text:span></text:p>
          </draw:text-box>
        </draw:frame>
        <draw:frame draw:style-name="gr67" draw:text-style-name="P12" xml:id="id127" draw:id="id127" draw:layer="layout" svg:width="11.2cm" svg:height="8.783cm" svg:x="12.5cm" svg:y="38.417cm">
          <draw:text-box>
            <text:p text:style-name="P12"><text:span text:style-name="T19">EmissionCurve</text:span><text:span text:style-name="T16">(TransmissionCurve):</text:span></text:p>
            <text:p text:style-name="P12"><text:span text:style-name="T16">_____________________________</text:span></text:p>
            <text:p text:style-name="P12"><text:span text:style-name="T16">…</text:span></text:p>
            <text:p text:style-name="P12"><text:span text:style-name="T16">.area</text:span><text:span text:style-name="T16"><text:tab/></text:span><text:span text:style-name="T16">– float</text:span></text:p>
            <text:p text:style-name="P12"><text:span text:style-name="T16">.pix_res</text:span><text:span text:style-name="T16"><text:tab/></text:span><text:span text:style-name="T16">– float</text:span></text:p>
            <text:p text:style-name="P12"><text:span text:style-name="T16">.exptime</text:span><text:span text:style-name="T16"><text:tab/></text:span><text:span text:style-name="T16">– float</text:span></text:p>
            <text:p text:style-name="P12"><text:span text:style-name="T16">.val_unit – astropy.unit</text:span></text:p>
            <text:p text:style-name="P12"><text:span text:style-name="T16">_____________________________</text:span></text:p>
            <text:p text:style-name="P12"><text:span text:style-name="T16">…</text:span></text:p>
            <text:p text:style-name="P12"><text:span text:style-name="T16">.resample()</text:span></text:p>
            <text:p text:style-name="P12"><text:span text:style-name="T16">.convert_to_photons()</text:span></text:p>
          </draw:text-box>
        </draw:frame>
        <draw:frame draw:style-name="gr68" draw:text-style-name="P12" xml:id="id136" draw:id="id136" draw:layer="layout" svg:width="10.8cm" svg:height="4.517cm" svg:x="12.7cm" svg:y="48.883cm">
          <draw:text-box>
            <text:p text:style-name="P12"><text:span text:style-name="T19">BlackbodyCurve</text:span><text:span text:style-name="T16">(EmissionCurve):</text:span></text:p>
            <text:p text:style-name="P12"><text:span text:style-name="T16">___________________________</text:span></text:p>
            <text:p text:style-name="P12"><text:span text:style-name="T16">…</text:span></text:p>
            <text:p text:style-name="P12"><text:span text:style-name="T16">.temp </text:span><text:span text:style-name="T16"><text:tab/></text:span><text:span text:style-name="T16">– float</text:span></text:p>
            <text:p text:style-name="P12"><text:span text:style-name="T16">___________________________</text:span></text:p>
            <text:p text:style-name="P12"><text:span text:style-name="T16">…</text:span></text:p>
          </draw:text-box>
        </draw:frame>
        <draw:frame draw:style-name="gr69" draw:text-style-name="P12" xml:id="id128" draw:id="id128" draw:layer="layout" svg:width="10.8cm" svg:height="3.806cm" svg:x="12.7cm" svg:y="54.394cm">
          <draw:text-box>
            <text:p text:style-name="P12"><text:span text:style-name="T19">UnityCurve</text:span><text:span text:style-name="T16">(TransmissionCurve):</text:span></text:p>
            <text:p text:style-name="P12"><text:span text:style-name="T16">__________________________</text:span></text:p>
            <text:p text:style-name="P12"><text:span text:style-name="T16">…</text:span></text:p>
            <text:p text:style-name="P12"><text:span text:style-name="T16">__________________________</text:span></text:p>
            <text:p text:style-name="P12"><text:span text:style-name="T16">…</text:span></text:p>
          </draw:text-box>
        </draw:frame>
        <draw:connector draw:style-name="gr70" draw:text-style-name="P1" draw:layer="layout" draw:type="curve" svg:x1="10.4cm" svg:y1="48.719cm" svg:x2="12.5cm" svg:y2="42.808cm" draw:start-shape="id126" draw:start-glue-point="1" draw:end-shape="id127" draw:end-glue-point="3" svg:d="M10400 48719c1575 0 525-5911 2100-5911" svg:viewBox="0 0 2101 5912">
          <text:p/>
        </draw:connector>
        <draw:connector draw:style-name="gr70" draw:text-style-name="P1" draw:layer="layout" draw:type="curve" svg:x1="10.4cm" svg:y1="48.719cm" svg:x2="12.7cm" svg:y2="56.297cm" draw:start-shape="id126" draw:start-glue-point="1" draw:end-shape="id128" draw:end-glue-point="3" svg:d="M10400 48719c1725 0 575 7578 2300 7578" svg:viewBox="0 0 2301 7579">
          <text:p/>
        </draw:connector>
        <draw:frame draw:style-name="gr71" draw:text-style-name="P14" xml:id="id137" draw:id="id137" draw:layer="layout" svg:width="6.8cm" svg:height="8.072cm" svg:x="26.6cm" svg:y="1.128cm">
          <draw:text-box>
            <text:p text:style-name="P14"><text:span text:style-name="T20">PSF</text:span><text:span text:style-name="T17">(object):</text:span></text:p>
            <text:p text:style-name="P14"><text:span text:style-name="T17">_________________</text:span></text:p>
            <text:p text:style-name="P12"><text:span text:style-name="T16">.array </text:span><text:span text:style-name="T16"><text:tab/></text:span><text:span text:style-name="T16">– 2D array</text:span></text:p>
            <text:p text:style-name="P12"><text:span text:style-name="T16">.info</text:span><text:span text:style-name="T16"><text:tab/></text:span><text:span text:style-name="T16"><text:tab/></text:span><text:span text:style-name="T16">– dict</text:span></text:p>
            <text:p text:style-name="P12"><text:span text:style-name="T16">.pix_res </text:span><text:span text:style-name="T16"><text:tab/></text:span><text:span text:style-name="T16">– float</text:span></text:p>
            <text:p text:style-name="P12"><text:span text:style-name="T16">.size </text:span><text:span text:style-name="T16"><text:tab/></text:span><text:span text:style-name="T16">– float </text:span></text:p>
            <text:p text:style-name="P14"><text:span text:style-name="T17">_________________</text:span></text:p>
            <text:p text:style-name="P12"><text:span text:style-name="T16">.set_array()</text:span></text:p>
            <text:p text:style-name="P12"><text:span text:style-name="T16">.resize()</text:span></text:p>
            <text:p text:style-name="P12"><text:span text:style-name="T16">.resample()</text:span></text:p>
            <text:p text:style-name="P12"><text:span text:style-name="T16">.convolve()</text:span></text:p>
          </draw:text-box>
        </draw:frame>
        <draw:frame draw:style-name="gr68" draw:text-style-name="P12" xml:id="id139" draw:id="id139" draw:layer="layout" svg:width="5.8cm" svg:height="4.517cm" svg:x="11cm" svg:y="11.483cm">
          <draw:text-box>
            <text:p text:style-name="P12"><text:span text:style-name="T19">AiryPSF</text:span><text:span text:style-name="T16">(PSF):</text:span></text:p>
            <text:p text:style-name="P12"><text:span text:style-name="T16">_______________</text:span></text:p>
            <text:p text:style-name="P12"><text:span text:style-name="T16">...</text:span></text:p>
            <text:p text:style-name="P12"><text:span text:style-name="T16">.fwhm – float</text:span></text:p>
            <text:p text:style-name="P12"><text:span text:style-name="T16">_______________</text:span></text:p>
            <text:p text:style-name="P12"><text:span text:style-name="T16">...</text:span></text:p>
          </draw:text-box>
        </draw:frame>
        <draw:frame draw:style-name="gr69" draw:text-style-name="P12" xml:id="id140" draw:id="id140" draw:layer="layout" svg:width="6.937cm" svg:height="3.806cm" svg:x="18cm" svg:y="11.41cm">
          <draw:text-box>
            <text:p text:style-name="P12"><text:span text:style-name="T19">CombinedPSF</text:span><text:span text:style-name="T16">(PSF):</text:span></text:p>
            <text:p text:style-name="P12"><text:span text:style-name="T16">_________________</text:span></text:p>
            <text:p text:style-name="P12"><text:span text:style-name="T16">…</text:span></text:p>
            <text:p text:style-name="P12"><text:span text:style-name="T16">_________________</text:span></text:p>
            <text:p text:style-name="P12"><text:span text:style-name="T16">...</text:span></text:p>
          </draw:text-box>
        </draw:frame>
        <draw:frame draw:style-name="gr68" draw:text-style-name="P12" xml:id="id141" draw:id="id141" draw:layer="layout" svg:width="6.6cm" svg:height="4.517cm" svg:x="26.6cm" svg:y="11.283cm">
          <draw:text-box>
            <text:p text:style-name="P12"><text:span text:style-name="T19">DeltaPSF</text:span><text:span text:style-name="T16">(PSF):</text:span></text:p>
            <text:p text:style-name="P12"><text:span text:style-name="T16">_________________</text:span></text:p>
            <text:p text:style-name="P12"><text:span text:style-name="T16">...</text:span></text:p>
            <text:p text:style-name="P12"><text:span text:style-name="T16">.position – float</text:span></text:p>
            <text:p text:style-name="P12"><text:span text:style-name="T16">_________________</text:span></text:p>
            <text:p text:style-name="P12"><text:span text:style-name="T16">...</text:span></text:p>
          </draw:text-box>
        </draw:frame>
        <draw:frame draw:style-name="gr72" draw:text-style-name="P12" xml:id="id142" draw:id="id142" draw:layer="layout" svg:width="7cm" svg:height="4.517cm" svg:x="34.4cm" svg:y="11.283cm">
          <draw:text-box>
            <text:p text:style-name="P12"><text:span text:style-name="T19">GaussianPSF</text:span><text:span text:style-name="T16">(PSF):</text:span></text:p>
            <text:p text:style-name="P12"><text:span text:style-name="T16">__________________</text:span></text:p>
            <text:p text:style-name="P12"><text:span text:style-name="T16">...</text:span></text:p>
            <text:p text:style-name="P12"><text:span text:style-name="T16">.fwhm – float</text:span></text:p>
            <text:p text:style-name="P12"><text:span text:style-name="T16">__________________</text:span></text:p>
            <text:p text:style-name="P12"><text:span text:style-name="T16">...</text:span></text:p>
          </draw:text-box>
        </draw:frame>
        <draw:frame draw:style-name="gr68" draw:text-style-name="P12" xml:id="id143" draw:id="id143" draw:layer="layout" svg:width="7cm" svg:height="4.517cm" svg:x="42.4cm" svg:y="11.2cm">
          <draw:text-box>
            <text:p text:style-name="P12"><text:span text:style-name="T19">MoffatPSF</text:span><text:span text:style-name="T16">(PSF):</text:span></text:p>
            <text:p text:style-name="P12"><text:span text:style-name="T16">__________________</text:span></text:p>
            <text:p text:style-name="P12"><text:span text:style-name="T16">...</text:span></text:p>
            <text:p text:style-name="P12"><text:span text:style-name="T16">.fwhm – float</text:span></text:p>
            <text:p text:style-name="P12"><text:span text:style-name="T16">__________________</text:span></text:p>
            <text:p text:style-name="P12"><text:span text:style-name="T16">...</text:span></text:p>
          </draw:text-box>
        </draw:frame>
        <draw:frame draw:style-name="gr73" draw:text-style-name="P12" xml:id="id144" draw:id="id144" draw:layer="layout" svg:width="7cm" svg:height="5.228cm" svg:x="50.8cm" svg:y="11.2cm">
          <draw:text-box>
            <text:p text:style-name="P12"><text:span text:style-name="T19">UserPSF</text:span><text:span text:style-name="T16">(PSF)</text:span></text:p>
            <text:p text:style-name="P12"><text:span text:style-name="T16">__________________</text:span></text:p>
            <text:p text:style-name="P12"><text:span text:style-name="T16">...</text:span></text:p>
            <text:p text:style-name="P12"><text:span text:style-name="T16">.filename – str</text:span></text:p>
            <text:p text:style-name="P12"><text:span text:style-name="T16">.fits_ext </text:span><text:span text:style-name="T16"><text:tab/></text:span><text:span text:style-name="T16"> – int</text:span></text:p>
            <text:p text:style-name="P12"><text:span text:style-name="T16">__________________</text:span></text:p>
            <text:p text:style-name="P12"><text:span text:style-name="T16">...</text:span></text:p>
          </draw:text-box>
        </draw:frame>
        <draw:frame draw:style-name="gr66" draw:text-style-name="P14" xml:id="id145" draw:id="id145" draw:layer="layout" svg:width="8.8cm" svg:height="7.361cm" svg:x="26.6cm" svg:y="17.2cm">
          <draw:text-box>
            <text:p text:style-name="P14"><text:span text:style-name="T20">PSFCube</text:span><text:span text:style-name="T17">(object):</text:span></text:p>
            <text:p text:style-name="P14"><text:span text:style-name="T17">_______________________</text:span></text:p>
            <text:p text:style-name="P12"><text:span text:style-name="T16">.psf_slices </text:span><text:span text:style-name="T16"><text:tab/></text:span><text:span text:style-name="T16"><text:tab/></text:span><text:span text:style-name="T16">– list(PSF)</text:span></text:p>
            <text:p text:style-name="P12"><text:span text:style-name="T16">.lam_bin_centers – 1D array</text:span></text:p>
            <text:p text:style-name="P12"><text:span text:style-name="T16">.info </text:span><text:span text:style-name="T16"><text:tab/></text:span><text:span text:style-name="T16"><text:tab/></text:span><text:span text:style-name="T16"><text:tab/></text:span><text:span text:style-name="T16">– dict</text:span></text:p>
            <text:p text:style-name="P14"><text:span text:style-name="T17">_______________________</text:span></text:p>
            <text:p text:style-name="P12"><text:span text:style-name="T16">.resize()</text:span></text:p>
            <text:p text:style-name="P12"><text:span text:style-name="T16">.resample()</text:span></text:p>
            <text:p text:style-name="P12"><text:span text:style-name="T16">.export_to_FITS()</text:span></text:p>
            <text:p text:style-name="P12"><text:span text:style-name="T16">.convolve()</text:span></text:p>
          </draw:text-box>
        </draw:frame>
        <draw:frame draw:style-name="gr74" draw:text-style-name="P12" xml:id="id146" draw:id="id146" draw:layer="layout" svg:width="8.1cm" svg:height="5.939cm" svg:x="1.6cm" svg:y="26.2cm">
          <draw:text-box>
            <text:p text:style-name="P12"><text:span text:style-name="T19">AiryPSFCube</text:span><text:span text:style-name="T16">(PSFCube):</text:span></text:p>
            <text:p text:style-name="P12"><text:span text:style-name="T16">____________________</text:span></text:p>
            <text:p text:style-name="P12"><text:span text:style-name="T16">...</text:span></text:p>
            <text:p text:style-name="P12"><text:span text:style-name="T16">.diameter </text:span><text:span text:style-name="T16"><text:tab/></text:span><text:span text:style-name="T16">– float</text:span></text:p>
            <text:p text:style-name="P12"><text:span text:style-name="T16">.fwhm </text:span><text:span text:style-name="T16"><text:tab/></text:span><text:span text:style-name="T16"><text:tab/></text:span><text:span text:style-name="T16">– float</text:span></text:p>
            <text:p text:style-name="P12"><text:span text:style-name="T16">.obscuration </text:span><text:span text:style-name="T16"><text:tab/></text:span><text:span text:style-name="T16">– float</text:span></text:p>
            <text:p text:style-name="P12"><text:span text:style-name="T16">____________________</text:span></text:p>
            <text:p text:style-name="P12"><text:span text:style-name="T16">...</text:span></text:p>
          </draw:text-box>
        </draw:frame>
        <draw:frame draw:style-name="gr75" draw:text-style-name="P12" xml:id="id147" draw:id="id147" draw:layer="layout" svg:width="9.9cm" svg:height="3.806cm" svg:x="10.5cm" svg:y="26.2cm">
          <draw:text-box>
            <text:p text:style-name="P12"><text:span text:style-name="T19">CombinedPSFCube</text:span><text:span text:style-name="T16">(PSFCube):</text:span></text:p>
            <text:p text:style-name="P12"><text:span text:style-name="T16">___________________</text:span></text:p>
            <text:p text:style-name="P12"><text:span text:style-name="T16">...</text:span></text:p>
            <text:p text:style-name="P12"><text:span text:style-name="T16">___________________</text:span></text:p>
            <text:p text:style-name="P12"><text:span text:style-name="T16">...</text:span></text:p>
          </draw:text-box>
        </draw:frame>
        <draw:frame draw:style-name="gr76" draw:text-style-name="P12" xml:id="id148" draw:id="id148" draw:layer="layout" svg:width="8.5cm" svg:height="4.517cm" svg:x="21.2cm" svg:y="26.283cm">
          <draw:text-box>
            <text:p text:style-name="P12"><text:span text:style-name="T19">DeltaPSFCube</text:span><text:span text:style-name="T16">(PSFCube):</text:span></text:p>
            <text:p text:style-name="P12"><text:span text:style-name="T16">___________________</text:span></text:p>
            <text:p text:style-name="P12"><text:span text:style-name="T16">…</text:span></text:p>
            <text:p text:style-name="P12"><text:span text:style-name="T16">.position – 1D array</text:span></text:p>
            <text:p text:style-name="P12"><text:span text:style-name="T16">___________________</text:span></text:p>
            <text:p text:style-name="P12"><text:span text:style-name="T16">…</text:span></text:p>
          </draw:text-box>
        </draw:frame>
        <draw:frame draw:style-name="gr77" draw:text-style-name="P12" xml:id="id149" draw:id="id149" draw:layer="layout" svg:width="9.8cm" svg:height="5.228cm" svg:x="30.4cm" svg:y="26.372cm">
          <draw:text-box>
            <text:p text:style-name="P12"><text:span text:style-name="T19">GaussianPSFCube</text:span><text:span text:style-name="T16">(PSFCube):</text:span></text:p>
            <text:p text:style-name="P12"><text:span text:style-name="T16">___________________</text:span></text:p>
            <text:p text:style-name="P12"><text:span text:style-name="T16">…</text:span></text:p>
            <text:p text:style-name="P12"><text:span text:style-name="T16">.diameter – float</text:span></text:p>
            <text:p text:style-name="P12"><text:span text:style-name="T16">.fwhm </text:span><text:span text:style-name="T16"><text:tab/></text:span><text:span text:style-name="T16">– 1D array</text:span></text:p>
            <text:p text:style-name="P12"><text:span text:style-name="T16">___________________</text:span></text:p>
            <text:p text:style-name="P12"><text:span text:style-name="T16">…</text:span></text:p>
          </draw:text-box>
        </draw:frame>
        <draw:frame draw:style-name="gr77" draw:text-style-name="P12" xml:id="id150" draw:id="id150" draw:layer="layout" svg:width="8.7cm" svg:height="5.228cm" svg:x="40.7cm" svg:y="26.372cm">
          <draw:text-box>
            <text:p text:style-name="P12"><text:span text:style-name="T19">MoffatPSFCube</text:span><text:span text:style-name="T16">(PSFCube):</text:span></text:p>
            <text:p text:style-name="P12"><text:span text:style-name="T16">___________________</text:span></text:p>
            <text:p text:style-name="P12"><text:span text:style-name="T16">…</text:span></text:p>
            <text:p text:style-name="P12"><text:span text:style-name="T16">.diameter – float</text:span></text:p>
            <text:p text:style-name="P12"><text:span text:style-name="T16">.fwhm </text:span><text:span text:style-name="T16"><text:tab/></text:span><text:span text:style-name="T16">– 1D array</text:span></text:p>
            <text:p text:style-name="P12"><text:span text:style-name="T16">___________________</text:span></text:p>
            <text:p text:style-name="P12"><text:span text:style-name="T16">…</text:span></text:p>
          </draw:text-box>
        </draw:frame>
        <draw:frame draw:style-name="gr78" draw:text-style-name="P12" xml:id="id151" draw:id="id151" draw:layer="layout" svg:width="8cm" svg:height="5.228cm" svg:x="50.1cm" svg:y="26.372cm">
          <draw:text-box>
            <text:p text:style-name="P12"><text:span text:style-name="T19">UserPSFCube</text:span><text:span text:style-name="T16">(PSFCube)</text:span></text:p>
            <text:p text:style-name="P12"><text:span text:style-name="T16">___________________</text:span></text:p>
            <text:p text:style-name="P12"><text:span text:style-name="T16">...</text:span></text:p>
            <text:p text:style-name="P12"><text:span text:style-name="T16">.filename – str</text:span></text:p>
            <text:p text:style-name="P12"><text:span text:style-name="T16">.fits_ext – int</text:span></text:p>
            <text:p text:style-name="P12"><text:span text:style-name="T16">___________________</text:span></text:p>
            <text:p text:style-name="P12"><text:span text:style-name="T16">...</text:span></text:p>
          </draw:text-box>
        </draw:frame>
        <draw:frame draw:style-name="gr79" draw:text-style-name="P12" xml:id="id138" draw:id="id138" draw:layer="layout" svg:width="8.2cm" svg:height="6.65cm" svg:x="1.8cm" svg:y="11.6cm">
          <draw:text-box>
            <text:p text:style-name="P12"><text:span text:style-name="T19">AiryDiskDiff2DPSF</text:span><text:span text:style-name="T16">(PSF):</text:span></text:p>
            <text:p text:style-name="P12"><text:span text:style-name="T16">____________________</text:span></text:p>
            <text:p text:style-name="P12"><text:span text:style-name="T16">...</text:span></text:p>
            <text:p text:style-name="P12"><text:span text:style-name="T16">.amplitude – float</text:span></text:p>
            <text:p text:style-name="P12"><text:span text:style-name="T16">.eps – float</text:span></text:p>
            <text:p text:style-name="P12"><text:span text:style-name="T16">.radius – float</text:span></text:p>
            <text:p text:style-name="P12"><text:span text:style-name="T16">.position – float</text:span></text:p>
            <text:p text:style-name="P12"><text:span text:style-name="T16">____________________</text:span></text:p>
            <text:p text:style-name="P12"><text:span text:style-name="T16">...</text:span></text:p>
          </draw:text-box>
        </draw:frame>
        <draw:frame draw:style-name="gr80" draw:text-style-name="P12" xml:id="id130" draw:id="id130" draw:layer="layout" svg:width="8.6cm" svg:height="9.494cm" svg:x="49.1cm" svg:y="72.9cm">
          <draw:text-box>
            <text:p text:style-name="P12"><text:span text:style-name="T19">LightObject</text:span><text:span text:style-name="T16">(Source):</text:span></text:p>
            <text:p text:style-name="P12"><text:span text:style-name="T16">____________________</text:span></text:p>
            <text:p text:style-name="P12"><text:span text:style-name="T16">…</text:span></text:p>
            <text:p text:style-name="P12"><text:span text:style-name="T16">.cmds – UserCommands</text:span></text:p>
            <text:p text:style-name="P12"><text:span text:style-name="T16">.array – 2D array</text:span></text:p>
            <text:p text:style-name="P12"><text:span text:style-name="T16">____________________</text:span></text:p>
            <text:p text:style-name="P12"><text:span text:style-name="T16">…</text:span></text:p>
            <text:p text:style-name="P12"><text:span text:style-name="T16">.add_uniform_background()</text:span></text:p>
            <text:p text:style-name="P12"><text:span text:style-name="T16">.apply_psf_cube()</text:span></text:p>
            <text:p text:style-name="P12"><text:span text:style-name="T16">.apply_plane_effect()</text:span></text:p>
            <text:p text:style-name="P12"><text:span text:style-name="T16">.apply_transmission_curve()</text:span></text:p>
            <text:p text:style-name="P12"><text:span text:style-name="T16">.get_slice_photons()</text:span></text:p>
            <text:p text:style-name="P12"><text:span text:style-name="T16">.poissonify()</text:span></text:p>
          </draw:text-box>
        </draw:frame>
        <draw:frame draw:style-name="gr81" draw:text-style-name="P12" xml:id="id132" draw:id="id132" draw:layer="layout" svg:width="10.6cm" svg:height="12.338cm" svg:x="31.2cm" svg:y="48.662cm">
          <draw:text-box>
            <text:p text:style-name="P12"><text:span text:style-name="T19">OpticalTrain</text:span><text:span text:style-name="T16">(object):</text:span></text:p>
            <text:p text:style-name="P12"><text:span text:style-name="T16">____________________________</text:span></text:p>
            <text:p text:style-name="P12"><text:span text:style-name="T16">.cmds </text:span><text:span text:style-name="T16"><text:tab/></text:span><text:span text:style-name="T16">– UserCommands</text:span></text:p>
            <text:p text:style-name="P12"><text:span text:style-name="T16">.tc_list </text:span><text:span text:style-name="T16"><text:tab/></text:span><text:span text:style-name="T16">– list(TransmissionCurve)</text:span></text:p>
            <text:p text:style-name="P12"><text:span text:style-name="T16">.ec_list </text:span><text:span text:style-name="T16"><text:tab/></text:span><text:span text:style-name="T16">– list(EmissionCurve)</text:span></text:p>
            <text:p text:style-name="P12"><text:span text:style-name="T16">.psf_list </text:span><text:span text:style-name="T16"><text:tab/></text:span><text:span text:style-name="T16">– list(PSFCube)</text:span></text:p>
            <text:p text:style-name="P12"><text:span text:style-name="T16">.pe_list </text:span><text:span text:style-name="T16"><text:tab/></text:span><text:span text:style-name="T16">– list(PlaneEffect)</text:span></text:p>
            <text:p text:style-name="P12"><text:span text:style-name="T16">.detector – Detector</text:span></text:p>
            <text:p text:style-name="P12"><text:span text:style-name="T16">.array</text:span><text:span text:style-name="T16"><text:tab/></text:span><text:span text:style-name="T16">– 2D array</text:span></text:p>
            <text:p text:style-name="P12"><text:span text:style-name="T16">____________________________</text:span></text:p>
            <text:p text:style-name="P12"><text:span text:style-name="T16">.read()</text:span></text:p>
            <text:p text:style-name="P12"><text:span text:style-name="T16">.save()</text:span></text:p>
            <text:p text:style-name="P12"><text:span text:style-name="T16">.make()</text:span></text:p>
            <text:p text:style-name="P12"><text:span text:style-name="T16">.get_master_tc()</text:span></text:p>
            <text:p text:style-name="P12"><text:span text:style-name="T16">.get_master_psf()</text:span></text:p>
            <text:p text:style-name="P12"><text:span text:style-name="T16">.get_plane_effects()</text:span></text:p>
            <text:p text:style-name="P12"><text:span text:style-name="T16">.get_detector()</text:span></text:p>
          </draw:text-box>
        </draw:frame>
        <draw:frame draw:style-name="gr82" draw:text-style-name="P12" xml:id="id133" draw:id="id133" draw:layer="layout" svg:width="10.2cm" svg:height="8.783cm" svg:x="13.4cm" svg:y="73.217cm">
          <draw:text-box>
            <text:p text:style-name="P12"><text:span text:style-name="T19">SimulationRun</text:span><text:span text:style-name="T16">(object):</text:span></text:p>
            <text:p text:style-name="P12"><text:span text:style-name="T16">___________________________</text:span></text:p>
            <text:p text:style-name="P12"><text:span text:style-name="T16">.cmds </text:span><text:span text:style-name="T16"><text:tab/></text:span><text:span text:style-name="T16"><text:tab/></text:span><text:span text:style-name="T16">– UserCommands</text:span></text:p>
            <text:p text:style-name="P12"><text:span text:style-name="T16">.optical_train – OpticalTrain</text:span></text:p>
            <text:p text:style-name="P12"><text:span text:style-name="T16">.light_object </text:span><text:span text:style-name="T16"><text:tab/></text:span><text:span text:style-name="T16">– LightObject</text:span></text:p>
            <text:p text:style-name="P12"><text:span text:style-name="T16">.array </text:span><text:span text:style-name="T16"><text:tab/></text:span><text:span text:style-name="T16"><text:tab/></text:span><text:span text:style-name="T16">– 2D array</text:span></text:p>
            <text:p text:style-name="P12"><text:span text:style-name="T16">___________________________</text:span></text:p>
            <text:p text:style-name="P12"><text:span text:style-name="T16">.set_defaults()</text:span></text:p>
            <text:p text:style-name="P12"><text:span text:style-name="T16">.get_user_commands()</text:span></text:p>
            <text:p text:style-name="P12"><text:span text:style-name="T16">.get_optical_train()</text:span></text:p>
            <text:p text:style-name="P12"><text:span text:style-name="T16">.get_source()</text:span></text:p>
            <text:p text:style-name="P12"><text:span text:style-name="T16">.run()</text:span></text:p>
          </draw:text-box>
        </draw:frame>
        <draw:frame draw:style-name="gr83" draw:text-style-name="P12" xml:id="id135" draw:id="id135" draw:layer="layout" svg:width="8.3cm" svg:height="10.916cm" svg:x="49.4cm" svg:y="37.8cm">
          <draw:text-box>
            <text:p text:style-name="P12"><text:span text:style-name="T19">Detector</text:span><text:span text:style-name="T16">(object):</text:span></text:p>
            <text:p text:style-name="P12"><text:span text:style-name="T16">______________________</text:span></text:p>
            <text:p text:style-name="P12"><text:span text:style-name="T16">.array </text:span><text:span text:style-name="T16"><text:tab/></text:span><text:span text:style-name="T16"><text:tab/></text:span><text:span text:style-name="T16">– 2D array</text:span></text:p>
            <text:p text:style-name="P12"><text:span text:style-name="T16">.linearity</text:span><text:span text:style-name="T16"><text:tab/></text:span><text:span text:style-name="T16"><text:tab/></text:span><text:span text:style-name="T16">– 1D array</text:span></text:p>
            <text:p text:style-name="P12"><text:span text:style-name="T16">.well_depth </text:span><text:span text:style-name="T16"><text:tab/></text:span><text:span text:style-name="T16">– float </text:span></text:p>
            <text:p text:style-name="P12"><text:span text:style-name="T16">.dead_pixels – 2x 1D array</text:span></text:p>
            <text:p text:style-name="P12"><text:span text:style-name="T16">.dead_lines </text:span><text:span text:style-name="T16"><text:tab/></text:span><text:span text:style-name="T16">– 2x 1D array</text:span></text:p>
            <text:p text:style-name="P12"><text:span text:style-name="T16">______________________</text:span></text:p>
            <text:p text:style-name="P12"><text:span text:style-name="T16">.make_detector()</text:span></text:p>
            <text:p text:style-name="P12"><text:span text:style-name="T16">.read_in_detector_noise()</text:span></text:p>
            <text:p text:style-name="P12"><text:span text:style-name="T16">.generate_hxrg_noise()</text:span></text:p>
            <text:p text:style-name="P12"><text:span text:style-name="T16">.add_cosmic_rays()</text:span></text:p>
            <text:p text:style-name="P12"><text:span text:style-name="T16">.add_dead_pixels()</text:span></text:p>
            <text:p text:style-name="P12"><text:span text:style-name="T16">.add_dead_lines()</text:span></text:p>
            <text:p text:style-name="P12"><text:span text:style-name="T16">.apply_saturation()</text:span></text:p>
          </draw:text-box>
        </draw:frame>
        <draw:frame draw:style-name="gr84" draw:text-style-name="P12" xml:id="id129" draw:id="id129" draw:layer="layout" svg:width="8.3cm" svg:height="10.205cm" svg:x="49.5cm" svg:y="60.5cm">
          <draw:text-box>
            <text:p text:style-name="P12"><text:span text:style-name="T19">Source</text:span><text:span text:style-name="T16">(object):</text:span></text:p>
            <text:p text:style-name="P12"><text:span text:style-name="T16">___________________</text:span></text:p>
            <text:p text:style-name="P12"><text:span text:style-name="T16">.lam </text:span><text:span text:style-name="T16"><text:tab/></text:span><text:span text:style-name="T16">– 1D array</text:span></text:p>
            <text:p text:style-name="P12"><text:span text:style-name="T16">.spectra <text:s/>– 2D array</text:span></text:p>
            <text:p text:style-name="P12"><text:span text:style-name="T16">.x </text:span><text:span text:style-name="T16"><text:tab/></text:span><text:span text:style-name="T16"><text:tab/></text:span><text:span text:style-name="T16">– 1D array</text:span></text:p>
            <text:p text:style-name="P12"><text:span text:style-name="T16">.y </text:span><text:span text:style-name="T16"><text:tab/></text:span><text:span text:style-name="T16"><text:tab/></text:span><text:span text:style-name="T16">– 1D array</text:span></text:p>
            <text:p text:style-name="P12"><text:span text:style-name="T16">.ref </text:span><text:span text:style-name="T16"><text:tab/></text:span><text:span text:style-name="T16"><text:tab/></text:span><text:span text:style-name="T16">– 1D array</text:span></text:p>
            <text:p text:style-name="P12"><text:span text:style-name="T16">.weight </text:span><text:span text:style-name="T16"><text:tab/></text:span><text:span text:style-name="T16">– 1D array</text:span></text:p>
            <text:p text:style-name="P12"><text:span text:style-name="T16">.units</text:span><text:span text:style-name="T16"><text:tab/></text:span><text:span text:style-name="T16">– astropy.unit</text:span></text:p>
            <text:p text:style-name="P12"><text:span text:style-name="T16">___________________</text:span></text:p>
            <text:p text:style-name="P12"><text:span text:style-name="T16">.from_cube()</text:span></text:p>
            <text:p text:style-name="P12"><text:span text:style-name="T16">.from_arrays()</text:span></text:p>
            <text:p text:style-name="P12"><text:span text:style-name="T16">.read()</text:span></text:p>
            <text:p text:style-name="P12"><text:span text:style-name="T16">.write()</text:span></text:p>
          </draw:text-box>
        </draw:frame>
        <draw:frame draw:style-name="gr73" draw:text-style-name="P12" xml:id="id131" draw:id="id131" draw:layer="layout" svg:width="8.3cm" svg:height="5.228cm" svg:x="49.4cm" svg:y="49.372cm">
          <draw:text-box>
            <text:p text:style-name="P12"><text:span text:style-name="T19">PlaneEffect</text:span><text:span text:style-name="T16">(object):</text:span></text:p>
            <text:p text:style-name="P12"><text:span text:style-name="T16">___________________</text:span></text:p>
            <text:p text:style-name="P12"><text:span text:style-name="T16">.dx </text:span><text:span text:style-name="T16"><text:tab/></text:span><text:span text:style-name="T16"><text:tab/></text:span><text:span text:style-name="T16">– 2D array</text:span></text:p>
            <text:p text:style-name="P12"><text:span text:style-name="T16">.dy </text:span><text:span text:style-name="T16"><text:tab/></text:span><text:span text:style-name="T16"><text:tab/></text:span><text:span text:style-name="T16">– 2D array</text:span></text:p>
            <text:p text:style-name="P12"><text:span text:style-name="T16">.weight </text:span><text:span text:style-name="T16"><text:tab/></text:span><text:span text:style-name="T16">– 2D array</text:span></text:p>
            <text:p text:style-name="P12"><text:span text:style-name="T16">___________________</text:span></text:p>
            <text:p text:style-name="P12"><text:span text:style-name="T16">???</text:span></text:p>
          </draw:text-box>
        </draw:frame>
        <draw:frame draw:style-name="gr85" draw:text-style-name="P12" xml:id="id134" draw:id="id134" draw:layer="layout" svg:width="8.6cm" svg:height="5.228cm" svg:x="32.2cm" svg:y="65.772cm">
          <draw:text-box>
            <text:p text:style-name="P12"><text:span text:style-name="T19">UserCommands</text:span><text:span text:style-name="T16">(object):</text:span></text:p>
            <text:p text:style-name="P12"><text:span text:style-name="T16">_______________________</text:span></text:p>
            <text:p text:style-name="P12"><text:span text:style-name="T16">.cmds </text:span><text:span text:style-name="T16"><text:tab/></text:span><text:span text:style-name="T16"><text:tab/></text:span><text:span text:style-name="T16"><text:tab/></text:span><text:span text:style-name="T16">– dict</text:span></text:p>
            <text:p text:style-name="P12"><text:span text:style-name="T16">.lam_bin_centers – 1D array</text:span></text:p>
            <text:p text:style-name="P12"><text:span text:style-name="T16">.lam_bin_edges </text:span><text:span text:style-name="T16"><text:tab/></text:span><text:span text:style-name="T16">– 1D array</text:span></text:p>
            <text:p text:style-name="P12"><text:span text:style-name="T16">_______________________</text:span></text:p>
            <text:p text:style-name="P12"><text:span text:style-name="T16">.read()</text:span></text:p>
          </draw:text-box>
        </draw:frame>
        <draw:connector draw:style-name="gr5" draw:text-style-name="P1" draw:layer="layout" draw:type="curve" svg:x1="53.65cm" svg:y1="70.705cm" svg:x2="53.4cm" svg:y2="72.9cm" draw:start-shape="id129" draw:start-glue-point="2" draw:end-shape="id130" draw:end-glue-point="0" svg:d="M53650 70705c0 1647-250 550-250 2195" svg:viewBox="0 0 251 2196">
          <text:p/>
        </draw:connector>
        <draw:connector draw:style-name="gr5" draw:text-style-name="P1" draw:layer="layout" draw:type="curve" svg:x1="49.4cm" svg:y1="51.986cm" svg:x2="41.8cm" svg:y2="54.831cm" draw:start-shape="id131" draw:start-glue-point="3" draw:end-shape="id132" draw:end-glue-point="1" svg:d="M49400 51986c-5700 0-1900 2845-7600 2845" svg:viewBox="0 0 7601 2846">
          <text:p/>
        </draw:connector>
        <draw:connector draw:style-name="gr5" draw:text-style-name="P1" draw:layer="layout" draw:type="curve" svg:x1="49.1cm" svg:y1="77.647cm" svg:x2="23.6cm" svg:y2="77.608cm" draw:start-shape="id130" draw:start-glue-point="3" draw:end-shape="id133" svg:d="M49100 77647c-19125 0-6375-39-25500-39" svg:viewBox="0 0 25501 40">
          <text:p/>
        </draw:connector>
        <draw:connector draw:style-name="gr5" draw:text-style-name="P1" draw:layer="layout" draw:type="curve" svg:x1="32.2cm" svg:y1="68.386cm" svg:x2="23.6cm" svg:y2="77.608cm" draw:start-shape="id134" draw:start-glue-point="3" draw:end-shape="id133" draw:end-glue-point="1" svg:d="M32200 68386c-6450 0-2150 9222-8600 9222" svg:viewBox="0 0 8601 9223">
          <text:p/>
        </draw:connector>
        <draw:connector draw:style-name="gr5" draw:text-style-name="P1" draw:layer="layout" draw:type="curve" draw:line-skew="-2.309cm" svg:x1="36.5cm" svg:y1="61cm" svg:x2="18.5cm" svg:y2="73.217cm" draw:start-shape="id132" draw:start-glue-point="2" draw:end-shape="id133" draw:end-glue-point="0" svg:d="M36500 61000c0 5700-18000-408-18000 12217" svg:viewBox="0 0 18001 12218">
          <text:p/>
        </draw:connector>
        <draw:connector draw:style-name="gr5" draw:text-style-name="P1" draw:layer="layout" draw:type="curve" svg:x1="36.5cm" svg:y1="65.772cm" svg:x2="36.5cm" svg:y2="61cm" draw:start-shape="id134" draw:start-glue-point="0" draw:end-shape="id132" draw:end-glue-point="2" svg:d="M36500 65772v-4772" svg:viewBox="0 0 1 4773">
          <text:p/>
        </draw:connector>
        <draw:connector draw:style-name="gr5" draw:text-style-name="P1" draw:layer="layout" draw:type="curve" svg:x1="49.4cm" svg:y1="43.258cm" svg:x2="41.8cm" svg:y2="54.831cm" draw:start-shape="id135" draw:end-shape="id132" draw:end-glue-point="1" svg:d="M49400 43258c-5700 0-1900 11573-7600 11573" svg:viewBox="0 0 7601 11574">
          <text:p/>
        </draw:connector>
        <draw:connector draw:style-name="gr5" draw:text-style-name="P1" draw:layer="layout" draw:type="curve" svg:x1="23.7cm" svg:y1="42.808cm" svg:x2="31.2cm" svg:y2="54.831cm" draw:start-shape="id127" draw:start-glue-point="1" draw:end-shape="id132" draw:end-glue-point="3" svg:d="M23700 42808c5625 0 1875 12023 7500 12023" svg:viewBox="0 0 7501 12024">
          <text:p/>
        </draw:connector>
        <draw:connector draw:style-name="gr5" draw:text-style-name="P1" draw:layer="layout" draw:type="curve" svg:x1="23.5cm" svg:y1="56.297cm" svg:x2="31.2cm" svg:y2="54.831cm" draw:start-shape="id128" draw:start-glue-point="1" draw:end-shape="id132" draw:end-glue-point="3" svg:d="M23500 56297c5775 0 1925-1466 7700-1466" svg:viewBox="0 0 7701 1467">
          <text:p/>
        </draw:connector>
        <draw:connector draw:style-name="gr5" draw:text-style-name="P1" draw:layer="layout" draw:type="curve" svg:x1="23.5cm" svg:y1="51.141cm" svg:x2="31.2cm" svg:y2="54.831cm" draw:start-shape="id136" draw:start-glue-point="1" draw:end-shape="id132" draw:end-glue-point="3" svg:d="M23500 51141c5775 0 1925 3690 7700 3690" svg:viewBox="0 0 7701 3691">
          <text:p/>
        </draw:connector>
        <draw:connector draw:style-name="gr5" draw:text-style-name="P1" draw:layer="layout" draw:type="curve" svg:x1="40.8cm" svg:y1="68.386cm" svg:x2="49.1cm" svg:y2="77.647cm" draw:start-shape="id134" draw:start-glue-point="1" draw:end-shape="id130" draw:end-glue-point="3" svg:d="M40800 68386c6225 0 2075 9261 8300 9261" svg:viewBox="0 0 8301 9262">
          <text:p/>
        </draw:connector>
        <draw:frame draw:style-name="gr86" draw:text-style-name="P15" draw:layer="layout" svg:width="16.2cm" svg:height="3.401cm" svg:x="2.2cm" svg:y="1.999cm">
          <draw:text-box>
            <text:p text:style-name="P15"><text:span text:style-name="T18">SimCADO Class Variables and Methods</text:span></text:p>
          </draw:text-box>
        </draw:frame>
        <draw:connector draw:style-name="gr70" draw:text-style-name="P1" draw:layer="layout" draw:type="curve" svg:x1="18.1cm" svg:y1="47.2cm" svg:x2="18.1cm" svg:y2="48.883cm" draw:start-shape="id127" draw:start-glue-point="2" draw:end-shape="id136" draw:end-glue-point="0" svg:d="M18100 47200v1683" svg:viewBox="0 0 1 1684">
          <text:p/>
        </draw:connector>
        <draw:connector draw:style-name="gr70" draw:text-style-name="P1" draw:layer="layout" draw:type="curve" svg:x1="30cm" svg:y1="9.2cm" svg:x2="5.9cm" svg:y2="11.6cm" draw:start-shape="id137" draw:start-glue-point="2" draw:end-shape="id138" draw:end-glue-point="0" svg:d="M30000 9200c0 1800-24100 600-24100 2400" svg:viewBox="0 0 24101 2401">
          <text:p/>
        </draw:connector>
        <draw:connector draw:style-name="gr70" draw:text-style-name="P1" draw:layer="layout" draw:type="curve" svg:x1="30cm" svg:y1="9.2cm" svg:x2="13.9cm" svg:y2="11.483cm" draw:start-shape="id137" draw:start-glue-point="2" draw:end-shape="id139" draw:end-glue-point="0" svg:d="M30000 9200c0 1713-16100 572-16100 2283" svg:viewBox="0 0 16101 2284">
          <text:p/>
        </draw:connector>
        <draw:connector draw:style-name="gr70" draw:text-style-name="P1" draw:layer="layout" draw:type="curve" svg:x1="30cm" svg:y1="9.2cm" svg:x2="21.468cm" svg:y2="11.41cm" draw:start-shape="id137" draw:start-glue-point="2" draw:end-shape="id140" svg:d="M30000 9200c0 1657-8532 553-8532 2210" svg:viewBox="0 0 8533 2211">
          <text:p/>
        </draw:connector>
        <draw:connector draw:style-name="gr70" draw:text-style-name="P1" draw:layer="layout" draw:type="curve" svg:x1="30cm" svg:y1="9.2cm" svg:x2="29.9cm" svg:y2="11.283cm" draw:start-shape="id137" draw:start-glue-point="2" draw:end-shape="id141" svg:d="M30000 9200c0 1563-100 522-100 2083" svg:viewBox="0 0 101 2084">
          <text:p/>
        </draw:connector>
        <draw:connector draw:style-name="gr70" draw:text-style-name="P1" draw:layer="layout" draw:type="curve" svg:x1="30cm" svg:y1="9.2cm" svg:x2="37.9cm" svg:y2="11.283cm" draw:start-shape="id137" draw:start-glue-point="2" draw:end-shape="id142" draw:end-glue-point="0" svg:d="M30000 9200c0 1563 7900 522 7900 2083" svg:viewBox="0 0 7901 2084">
          <text:p/>
        </draw:connector>
        <draw:connector draw:style-name="gr70" draw:text-style-name="P1" draw:layer="layout" draw:type="curve" svg:x1="30cm" svg:y1="9.2cm" svg:x2="45.9cm" svg:y2="11.2cm" draw:start-shape="id137" draw:start-glue-point="2" draw:end-shape="id143" svg:d="M30000 9200c0 1500 15900 500 15900 2000" svg:viewBox="0 0 15901 2001">
          <text:p/>
        </draw:connector>
        <draw:connector draw:style-name="gr70" draw:text-style-name="P1" draw:layer="layout" draw:type="curve" svg:x1="30cm" svg:y1="9.2cm" svg:x2="54.3cm" svg:y2="11.2cm" draw:start-shape="id137" draw:start-glue-point="2" draw:end-shape="id144" draw:end-glue-point="0" svg:d="M30000 9200c0 1500 24300 500 24300 2000" svg:viewBox="0 0 24301 2001">
          <text:p/>
        </draw:connector>
        <draw:connector draw:style-name="gr70" draw:text-style-name="P1" draw:layer="layout" draw:type="curve" svg:x1="5.9cm" svg:y1="18.25cm" svg:x2="26.6cm" svg:y2="20.88cm" draw:start-shape="id138" draw:start-glue-point="2" draw:end-shape="id145" svg:d="M5900 18250c0 1754 6900 2630 20700 2630" svg:viewBox="0 0 20701 2631">
          <text:p/>
        </draw:connector>
        <draw:connector draw:style-name="gr70" draw:text-style-name="P1" draw:layer="layout" draw:type="curve" svg:x1="13.9cm" svg:y1="16cm" svg:x2="26.6cm" svg:y2="20.88cm" draw:start-shape="id139" draw:start-glue-point="2" draw:end-shape="id145" draw:end-glue-point="3" svg:d="M13900 16000c0 3254 4233 4880 12700 4880" svg:viewBox="0 0 12701 4881">
          <text:p/>
        </draw:connector>
        <draw:connector draw:style-name="gr70" draw:text-style-name="P1" draw:layer="layout" draw:type="curve" svg:x1="21.468cm" svg:y1="15.216cm" svg:x2="26.6cm" svg:y2="20.88cm" draw:start-shape="id140" draw:start-glue-point="2" draw:end-shape="id145" draw:end-glue-point="3" svg:d="M21468 15216c0 3776 1710 5664 5132 5664" svg:viewBox="0 0 5133 5665">
          <text:p/>
        </draw:connector>
        <draw:connector draw:style-name="gr70" draw:text-style-name="P1" draw:layer="layout" draw:type="curve" svg:x1="37.9cm" svg:y1="15.8cm" svg:x2="35.4cm" svg:y2="20.88cm" draw:start-shape="id142" draw:start-glue-point="2" draw:end-shape="id145" draw:end-glue-point="1" svg:d="M37900 15800c0 3387-833 5080-2500 5080" svg:viewBox="0 0 2501 5081">
          <text:p/>
        </draw:connector>
        <draw:connector draw:style-name="gr70" draw:text-style-name="P1" draw:layer="layout" draw:type="curve" svg:x1="45.9cm" svg:y1="15.717cm" svg:x2="35.4cm" svg:y2="20.88cm" draw:start-shape="id143" draw:start-glue-point="2" draw:end-shape="id145" draw:end-glue-point="1" svg:d="M45900 15717c0 3442-3500 5163-10500 5163" svg:viewBox="0 0 10501 5164">
          <text:p/>
        </draw:connector>
        <draw:connector draw:style-name="gr70" draw:text-style-name="P1" draw:layer="layout" draw:type="curve" svg:x1="54.3cm" svg:y1="16.428cm" svg:x2="35.4cm" svg:y2="20.88cm" draw:start-shape="id144" draw:start-glue-point="2" draw:end-shape="id145" draw:end-glue-point="1" svg:d="M54300 16428c0 2968-6300 4452-18900 4452" svg:viewBox="0 0 18901 4453">
          <text:p/>
        </draw:connector>
        <draw:connector draw:style-name="gr70" draw:text-style-name="P1" draw:layer="layout" draw:type="curve" svg:x1="31cm" svg:y1="24.561cm" svg:x2="5.65cm" svg:y2="26.2cm" draw:start-shape="id145" draw:start-glue-point="2" draw:end-shape="id146" draw:end-glue-point="0" svg:d="M31000 24561c0 1230-25350 411-25350 1639" svg:viewBox="0 0 25351 1640">
          <text:p/>
        </draw:connector>
        <draw:connector draw:style-name="gr70" draw:text-style-name="P1" draw:layer="layout" draw:type="curve" svg:x1="31cm" svg:y1="24.561cm" svg:x2="15.45cm" svg:y2="26.2cm" draw:start-shape="id145" draw:start-glue-point="2" draw:end-shape="id147" draw:end-glue-point="0" svg:d="M31000 24561c0 1230-15550 411-15550 1639" svg:viewBox="0 0 15551 1640">
          <text:p/>
        </draw:connector>
        <draw:connector draw:style-name="gr70" draw:text-style-name="P1" draw:layer="layout" draw:type="curve" svg:x1="31cm" svg:y1="24.561cm" svg:x2="25.45cm" svg:y2="26.283cm" draw:start-shape="id145" draw:start-glue-point="2" draw:end-shape="id148" draw:end-glue-point="0" svg:d="M31000 24561c0 1291-5550 431-5550 1722" svg:viewBox="0 0 5551 1723">
          <text:p/>
        </draw:connector>
        <draw:connector draw:style-name="gr70" draw:text-style-name="P1" draw:layer="layout" draw:type="curve" svg:x1="31cm" svg:y1="24.561cm" svg:x2="35.3cm" svg:y2="26.372cm" draw:start-shape="id145" draw:start-glue-point="2" draw:end-shape="id149" draw:end-glue-point="0" svg:d="M31000 24561c0 1359 4300 454 4300 1811" svg:viewBox="0 0 4301 1812">
          <text:p/>
        </draw:connector>
        <draw:connector draw:style-name="gr70" draw:text-style-name="P1" draw:layer="layout" draw:type="curve" svg:x1="31cm" svg:y1="24.561cm" svg:x2="45.05cm" svg:y2="26.372cm" draw:start-shape="id145" draw:start-glue-point="2" draw:end-shape="id150" svg:d="M31000 24561c0 1359 14050 454 14050 1811" svg:viewBox="0 0 14051 1812">
          <text:p/>
        </draw:connector>
        <draw:connector draw:style-name="gr70" draw:text-style-name="P1" draw:layer="layout" draw:type="curve" svg:x1="31cm" svg:y1="24.561cm" svg:x2="54.1cm" svg:y2="26.372cm" draw:start-shape="id145" draw:start-glue-point="2" draw:end-shape="id151" draw:end-glue-point="0" svg:d="M31000 24561c0 1359 23100 454 23100 1811" svg:viewBox="0 0 23101 1812">
          <text:p/>
        </draw:connector>
        <draw:line draw:style-name="gr87" draw:text-style-name="P1" xml:id="id152" draw:id="id152" draw:layer="layout" svg:x1="8.4cm" svg:y1="33.4cm" svg:x2="51.35cm" svg:y2="33.4cm">
          <text:p/>
        </draw:line>
        <draw:connector draw:style-name="gr87" draw:text-style-name="P1" draw:layer="layout" draw:type="line" svg:x1="5.65cm" svg:y1="32.139cm" svg:x2="8.4cm" svg:y2="33.4cm" draw:start-shape="id146" draw:start-glue-point="2" draw:end-shape="id152" draw:end-glue-point="3" svg:d="M5650 32139l2750 1261" svg:viewBox="0 0 2751 1262">
          <text:p/>
        </draw:connector>
        <draw:connector draw:style-name="gr87" draw:text-style-name="P1" draw:layer="layout" draw:type="line" svg:x1="54.1cm" svg:y1="31.6cm" svg:x2="51.35cm" svg:y2="33.4cm" draw:start-shape="id151" draw:start-glue-point="2" draw:end-shape="id152" draw:end-glue-point="1" svg:d="M54100 31600l-2750 1800" svg:viewBox="0 0 2751 1801">
          <text:p/>
        </draw:connector>
        <draw:connector draw:style-name="gr87" draw:text-style-name="P1" draw:layer="layout" draw:type="line" svg:x1="15.45cm" svg:y1="30.006cm" svg:x2="29.875cm" svg:y2="33.4cm" draw:start-shape="id147" draw:start-glue-point="2" draw:end-shape="id152" draw:end-glue-point="0" svg:d="M15450 30006l14425 3394" svg:viewBox="0 0 14426 3395">
          <text:p/>
        </draw:connector>
        <draw:connector draw:style-name="gr87" draw:text-style-name="P1" draw:layer="layout" draw:type="line" svg:x1="25.45cm" svg:y1="30.8cm" svg:x2="29.875cm" svg:y2="33.4cm" draw:start-shape="id148" draw:start-glue-point="2" draw:end-shape="id152" draw:end-glue-point="0" svg:d="M25450 30800l4425 2600" svg:viewBox="0 0 4426 2601">
          <text:p/>
        </draw:connector>
        <draw:connector draw:style-name="gr87" draw:text-style-name="P1" draw:layer="layout" draw:type="line" svg:x1="35.3cm" svg:y1="31.6cm" svg:x2="29.875cm" svg:y2="33.4cm" draw:start-shape="id149" draw:start-glue-point="2" draw:end-shape="id152" draw:end-glue-point="0" svg:d="M35300 31600l-5425 1800" svg:viewBox="0 0 5426 1801">
          <text:p/>
        </draw:connector>
        <draw:connector draw:style-name="gr87" draw:text-style-name="P1" draw:layer="layout" draw:type="line" svg:x1="45.05cm" svg:y1="31.6cm" svg:x2="29.875cm" svg:y2="33.4cm" draw:start-shape="id150" draw:start-glue-point="2" draw:end-shape="id152" draw:end-glue-point="0" svg:d="M45050 31600l-15175 1800" svg:viewBox="0 0 15176 1801">
          <text:p/>
        </draw:connector>
        <draw:connector draw:style-name="gr5" draw:text-style-name="P1" draw:layer="layout" draw:type="curve" svg:x1="29.875cm" svg:y1="33.4cm" svg:x2="36.5cm" svg:y2="48.662cm" draw:start-shape="id152" draw:start-glue-point="0" draw:end-shape="id132" draw:end-glue-point="0" svg:d="M29875 33400c0 11446 6625 3816 6625 15262" svg:viewBox="0 0 6626 15263">
          <text:p/>
        </draw:connector>
        <presentation:notes draw:style-name="dp2">
          <draw:page-thumbnail draw:style-name="gr26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5f_">
        <draw:frame draw:style-name="gr88" draw:text-style-name="P17" xml:id="id153" draw:id="id153" draw:layer="layout" svg:width="11.5cm" svg:height="4.049cm" svg:x="1.6cm" svg:y="36.8cm">
          <draw:text-box>
            <text:p text:style-name="P17"><text:span text:style-name="T21">TransmissionCurve</text:span></text:p>
            <text:p text:style-name="P17">(object):</text:p>
            <text:p text:style-name="P18"/>
          </draw:text-box>
        </draw:frame>
        <draw:frame draw:style-name="gr89" draw:text-style-name="P18" xml:id="id154" draw:id="id154" draw:layer="layout" svg:width="11.5cm" svg:height="4.049cm" svg:x="1.5cm" svg:y="41.8cm">
          <draw:text-box>
            <text:p text:style-name="P18"><text:span text:style-name="T21">EmissionCurve</text:span></text:p>
            <text:p text:style-name="P18">(TransmissionCurve):</text:p>
            <text:p text:style-name="P18"/>
          </draw:text-box>
        </draw:frame>
        <draw:frame draw:style-name="gr88" draw:text-style-name="P18" xml:id="id163" draw:id="id163" draw:layer="layout" svg:width="11.6cm" svg:height="4.049cm" svg:x="1.4cm" svg:y="46.951cm">
          <draw:text-box>
            <text:p text:style-name="P18"><text:span text:style-name="T21">BlackbodyCurve</text:span></text:p>
            <text:p text:style-name="P18">(EmissionCurve):</text:p>
            <text:p text:style-name="P18"/>
          </draw:text-box>
        </draw:frame>
        <draw:frame draw:style-name="gr88" draw:text-style-name="P18" xml:id="id155" draw:id="id155" draw:layer="layout" svg:width="11.5cm" svg:height="4.049cm" svg:x="1.6cm" svg:y="31.2cm">
          <draw:text-box>
            <text:p text:style-name="P18"><text:span text:style-name="T21">UnityCurve</text:span></text:p>
            <text:p text:style-name="P18">(TransmissionCurve):</text:p>
          </draw:text-box>
        </draw:frame>
        <draw:connector draw:style-name="gr70" draw:text-style-name="P19" draw:layer="layout" draw:type="curve" svg:x1="7.35cm" svg:y1="40.849cm" svg:x2="7.25cm" svg:y2="41.8cm" draw:start-shape="id153" draw:start-glue-point="2" draw:end-shape="id154" draw:end-glue-point="0" svg:d="M7350 40849c0 714-100 239-100 951" svg:viewBox="0 0 101 952">
          <text:p/>
        </draw:connector>
        <draw:connector draw:style-name="gr70" draw:text-style-name="P19" draw:layer="layout" draw:type="curve" svg:x1="7.35cm" svg:y1="36.8cm" svg:x2="7.35cm" svg:y2="35.249cm" draw:start-shape="id153" draw:start-glue-point="0" draw:end-shape="id155" draw:end-glue-point="2" svg:d="M7350 36800v-1551" svg:viewBox="0 0 1 1552">
          <text:p/>
        </draw:connector>
        <draw:frame draw:style-name="gr90" draw:text-style-name="P17" xml:id="id164" draw:id="id164" draw:layer="layout" svg:width="6.8cm" svg:height="4.072cm" svg:x="26.6cm" svg:y="2.328cm">
          <draw:text-box>
            <text:p text:style-name="P17"><text:span text:style-name="T22">PSF</text:span></text:p>
            <text:p text:style-name="P17"><text:span text:style-name="T23">(object):</text:span></text:p>
          </draw:text-box>
        </draw:frame>
        <draw:frame draw:style-name="gr91" draw:text-style-name="P18" xml:id="id166" draw:id="id166" draw:layer="layout" svg:width="5.8cm" svg:height="4.049cm" svg:x="12.7cm" svg:y="9.383cm">
          <draw:text-box>
            <text:p text:style-name="P18"><text:span text:style-name="T21">AiryPSF</text:span></text:p>
            <text:p text:style-name="P18">(PSF):</text:p>
            <text:p text:style-name="P18"/>
          </draw:text-box>
        </draw:frame>
        <draw:frame draw:style-name="gr88" draw:text-style-name="P18" xml:id="id167" draw:id="id167" draw:layer="layout" svg:width="8.4cm" svg:height="4.049cm" svg:x="18.8cm" svg:y="9.31cm">
          <draw:text-box>
            <text:p text:style-name="P18"><text:span text:style-name="T21">CombinedPSF</text:span></text:p>
            <text:p text:style-name="P18">(PSF):</text:p>
            <text:p text:style-name="P18"/>
          </draw:text-box>
        </draw:frame>
        <draw:frame draw:style-name="gr92" draw:text-style-name="P18" xml:id="id168" draw:id="id168" draw:layer="layout" svg:width="6.6cm" svg:height="4.049cm" svg:x="27.6cm" svg:y="9.283cm">
          <draw:text-box>
            <text:p text:style-name="P18"><text:span text:style-name="T21">DeltaPSF</text:span></text:p>
            <text:p text:style-name="P18">(PSF):</text:p>
            <text:p text:style-name="P18"/>
          </draw:text-box>
        </draw:frame>
        <draw:frame draw:style-name="gr88" draw:text-style-name="P18" xml:id="id169" draw:id="id169" draw:layer="layout" svg:width="8cm" svg:height="4.049cm" svg:x="34.5cm" svg:y="9.283cm">
          <draw:text-box>
            <text:p text:style-name="P18"><text:span text:style-name="T21">GaussianPSF</text:span></text:p>
            <text:p text:style-name="P18">(PSF):</text:p>
            <text:p text:style-name="P18"/>
          </draw:text-box>
        </draw:frame>
        <draw:frame draw:style-name="gr93" draw:text-style-name="P18" xml:id="id170" draw:id="id170" draw:layer="layout" svg:width="7cm" svg:height="4.049cm" svg:x="43cm" svg:y="9.2cm">
          <draw:text-box>
            <text:p text:style-name="P18"><text:span text:style-name="T21">MoffatPSF</text:span></text:p>
            <text:p text:style-name="P18">(PSF):</text:p>
            <text:p text:style-name="P18"/>
          </draw:text-box>
        </draw:frame>
        <draw:frame draw:style-name="gr94" draw:text-style-name="P18" xml:id="id171" draw:id="id171" draw:layer="layout" svg:width="7cm" svg:height="4.049cm" svg:x="50.4cm" svg:y="9.2cm">
          <draw:text-box>
            <text:p text:style-name="P18"><text:span text:style-name="T21">UserPSF</text:span></text:p>
            <text:p text:style-name="P18">(PSF):</text:p>
            <text:p text:style-name="P18"/>
          </draw:text-box>
        </draw:frame>
        <draw:frame draw:style-name="gr89" draw:text-style-name="P17" xml:id="id172" draw:id="id172" draw:layer="layout" svg:width="8.8cm" svg:height="4.049cm" svg:x="26.6cm" svg:y="15cm">
          <draw:text-box>
            <text:p text:style-name="P17"><text:span text:style-name="T22">PSFCube</text:span></text:p>
            <text:p text:style-name="P17"><text:span text:style-name="T23">(object):</text:span></text:p>
            <text:p text:style-name="P17"><text:span text:style-name="T23"/></text:p>
          </draw:text-box>
        </draw:frame>
        <draw:frame draw:style-name="gr93" draw:text-style-name="P18" xml:id="id173" draw:id="id173" draw:layer="layout" svg:width="8.1cm" svg:height="4.049cm" svg:x="1.3cm" svg:y="21.1cm">
          <draw:text-box>
            <text:p text:style-name="P18"><text:span text:style-name="T21">AiryPSFCube</text:span>(PSFCube):</text:p>
            <text:p text:style-name="P18"/>
          </draw:text-box>
        </draw:frame>
        <draw:frame draw:style-name="gr95" draw:text-style-name="P18" xml:id="id174" draw:id="id174" draw:layer="layout" svg:width="11.2cm" svg:height="4.1cm" svg:x="9.8cm" svg:y="21.1cm">
          <draw:text-box>
            <text:p text:style-name="P18"><text:span text:style-name="T21">CombinedPSFCube</text:span></text:p>
            <text:p text:style-name="P18">(PSF):</text:p>
          </draw:text-box>
        </draw:frame>
        <draw:frame draw:style-name="gr96" draw:text-style-name="P18" xml:id="id175" draw:id="id175" draw:layer="layout" svg:width="8.3cm" svg:height="4.049cm" svg:x="21.3cm" svg:y="21.183cm">
          <draw:text-box>
            <text:p text:style-name="P18"><text:span text:style-name="T21">DeltaPSFCube</text:span></text:p>
            <text:p text:style-name="P18">(PSF):</text:p>
            <text:p text:style-name="P18"/>
          </draw:text-box>
        </draw:frame>
        <draw:frame draw:style-name="gr97" draw:text-style-name="P18" xml:id="id176" draw:id="id176" draw:layer="layout" svg:width="10.7cm" svg:height="4.049cm" svg:x="29.8cm" svg:y="21.272cm">
          <draw:text-box>
            <text:p text:style-name="P18"><text:span text:style-name="T21">GaussianPSFCube</text:span></text:p>
            <text:p text:style-name="P18">(PSF):</text:p>
            <text:p text:style-name="P18"/>
          </draw:text-box>
        </draw:frame>
        <draw:frame draw:style-name="gr97" draw:text-style-name="P18" xml:id="id177" draw:id="id177" draw:layer="layout" svg:width="9cm" svg:height="4.049cm" svg:x="40.8cm" svg:y="21.272cm">
          <draw:text-box>
            <text:p text:style-name="P18"><text:span text:style-name="T21">MoffatPSFCube</text:span></text:p>
            <text:p text:style-name="P18">(PSF):</text:p>
            <text:p text:style-name="P18"/>
          </draw:text-box>
        </draw:frame>
        <draw:frame draw:style-name="gr98" draw:text-style-name="P18" xml:id="id178" draw:id="id178" draw:layer="layout" svg:width="8.2cm" svg:height="4.049cm" svg:x="50.1cm" svg:y="21.272cm">
          <draw:text-box>
            <text:p text:style-name="P18"><text:span text:style-name="T21">UserPSFCube</text:span></text:p>
            <text:p text:style-name="P18">(PSF):</text:p>
            <text:p text:style-name="P18"/>
          </draw:text-box>
        </draw:frame>
        <draw:frame draw:style-name="gr99" draw:text-style-name="P18" xml:id="id165" draw:id="id165" draw:layer="layout" svg:width="11cm" svg:height="4.049cm" svg:x="1.5cm" svg:y="9.3cm">
          <draw:text-box>
            <text:p text:style-name="P18"><text:span text:style-name="T21">AiryDiskDiff2DPSF</text:span></text:p>
            <text:p text:style-name="P18">(PSF):</text:p>
            <text:p text:style-name="P18"/>
          </draw:text-box>
        </draw:frame>
        <draw:frame draw:style-name="gr100" draw:text-style-name="P20" xml:id="id157" draw:id="id157" draw:layer="layout" svg:width="11.1cm" svg:height="7.394cm" svg:x="46.3cm" svg:y="57.7cm">
          <draw:text-box>
            <text:p text:style-name="P20"><text:span text:style-name="T24">LightObject</text:span></text:p>
            <text:p text:style-name="P20"><text:span text:style-name="T25">(Source):</text:span></text:p>
            <text:p text:style-name="P20"><text:span text:style-name="T26">___________________</text:span></text:p>
            <text:p text:style-name="P20"><text:span text:style-name="T26">…</text:span></text:p>
            <text:p text:style-name="P20"><text:span text:style-name="T26">.cmds </text:span><text:span text:style-name="T26"><text:tab/></text:span><text:span text:style-name="T26"><text:tab/></text:span><text:span text:style-name="T26">– UserCommands</text:span></text:p>
            <text:p text:style-name="P20"><text:span text:style-name="T26">.source </text:span><text:span text:style-name="T26"><text:tab/></text:span><text:span text:style-name="T26">– Source</text:span></text:p>
          </draw:text-box>
        </draw:frame>
        <draw:frame draw:style-name="gr101" draw:text-style-name="P12" xml:id="id159" draw:id="id159" draw:layer="layout" svg:width="14cm" svg:height="11.046cm" svg:x="28.7cm" svg:y="36.554cm">
          <draw:text-box>
            <text:p text:style-name="P12"><text:span text:style-name="T24">OpticalTrain</text:span></text:p>
            <text:p text:style-name="P12"><text:span text:style-name="T25">(object):</text:span></text:p>
            <text:p text:style-name="P12"><text:span text:style-name="T16">____________________________________</text:span></text:p>
            <text:p text:style-name="P12"><text:span text:style-name="T26">.cmds </text:span><text:span text:style-name="T26"><text:tab/></text:span><text:span text:style-name="T26"><text:tab/></text:span><text:span text:style-name="T26">– UserCommands</text:span></text:p>
            <text:p text:style-name="P12"><text:span text:style-name="T26">.tc_list </text:span><text:span text:style-name="T26"><text:tab/></text:span><text:span text:style-name="T26">– list(TransmissionCurve)</text:span></text:p>
            <text:p text:style-name="P12"><text:span text:style-name="T26">.ec_list </text:span><text:span text:style-name="T26"><text:tab/></text:span><text:span text:style-name="T26">– list(EmissionCurve)</text:span></text:p>
            <text:p text:style-name="P12"><text:span text:style-name="T26">.psf_list </text:span><text:span text:style-name="T26"><text:tab/></text:span><text:span text:style-name="T26">– list(PSFCube)</text:span></text:p>
            <text:p text:style-name="P12"><text:span text:style-name="T26">.pe_list </text:span><text:span text:style-name="T26"><text:tab/></text:span><text:span text:style-name="T26">– list(PlaneEffect)</text:span></text:p>
            <text:p text:style-name="P12"><text:span text:style-name="T26">.detector </text:span><text:span text:style-name="T26"><text:tab/></text:span><text:span text:style-name="T26">– Detector</text:span></text:p>
            <text:p text:style-name="P12"><text:span text:style-name="T26">.array</text:span><text:span text:style-name="T26"><text:tab/></text:span><text:span text:style-name="T26"><text:tab/></text:span><text:span text:style-name="T26">– 2D array</text:span></text:p>
            <text:p text:style-name="P12"><text:span text:style-name="T26"/></text:p>
          </draw:text-box>
        </draw:frame>
        <draw:frame draw:style-name="gr102" draw:text-style-name="P21" xml:id="id160" draw:id="id160" draw:layer="layout" svg:width="13.4cm" svg:height="8.196cm" svg:x="15.5cm" svg:y="57.204cm">
          <draw:text-box>
            <text:p text:style-name="P12"><text:span text:style-name="T24">SimulationRun</text:span></text:p>
            <text:p text:style-name="P12"><text:span text:style-name="T25">(object):</text:span></text:p>
            <text:p text:style-name="P12"><text:span text:style-name="T26">___________________________</text:span></text:p>
            <text:p text:style-name="P12"><text:span text:style-name="T26">.cmds </text:span><text:span text:style-name="T26"><text:tab/></text:span><text:span text:style-name="T26"><text:tab/></text:span><text:span text:style-name="T26"><text:tab/></text:span><text:span text:style-name="T26">– UserCommands</text:span></text:p>
            <text:p text:style-name="P12"><text:span text:style-name="T26">.optical_train – OpticalTrain</text:span></text:p>
            <text:p text:style-name="P12"><text:span text:style-name="T26">.light_object </text:span><text:span text:style-name="T26"><text:tab/></text:span><text:span text:style-name="T26">– LightObject</text:span></text:p>
            <text:p text:style-name="P12"><text:span text:style-name="T26">.array </text:span><text:span text:style-name="T26"><text:tab/></text:span><text:span text:style-name="T26"><text:tab/></text:span><text:span text:style-name="T26"><text:tab/></text:span><text:span text:style-name="T26">– 2D array</text:span></text:p>
            <text:p text:style-name="P12"><text:span text:style-name="T16"/></text:p>
          </draw:text-box>
        </draw:frame>
        <draw:frame draw:style-name="gr103" draw:text-style-name="P18" xml:id="id162" draw:id="id162" draw:layer="layout" svg:width="8.3cm" svg:height="4.049cm" svg:x="49.4cm" svg:y="30.4cm">
          <draw:text-box>
            <text:p text:style-name="P18"><text:span text:style-name="T21">Detector</text:span></text:p>
            <text:p text:style-name="P18">(object):</text:p>
            <text:p text:style-name="P18"/>
          </draw:text-box>
        </draw:frame>
        <draw:frame draw:style-name="gr104" draw:text-style-name="P18" xml:id="id156" draw:id="id156" draw:layer="layout" svg:width="8.3cm" svg:height="4.049cm" svg:x="48.8cm" svg:y="50.251cm">
          <draw:text-box>
            <text:p text:style-name="P18"><text:span text:style-name="T21">Source</text:span></text:p>
            <text:p text:style-name="P18">(object):</text:p>
            <text:p text:style-name="P18"/>
          </draw:text-box>
        </draw:frame>
        <draw:frame draw:style-name="gr105" draw:text-style-name="P18" xml:id="id158" draw:id="id158" draw:layer="layout" svg:width="8.3cm" svg:height="4.049cm" svg:x="49.4cm" svg:y="35.872cm">
          <draw:text-box>
            <text:p text:style-name="P18"><text:span text:style-name="T21">PlaneEffect</text:span></text:p>
            <text:p text:style-name="P18">(object):</text:p>
            <text:p text:style-name="P18"/>
          </draw:text-box>
        </draw:frame>
        <draw:frame draw:style-name="gr106" draw:text-style-name="P22" xml:id="id161" draw:id="id161" draw:layer="layout" svg:width="12.4cm" svg:height="3.709cm" svg:x="31.6cm" svg:y="52.891cm">
          <draw:text-box>
            <text:p text:style-name="P22"><text:span text:style-name="T27">UserCommands</text:span></text:p>
            <text:p text:style-name="P22"><text:span text:style-name="T28">(object):</text:span></text:p>
            <text:p text:style-name="P22"><text:span text:style-name="T29"/></text:p>
          </draw:text-box>
        </draw:frame>
        <draw:connector draw:style-name="gr5" draw:text-style-name="P1" draw:layer="layout" draw:type="curve" svg:x1="52.95cm" svg:y1="54.3cm" svg:x2="51.85cm" svg:y2="57.7cm" draw:start-shape="id156" draw:start-glue-point="2" draw:end-shape="id157" draw:end-glue-point="0" svg:d="M52950 54300c0 2550-1100 850-1100 3400" svg:viewBox="0 0 1101 3401">
          <text:p/>
        </draw:connector>
        <draw:connector draw:style-name="gr5" draw:text-style-name="P1" draw:layer="layout" draw:type="curve" svg:x1="49.4cm" svg:y1="37.896cm" svg:x2="42.7cm" svg:y2="42.077cm" draw:start-shape="id158" draw:start-glue-point="3" draw:end-shape="id159" draw:end-glue-point="1" svg:d="M49400 37896c-5025 0-1675 4181-6700 4181" svg:viewBox="0 0 6701 4182">
          <text:p/>
        </draw:connector>
        <draw:connector draw:style-name="gr5" draw:text-style-name="P1" draw:layer="layout" draw:type="curve" svg:x1="46.3cm" svg:y1="61.397cm" svg:x2="28.9cm" svg:y2="61.302cm" draw:start-shape="id157" draw:start-glue-point="3" draw:end-shape="id160" svg:d="M46300 61397c-13050 0-4350-95-17400-95" svg:viewBox="0 0 17401 96">
          <text:p/>
        </draw:connector>
        <draw:connector draw:style-name="gr5" draw:text-style-name="P1" draw:layer="layout" draw:type="curve" svg:x1="31.6cm" svg:y1="54.745cm" svg:x2="28.9cm" svg:y2="61.302cm" draw:start-shape="id161" draw:start-glue-point="3" draw:end-shape="id160" draw:end-glue-point="1" svg:d="M31600 54745c-2025 0-675 6557-2700 6557" svg:viewBox="0 0 2701 6558">
          <text:p/>
        </draw:connector>
        <draw:connector draw:style-name="gr5" draw:text-style-name="P1" draw:layer="layout" draw:type="curve" draw:line-skew="-2.309cm" svg:x1="35.7cm" svg:y1="47.6cm" svg:x2="22.2cm" svg:y2="57.204cm" draw:start-shape="id159" draw:start-glue-point="2" draw:end-shape="id160" draw:end-glue-point="0" svg:d="M35700 47600c0 3739-13500-1062-13500 9604" svg:viewBox="0 0 13501 9605">
          <text:p/>
        </draw:connector>
        <draw:connector draw:style-name="gr5" draw:text-style-name="P1" draw:layer="layout" draw:type="curve" svg:x1="37.8cm" svg:y1="52.891cm" svg:x2="35.7cm" svg:y2="47.6cm" draw:start-shape="id161" draw:start-glue-point="0" draw:end-shape="id159" draw:end-glue-point="2" svg:d="M37800 52891c0-3967-2100-1322-2100-5291" svg:viewBox="0 0 2101 5292">
          <text:p/>
        </draw:connector>
        <draw:connector draw:style-name="gr5" draw:text-style-name="P1" draw:layer="layout" draw:type="curve" svg:x1="49.4cm" svg:y1="32.424cm" svg:x2="42.7cm" svg:y2="42.077cm" draw:start-shape="id162" draw:end-shape="id159" draw:end-glue-point="1" svg:d="M49400 32424c-5025 0-1675 9653-6700 9653" svg:viewBox="0 0 6701 9654">
          <text:p/>
        </draw:connector>
        <draw:connector draw:style-name="gr5" draw:text-style-name="P1" draw:layer="layout" draw:type="curve" svg:x1="13cm" svg:y1="43.824cm" svg:x2="28.7cm" svg:y2="42.077cm" draw:start-shape="id154" draw:start-glue-point="1" draw:end-shape="id159" draw:end-glue-point="3" svg:d="M13000 43824c11775 0 3925-1747 15700-1747" svg:viewBox="0 0 15701 1748">
          <text:p/>
        </draw:connector>
        <draw:connector draw:style-name="gr5" draw:text-style-name="P1" draw:layer="layout" draw:type="curve" svg:x1="13.1cm" svg:y1="33.224cm" svg:x2="28.7cm" svg:y2="42.077cm" draw:start-shape="id155" draw:start-glue-point="1" draw:end-shape="id159" draw:end-glue-point="3" svg:d="M13100 33224c11700 0 3900 8853 15600 8853" svg:viewBox="0 0 15601 8854">
          <text:p/>
        </draw:connector>
        <draw:connector draw:style-name="gr5" draw:text-style-name="P1" draw:layer="layout" draw:type="curve" svg:x1="13cm" svg:y1="48.975cm" svg:x2="28.7cm" svg:y2="42.077cm" draw:start-shape="id163" draw:start-glue-point="1" draw:end-shape="id159" draw:end-glue-point="3" svg:d="M13000 48975c11775 0 3925-6898 15700-6898" svg:viewBox="0 0 15701 6899">
          <text:p/>
        </draw:connector>
        <draw:connector draw:style-name="gr5" draw:text-style-name="P1" draw:layer="layout" draw:type="curve" svg:x1="44cm" svg:y1="54.745cm" svg:x2="46.3cm" svg:y2="61.397cm" draw:start-shape="id161" draw:start-glue-point="1" draw:end-shape="id157" draw:end-glue-point="3" svg:d="M44000 54745c1725 0 575 6652 2300 6652" svg:viewBox="0 0 2301 6653">
          <text:p/>
        </draw:connector>
        <draw:frame draw:style-name="gr107" draw:text-style-name="P23" draw:layer="layout" svg:width="23.4cm" svg:height="5.927cm" svg:x="1cm" svg:y="1.099cm">
          <draw:text-box>
            <text:p text:style-name="P23"><text:span text:style-name="T11">SimCADO Class Variables and Methods</text:span></text:p>
          </draw:text-box>
        </draw:frame>
        <draw:connector draw:style-name="gr70" draw:text-style-name="P19" draw:layer="layout" draw:type="curve" svg:x1="7.25cm" svg:y1="45.849cm" svg:x2="7.2cm" svg:y2="46.951cm" draw:start-shape="id154" draw:start-glue-point="2" draw:end-shape="id163" draw:end-glue-point="0" svg:d="M7250 45849c0 826-50 276-50 1102" svg:viewBox="0 0 51 1103">
          <text:p/>
        </draw:connector>
        <draw:connector draw:style-name="gr70" draw:text-style-name="P19" draw:layer="layout" draw:type="curve" svg:x1="30cm" svg:y1="6.4cm" svg:x2="7cm" svg:y2="9.3cm" draw:start-shape="id164" draw:start-glue-point="2" draw:end-shape="id165" draw:end-glue-point="0" svg:d="M30000 6400c0 2175-23000 725-23000 2900" svg:viewBox="0 0 23001 2901">
          <text:p/>
        </draw:connector>
        <draw:connector draw:style-name="gr70" draw:text-style-name="P19" draw:layer="layout" draw:type="curve" svg:x1="30cm" svg:y1="6.4cm" svg:x2="15.6cm" svg:y2="9.383cm" draw:start-shape="id164" draw:start-glue-point="2" draw:end-shape="id166" draw:end-glue-point="0" svg:d="M30000 6400c0 2238-14400 747-14400 2983" svg:viewBox="0 0 14401 2984">
          <text:p/>
        </draw:connector>
        <draw:connector draw:style-name="gr70" draw:text-style-name="P19" draw:layer="layout" draw:type="curve" svg:x1="30cm" svg:y1="6.4cm" svg:x2="23cm" svg:y2="9.31cm" draw:start-shape="id164" draw:start-glue-point="2" draw:end-shape="id167" svg:d="M30000 6400c0 2182-7000 728-7000 2910" svg:viewBox="0 0 7001 2911">
          <text:p/>
        </draw:connector>
        <draw:connector draw:style-name="gr70" draw:text-style-name="P19" draw:layer="layout" draw:type="curve" svg:x1="30cm" svg:y1="6.4cm" svg:x2="30.9cm" svg:y2="9.283cm" draw:start-shape="id164" draw:start-glue-point="2" draw:end-shape="id168" svg:d="M30000 6400c0 2163 900 722 900 2883" svg:viewBox="0 0 901 2884">
          <text:p/>
        </draw:connector>
        <draw:connector draw:style-name="gr70" draw:text-style-name="P19" draw:layer="layout" draw:type="curve" svg:x1="30cm" svg:y1="6.4cm" svg:x2="38.5cm" svg:y2="9.283cm" draw:start-shape="id164" draw:start-glue-point="2" draw:end-shape="id169" draw:end-glue-point="0" svg:d="M30000 6400c0 2163 8500 722 8500 2883" svg:viewBox="0 0 8501 2884">
          <text:p/>
        </draw:connector>
        <draw:connector draw:style-name="gr70" draw:text-style-name="P19" draw:layer="layout" draw:type="curve" svg:x1="30cm" svg:y1="6.4cm" svg:x2="46.5cm" svg:y2="9.2cm" draw:start-shape="id164" draw:start-glue-point="2" draw:end-shape="id170" svg:d="M30000 6400c0 2100 16500 700 16500 2800" svg:viewBox="0 0 16501 2801">
          <text:p/>
        </draw:connector>
        <draw:connector draw:style-name="gr70" draw:text-style-name="P19" draw:layer="layout" draw:type="curve" svg:x1="30cm" svg:y1="6.4cm" svg:x2="53.9cm" svg:y2="9.2cm" draw:start-shape="id164" draw:start-glue-point="2" draw:end-shape="id171" draw:end-glue-point="0" svg:d="M30000 6400c0 2100 23900 700 23900 2800" svg:viewBox="0 0 23901 2801">
          <text:p/>
        </draw:connector>
        <draw:connector draw:style-name="gr70" draw:text-style-name="P19" draw:layer="layout" draw:type="curve" svg:x1="7cm" svg:y1="13.349cm" svg:x2="26.6cm" svg:y2="17.024cm" draw:start-shape="id165" draw:start-glue-point="2" draw:end-shape="id172" draw:end-glue-point="3" svg:d="M7000 13349c0 2450 6533 3675 19600 3675" svg:viewBox="0 0 19601 3676">
          <text:p/>
        </draw:connector>
        <draw:connector draw:style-name="gr70" draw:text-style-name="P19" draw:layer="layout" draw:type="curve" svg:x1="15.6cm" svg:y1="13.432cm" svg:x2="26.6cm" svg:y2="17.024cm" draw:start-shape="id166" draw:start-glue-point="2" draw:end-shape="id172" draw:end-glue-point="3" svg:d="M15600 13432c0 2395 3666 3592 11000 3592" svg:viewBox="0 0 11001 3593">
          <text:p/>
        </draw:connector>
        <draw:connector draw:style-name="gr70" draw:text-style-name="P19" draw:layer="layout" draw:type="curve" svg:x1="23cm" svg:y1="13.359cm" svg:x2="26.6cm" svg:y2="17.024cm" draw:start-shape="id167" draw:start-glue-point="2" draw:end-shape="id172" draw:end-glue-point="3" svg:d="M23000 13359c0 2444 1200 3665 3600 3665" svg:viewBox="0 0 3601 3666">
          <text:p/>
        </draw:connector>
        <draw:connector draw:style-name="gr70" draw:text-style-name="P19" draw:layer="layout" draw:type="curve" svg:x1="38.5cm" svg:y1="13.332cm" svg:x2="35.4cm" svg:y2="17.024cm" draw:start-shape="id169" draw:start-glue-point="2" draw:end-shape="id172" draw:end-glue-point="1" svg:d="M38500 13332c0 2462-1033 3692-3100 3692" svg:viewBox="0 0 3101 3693">
          <text:p/>
        </draw:connector>
        <draw:connector draw:style-name="gr70" draw:text-style-name="P19" draw:layer="layout" draw:type="curve" svg:x1="46.5cm" svg:y1="13.249cm" svg:x2="35.4cm" svg:y2="17.024cm" draw:start-shape="id170" draw:start-glue-point="2" draw:end-shape="id172" draw:end-glue-point="1" svg:d="M46500 13249c0 2517-3700 3775-11100 3775" svg:viewBox="0 0 11101 3776">
          <text:p/>
        </draw:connector>
        <draw:connector draw:style-name="gr70" draw:text-style-name="P19" draw:layer="layout" draw:type="curve" svg:x1="53.9cm" svg:y1="13.249cm" svg:x2="35.4cm" svg:y2="17.024cm" draw:start-shape="id171" draw:start-glue-point="2" draw:end-shape="id172" draw:end-glue-point="1" svg:d="M53900 13249c0 2517-6166 3775-18500 3775" svg:viewBox="0 0 18501 3776">
          <text:p/>
        </draw:connector>
        <draw:connector draw:style-name="gr70" draw:text-style-name="P19" draw:layer="layout" draw:type="curve" svg:x1="31cm" svg:y1="19.049cm" svg:x2="5.35cm" svg:y2="21.1cm" draw:start-shape="id172" draw:start-glue-point="2" draw:end-shape="id173" draw:end-glue-point="0" svg:d="M31000 19049c0 1539-25650 514-25650 2051" svg:viewBox="0 0 25651 2052">
          <text:p/>
        </draw:connector>
        <draw:connector draw:style-name="gr70" draw:text-style-name="P19" draw:layer="layout" draw:type="curve" svg:x1="31cm" svg:y1="19.049cm" svg:x2="15.4cm" svg:y2="21.1cm" draw:start-shape="id172" draw:start-glue-point="2" draw:end-shape="id174" draw:end-glue-point="0" svg:d="M31000 19049c0 1539-15600 514-15600 2051" svg:viewBox="0 0 15601 2052">
          <text:p/>
        </draw:connector>
        <draw:connector draw:style-name="gr70" draw:text-style-name="P19" draw:layer="layout" draw:type="curve" svg:x1="31cm" svg:y1="19.049cm" svg:x2="25.45cm" svg:y2="21.183cm" draw:start-shape="id172" draw:start-glue-point="2" draw:end-shape="id175" draw:end-glue-point="0" svg:d="M31000 19049c0 1600-5550 534-5550 2134" svg:viewBox="0 0 5551 2135">
          <text:p/>
        </draw:connector>
        <draw:connector draw:style-name="gr70" draw:text-style-name="P19" draw:layer="layout" draw:type="curve" svg:x1="31cm" svg:y1="19.049cm" svg:x2="35.15cm" svg:y2="21.272cm" draw:start-shape="id172" draw:start-glue-point="2" draw:end-shape="id176" draw:end-glue-point="0" svg:d="M31000 19049c0 1668 4150 557 4150 2223" svg:viewBox="0 0 4151 2224">
          <text:p/>
        </draw:connector>
        <draw:connector draw:style-name="gr70" draw:text-style-name="P19" draw:layer="layout" draw:type="curve" svg:x1="31cm" svg:y1="19.049cm" svg:x2="45.3cm" svg:y2="21.272cm" draw:start-shape="id172" draw:start-glue-point="2" draw:end-shape="id177" svg:d="M31000 19049c0 1668 14300 557 14300 2223" svg:viewBox="0 0 14301 2224">
          <text:p/>
        </draw:connector>
        <draw:connector draw:style-name="gr70" draw:text-style-name="P19" draw:layer="layout" draw:type="curve" svg:x1="31cm" svg:y1="19.049cm" svg:x2="54.2cm" svg:y2="21.272cm" draw:start-shape="id172" draw:start-glue-point="2" draw:end-shape="id178" draw:end-glue-point="0" svg:d="M31000 19049c0 1668 23200 557 23200 2223" svg:viewBox="0 0 23201 2224">
          <text:p/>
        </draw:connector>
        <draw:line draw:style-name="gr87" draw:text-style-name="P19" xml:id="id179" draw:id="id179" draw:layer="layout" svg:x1="5.35cm" svg:y1="27.7cm" svg:x2="54.2cm" svg:y2="27.7cm">
          <text:p/>
        </draw:line>
        <draw:connector draw:style-name="gr87" draw:text-style-name="P19" draw:layer="layout" draw:type="line" svg:x1="5.35cm" svg:y1="25.149cm" svg:x2="5.35cm" svg:y2="27.7cm" draw:start-shape="id173" draw:start-glue-point="2" draw:end-shape="id179" draw:end-glue-point="3" svg:d="M5350 25149v2551" svg:viewBox="0 0 1 2552">
          <text:p/>
        </draw:connector>
        <draw:connector draw:style-name="gr87" draw:text-style-name="P19" draw:layer="layout" draw:type="line" svg:x1="54.2cm" svg:y1="25.321cm" svg:x2="54.2cm" svg:y2="27.7cm" draw:start-shape="id178" draw:start-glue-point="2" draw:end-shape="id179" draw:end-glue-point="1" svg:d="M54200 25321v2379" svg:viewBox="0 0 1 2380">
          <text:p/>
        </draw:connector>
        <draw:connector draw:style-name="gr87" draw:text-style-name="P19" draw:layer="layout" draw:type="line" svg:x1="15.4cm" svg:y1="25.2cm" svg:x2="29.775cm" svg:y2="27.7cm" draw:start-shape="id174" draw:start-glue-point="2" draw:end-shape="id179" draw:end-glue-point="0" svg:d="M15400 25200l14375 2500" svg:viewBox="0 0 14376 2501">
          <text:p/>
        </draw:connector>
        <draw:connector draw:style-name="gr87" draw:text-style-name="P19" draw:layer="layout" draw:type="line" svg:x1="25.45cm" svg:y1="25.232cm" svg:x2="29.775cm" svg:y2="27.7cm" draw:start-shape="id175" draw:start-glue-point="2" draw:end-shape="id179" draw:end-glue-point="0" svg:d="M25450 25232l4325 2468" svg:viewBox="0 0 4326 2469">
          <text:p/>
        </draw:connector>
        <draw:connector draw:style-name="gr87" draw:text-style-name="P19" draw:layer="layout" draw:type="line" svg:x1="35.15cm" svg:y1="25.321cm" svg:x2="29.775cm" svg:y2="27.7cm" draw:start-shape="id176" draw:start-glue-point="2" draw:end-shape="id179" draw:end-glue-point="0" svg:d="M35150 25321l-5375 2379" svg:viewBox="0 0 5376 2380">
          <text:p/>
        </draw:connector>
        <draw:connector draw:style-name="gr87" draw:text-style-name="P19" draw:layer="layout" draw:type="line" svg:x1="45.3cm" svg:y1="25.321cm" svg:x2="29.775cm" svg:y2="27.7cm" draw:start-shape="id177" draw:start-glue-point="2" draw:end-shape="id179" draw:end-glue-point="0" svg:d="M45300 25321l-15525 2379" svg:viewBox="0 0 15526 2380">
          <text:p/>
        </draw:connector>
        <draw:connector draw:style-name="gr5" draw:text-style-name="P1" draw:layer="layout" draw:type="curve" svg:x1="29.775cm" svg:y1="27.7cm" svg:x2="35.7cm" svg:y2="36.554cm" draw:start-shape="id179" draw:start-glue-point="0" draw:end-shape="id159" draw:end-glue-point="0" svg:d="M29775 27700c0 6640 5925 2214 5925 8854" svg:viewBox="0 0 5926 8855">
          <text:p/>
        </draw:connector>
        <draw:g>
          <draw:custom-shape draw:style-name="gr108" draw:text-style-name="P24" draw:layer="layout" svg:width="9.6cm" svg:height="2.6cm" svg:x="1.7cm" svg:y="56cm">
            <text:p text:style-name="P24">Base Cla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25" draw:layer="layout" svg:width="9.6cm" svg:height="2.6cm" svg:x="1.7cm" svg:y="59.2cm">
            <text:p text:style-name="P25"><text:span text:style-name="T30">High level class</text:span></text:p>
            <text:p text:style-name="P25"><text:span text:style-name="T26"><text:s/></text:span><text:span text:style-name="T26">For the user interf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26" draw:layer="layout" svg:width="9.6cm" svg:height="2.8cm" svg:x="1.7cm" svg:y="62.4cm">
            <text:p text:style-name="P26">Parameter class </text:p>
            <text:p text:style-name="P26"><text:span text:style-name="T29">controls the simu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" draw:layer="layout" svg:width="10.7cm" svg:height="11.595cm" svg:x="1.2cm" svg:y="54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2" draw:text-style-name="P27" draw:layer="layout" svg:width="3.7cm" svg:height="1.195cm" svg:x="4.8cm" svg:y="54.405cm">
            <draw:text-box>
              <text:p text:style-name="P27"><text:span text:style-name="T30">Legend</text:span></text:p>
            </draw:text-box>
          </draw:frame>
        </draw:g>
        <presentation:notes draw:style-name="dp2">
          <draw:page-thumbnail draw:style-name="gr26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Standard" style:page-layout-name="PM1" draw:style-name="Mdp1">
      <draw:frame presentation:style-name="Standard-title" draw:layer="backgroundobjects" svg:width="51.658cm" svg:height="13.707cm" svg:x="3.87cm" svg:y="4.272cm" presentation:class="title" presentation:placeholder="true">
        <draw:text-box/>
      </draw:frame>
      <draw:frame presentation:style-name="Standard-outline1" draw:layer="backgroundobjects" svg:width="51.658cm" svg:height="47.614cm" svg:x="3.87cm" svg:y="20.211cm" presentation:class="outline" presentation:placeholder="true">
        <draw:text-box/>
      </draw:frame>
      <draw:frame presentation:style-name="Mpr1" draw:text-style-name="MP1" draw:layer="backgroundobjects" svg:width="13.372cm" svg:height="5.661cm" svg:x="3.8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5.661cm" svg:x="42.153cm" svg:y="75.79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51.659cm" svg:height="13.709cm" svg:x="3.87cm" svg:y="4.275cm" presentation:class="title" presentation:placeholder="true">
        <draw:text-box/>
      </draw:frame>
      <draw:frame presentation:style-name="Standard_5f_-outline1" draw:layer="backgroundobjects" svg:width="51.659cm" svg:height="47.617cm" svg:x="3.87cm" svg:y="20.211cm" presentation:class="outline" presentation:placeholder="true">
        <draw:text-box/>
      </draw:frame>
      <presentation:notes style:page-layout-name="PM0">
        <draw:page-thumbnail presentation:style-name="Standard_5f_-title" draw:layer="backgroundobjects" svg:width="7.865cm" svg:height="11.136cm" svg:x="6.567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9:20:31.176000000</meta:creation-date>
    <dc:date>2016-02-24T11:34:03.297000000</dc:date>
    <meta:editing-duration>P1DT1H45M6S</meta:editing-duration>
    <meta:editing-cycles>37</meta:editing-cycles>
    <meta:generator>LibreOffice/4.3.3.2$Windows_x86 LibreOffice_project/9bb7eadab57b6755b1265afa86e04bf45fbfc644</meta:generator>
    <meta:document-statistic meta:object-count="463"/>
  </office:meta>
</office:document-meta>
</file>